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78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1902in"/>
    </style:style>
    <style:style style:name="co7" style:family="table-column">
      <style:table-column-properties fo:break-before="auto" style:column-width="1.2563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1.3217in"/>
    </style:style>
    <style:style style:name="co10" style:family="table-column">
      <style:table-column-properties fo:break-before="auto" style:column-width="1.2453in"/>
    </style:style>
    <style:style style:name="co11" style:family="table-column">
      <style:table-column-properties fo:break-before="auto" style:column-width="1.1138in"/>
    </style:style>
    <style:style style:name="co12" style:family="table-column">
      <style:table-column-properties fo:break-before="auto" style:column-width="1.289in"/>
    </style:style>
    <style:style style:name="co13" style:family="table-column">
      <style:table-column-properties fo:break-before="auto" style:column-width="1.3866in"/>
    </style:style>
    <style:style style:name="co14" style:family="table-column">
      <style:table-column-properties fo:break-before="auto" style:column-width="1.3654in"/>
    </style:style>
    <style:style style:name="co15" style:family="table-column">
      <style:table-column-properties fo:break-before="auto" style:column-width="1.8571in"/>
    </style:style>
    <style:style style:name="co16" style:family="table-column">
      <style:table-column-properties fo:break-before="auto" style:column-width="1.1465in"/>
    </style:style>
    <style:style style:name="co17" style:family="table-column">
      <style:table-column-properties fo:break-before="auto" style:column-width="1.0047in"/>
    </style:style>
    <style:style style:name="co18" style:family="table-column">
      <style:table-column-properties fo:break-before="auto" style:column-width="2.8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2"/>
    <style:style style:name="ce3" style:family="table-cell" style:parent-style-name="Default" style:data-style-name="N0"/>
    <style:style style:name="ce4" style:family="table-cell" style:parent-style-name="Default">
      <style:text-properties style:font-name="Arial" style:font-name-asian="DejaVuSans" style:font-name-complex="Tahoma"/>
    </style:style>
  </office:automatic-styles>
  <office:body>
    <office:spreadsheet>
      <table:table table:name="September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number-columns-repeated="3"/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office:value-type="float" office:value="243">
            <text:p>243</text:p>
          </table:table-cell>
          <table:table-cell office:value-type="float" office:value="315.25">
            <text:p>315.25</text:p>
          </table:table-cell>
          <table:table-cell table:formula="oooc:=[.D3]-[.E3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]-[.G2]" office:value-type="float" office:value="12235">
            <text:p>12235</text:p>
          </table:table-cell>
          <table:table-cell table:formula="oooc:=([.G3]-1200)/[.D3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9-01">
            <text:p>09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244">
            <text:p>244</text:p>
          </table:table-cell>
          <table:table-cell table:formula="oooc:=[.E3]+[.C4]" office:value-type="float" office:value="316.25">
            <text:p>316.25</text:p>
          </table:table-cell>
          <table:table-cell table:formula="oooc:=[.D4]-[.E4]" office:value-type="float" office:value="-72.25">
            <text:p>-72.25</text:p>
          </table:table-cell>
          <table:table-cell office:value-type="float" office:value="12236">
            <text:p>12236</text:p>
          </table:table-cell>
          <table:table-cell table:formula="oooc:=[.G4]-[.G3]" office:value-type="float" office:value="1">
            <text:p>1</text:p>
          </table:table-cell>
          <table:table-cell table:formula="oooc:=([.G4]-1200)/[.D4]" office:value-type="float" office:value="45.2295081967213">
            <text:p>45.2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2">
            <text:p>09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44">
            <text:p>244</text:p>
          </table:table-cell>
          <table:table-cell table:formula="oooc:=[.E4]+[.C5]" office:value-type="float" office:value="317.25">
            <text:p>317.25</text:p>
          </table:table-cell>
          <table:table-cell table:formula="oooc:=[.D5]-[.E5]" office:value-type="float" office:value="-73.25">
            <text:p>-73.25</text:p>
          </table:table-cell>
          <table:table-cell office:value-type="float" office:value="12237">
            <text:p>12237</text:p>
          </table:table-cell>
          <table:table-cell table:formula="oooc:=[.G5]-[.G4]" office:value-type="float" office:value="1">
            <text:p>1</text:p>
          </table:table-cell>
          <table:table-cell table:formula="oooc:=([.G5]-1200)/[.D5]" office:value-type="float" office:value="45.2336065573771">
            <text:p>45.23</text:p>
          </table:table-cell>
          <table:table-cell office:value-type="string">
            <text:p>D&amp;D Night</text:p>
          </table:table-cell>
        </table:table-row>
        <table:table-row table:style-name="ro1">
          <table:table-cell office:value-type="date" office:date-value="2008-09-03">
            <text:p>09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5]+[.B6]" office:value-type="float" office:value="245.25">
            <text:p>245.25</text:p>
          </table:table-cell>
          <table:table-cell table:formula="oooc:=[.E5]+[.C6]" office:value-type="float" office:value="318.25">
            <text:p>318.25</text:p>
          </table:table-cell>
          <table:table-cell table:formula="oooc:=[.D6]-[.E6]" office:value-type="float" office:value="-73">
            <text:p>-73.00</text:p>
          </table:table-cell>
          <table:table-cell office:value-type="float" office:value="12238">
            <text:p>12238</text:p>
          </table:table-cell>
          <table:table-cell table:formula="oooc:=[.G6]-[.G5]" office:value-type="float" office:value="1">
            <text:p>1</text:p>
          </table:table-cell>
          <table:table-cell table:formula="oooc:=([.G6]-1200)/[.D6]" office:value-type="float" office:value="45.0071355759429">
            <text:p>45.01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4">
            <text:p>09/04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6.25">
            <text:p>246.25</text:p>
          </table:table-cell>
          <table:table-cell table:formula="oooc:=[.E6]+[.C7]" office:value-type="float" office:value="319.25">
            <text:p>319.25</text:p>
          </table:table-cell>
          <table:table-cell table:formula="oooc:=[.D7]-[.E7]" office:value-type="float" office:value="-73">
            <text:p>-73.00</text:p>
          </table:table-cell>
          <table:table-cell office:value-type="float" office:value="12239">
            <text:p>12239</text:p>
          </table:table-cell>
          <table:table-cell table:formula="oooc:=[.G7]-[.G6]" office:value-type="float" office:value="1">
            <text:p>1</text:p>
          </table:table-cell>
          <table:table-cell table:formula="oooc:=([.G7]-1200)/[.D7]" office:value-type="float" office:value="44.8284263959391">
            <text:p>44.8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5">
            <text:p>09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46.25">
            <text:p>246.25</text:p>
          </table:table-cell>
          <table:table-cell table:formula="oooc:=[.E7]+[.C8]" office:value-type="float" office:value="320.25">
            <text:p>320.25</text:p>
          </table:table-cell>
          <table:table-cell table:formula="oooc:=[.D8]-[.E8]" office:value-type="float" office:value="-74">
            <text:p>-74.00</text:p>
          </table:table-cell>
          <table:table-cell office:value-type="float" office:value="12240">
            <text:p>12240</text:p>
          </table:table-cell>
          <table:table-cell table:formula="oooc:=[.G8]-[.G7]" office:value-type="float" office:value="1">
            <text:p>1</text:p>
          </table:table-cell>
          <table:table-cell table:formula="oooc:=([.G8]-1200)/[.D8]" office:value-type="float" office:value="44.8324873096447">
            <text:p>44.83</text:p>
          </table:table-cell>
          <table:table-cell office:value-type="string">
            <text:p>Took day off</text:p>
          </table:table-cell>
        </table:table-row>
        <table:table-row table:style-name="ro1">
          <table:table-cell office:value-type="date" office:date-value="2008-09-06">
            <text:p>09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46.25">
            <text:p>246.25</text:p>
          </table:table-cell>
          <table:table-cell table:formula="oooc:=[.E8]+[.C9]" office:value-type="float" office:value="321.25">
            <text:p>321.25</text:p>
          </table:table-cell>
          <table:table-cell table:formula="oooc:=[.D9]-[.E9]" office:value-type="float" office:value="-75">
            <text:p>-75.00</text:p>
          </table:table-cell>
          <table:table-cell office:value-type="float" office:value="12589">
            <text:p>12589</text:p>
          </table:table-cell>
          <table:table-cell table:formula="oooc:=[.G9]-[.G8]" office:value-type="float" office:value="349">
            <text:p>349</text:p>
          </table:table-cell>
          <table:table-cell table:formula="oooc:=([.G9]-1200)/[.D9]" office:value-type="float" office:value="46.2497461928934">
            <text:p>46.25</text:p>
          </table:table-cell>
          <table:table-cell office:value-type="string">
            <text:p>To keep self sane, weekends are only 1h now</text:p>
          </table:table-cell>
        </table:table-row>
        <table:table-row table:style-name="ro1">
          <table:table-cell office:value-type="date" office:date-value="2008-09-07">
            <text:p>09/0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47.75">
            <text:p>247.75</text:p>
          </table:table-cell>
          <table:table-cell table:formula="oooc:=[.E9]+[.C10]" office:value-type="float" office:value="322.25">
            <text:p>322.25</text:p>
          </table:table-cell>
          <table:table-cell table:formula="oooc:=[.D10]-[.E10]" office:value-type="float" office:value="-74.5">
            <text:p>-74.50</text:p>
          </table:table-cell>
          <table:table-cell office:value-type="float" office:value="12628">
            <text:p>12628</text:p>
          </table:table-cell>
          <table:table-cell table:formula="oooc:=[.G10]-[.G9]" office:value-type="float" office:value="39">
            <text:p>39</text:p>
          </table:table-cell>
          <table:table-cell table:formula="oooc:=([.G10]-1200)/[.D10]" office:value-type="float" office:value="46.1271442986882">
            <text:p>46.13</text:p>
          </table:table-cell>
          <table:table-cell office:value-type="string">
            <text:p>Began Mass Distribution</text:p>
          </table:table-cell>
        </table:table-row>
        <table:table-row table:style-name="ro1">
          <table:table-cell office:value-type="date" office:date-value="2008-09-08">
            <text:p>09/08/08</text:p>
          </table:table-cell>
          <table:table-cell table:number-columns-repeated="2" office:value-type="float" office:value="1">
            <text:p>1</text:p>
          </table:table-cell>
          <table:table-cell table:formula="oooc:=[.D10]+[.B11]" office:value-type="float" office:value="248.75">
            <text:p>248.75</text:p>
          </table:table-cell>
          <table:table-cell table:formula="oooc:=[.E10]+[.C11]" office:value-type="float" office:value="323.25">
            <text:p>323.25</text:p>
          </table:table-cell>
          <table:table-cell table:formula="oooc:=[.D11]-[.E11]" office:value-type="float" office:value="-74.5">
            <text:p>-74.50</text:p>
          </table:table-cell>
          <table:table-cell office:value-type="float" office:value="12709">
            <text:p>12709</text:p>
          </table:table-cell>
          <table:table-cell table:formula="oooc:=[.G11]-[.G10]" office:value-type="float" office:value="81">
            <text:p>81</text:p>
          </table:table-cell>
          <table:table-cell table:formula="oooc:=([.G11]-1200)/[.D11]" office:value-type="float" office:value="46.2673366834171">
            <text:p>46.27</text:p>
          </table:table-cell>
          <table:table-cell office:value-type="string">
            <text:p>Planets, tagging</text:p>
          </table:table-cell>
        </table:table-row>
        <table:table-row table:style-name="ro1">
          <table:table-cell office:value-type="date" office:date-value="2008-09-09">
            <text:p>09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48.75">
            <text:p>248.75</text:p>
          </table:table-cell>
          <table:table-cell table:formula="oooc:=[.E11]+[.C12]" office:value-type="float" office:value="324.25">
            <text:p>324.25</text:p>
          </table:table-cell>
          <table:table-cell table:formula="oooc:=[.D12]-[.E12]" office:value-type="float" office:value="-75.5">
            <text:p>-75.50</text:p>
          </table:table-cell>
          <table:table-cell office:value-type="float" office:value="12710">
            <text:p>12710</text:p>
          </table:table-cell>
          <table:table-cell table:formula="oooc:=[.G12]-[.G11]" office:value-type="float" office:value="1">
            <text:p>1</text:p>
          </table:table-cell>
          <table:table-cell table:formula="oooc:=([.G12]-1200)/[.D12]" office:value-type="float" office:value="46.2713567839196">
            <text:p>46.27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0">
            <text:p>09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48.75">
            <text:p>248.75</text:p>
          </table:table-cell>
          <table:table-cell table:formula="oooc:=[.E12]+[.C13]" office:value-type="float" office:value="325.25">
            <text:p>325.25</text:p>
          </table:table-cell>
          <table:table-cell table:formula="oooc:=[.D13]-[.E13]" office:value-type="float" office:value="-76.5">
            <text:p>-76.50</text:p>
          </table:table-cell>
          <table:table-cell office:value-type="float" office:value="12711">
            <text:p>12711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46.2753768844221">
            <text:p>46.28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1">
            <text:p>09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48.75">
            <text:p>248.75</text:p>
          </table:table-cell>
          <table:table-cell table:formula="oooc:=[.E13]+[.C14]" office:value-type="float" office:value="326.25">
            <text:p>326.25</text:p>
          </table:table-cell>
          <table:table-cell table:formula="oooc:=[.D14]-[.E14]" office:value-type="float" office:value="-77.5">
            <text:p>-77.50</text:p>
          </table:table-cell>
          <table:table-cell office:value-type="float" office:value="12712">
            <text:p>12712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46.2793969849246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2">
            <text:p>09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48.75">
            <text:p>248.75</text:p>
          </table:table-cell>
          <table:table-cell table:formula="oooc:=[.E14]+[.C15]" office:value-type="float" office:value="327.25">
            <text:p>327.25</text:p>
          </table:table-cell>
          <table:table-cell table:formula="oooc:=[.D15]-[.E15]" office:value-type="float" office:value="-78.5">
            <text:p>-78.50</text:p>
          </table:table-cell>
          <table:table-cell office:value-type="float" office:value="12713">
            <text:p>12713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46.2834170854271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3">
            <text:p>09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48.75">
            <text:p>248.75</text:p>
          </table:table-cell>
          <table:table-cell table:formula="oooc:=[.E15]+[.C16]" office:value-type="float" office:value="328.25">
            <text:p>328.25</text:p>
          </table:table-cell>
          <table:table-cell table:formula="oooc:=[.D16]-[.E16]" office:value-type="float" office:value="-79.5">
            <text:p>-79.50</text:p>
          </table:table-cell>
          <table:table-cell office:value-type="float" office:value="12714">
            <text:p>12714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46.2874371859296">
            <text:p>46.29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4">
            <text:p>09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250.25">
            <text:p>250.25</text:p>
          </table:table-cell>
          <table:table-cell table:formula="oooc:=[.E16]+[.C17]" office:value-type="float" office:value="329.25">
            <text:p>329.25</text:p>
          </table:table-cell>
          <table:table-cell table:formula="oooc:=[.D17]-[.E17]" office:value-type="float" office:value="-79">
            <text:p>-79.00</text:p>
          </table:table-cell>
          <table:table-cell office:value-type="float" office:value="12823">
            <text:p>12823</text:p>
          </table:table-cell>
          <table:table-cell table:formula="oooc:=[.G17]-[.G16]" office:value-type="float" office:value="109">
            <text:p>109</text:p>
          </table:table-cell>
          <table:table-cell table:formula="oooc:=([.G17]-1200)/[.D17]" office:value-type="float" office:value="46.4455544455544">
            <text:p>46.45</text:p>
          </table:table-cell>
          <table:table-cell office:value-type="string">
            <text:p>Initial autotag work</text:p>
          </table:table-cell>
        </table:table-row>
        <table:table-row table:style-name="ro1">
          <table:table-cell office:value-type="date" office:date-value="2008-09-15">
            <text:p>09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252">
            <text:p>252</text:p>
          </table:table-cell>
          <table:table-cell table:formula="oooc:=[.E17]+[.C18]" office:value-type="float" office:value="330.25">
            <text:p>330.25</text:p>
          </table:table-cell>
          <table:table-cell table:formula="oooc:=[.D18]-[.E18]" office:value-type="float" office:value="-78.25">
            <text:p>-78.25</text:p>
          </table:table-cell>
          <table:table-cell office:value-type="float" office:value="12879">
            <text:p>12879</text:p>
          </table:table-cell>
          <table:table-cell table:formula="oooc:=[.G18]-[.G17]" office:value-type="float" office:value="56">
            <text:p>56</text:p>
          </table:table-cell>
          <table:table-cell table:formula="oooc:=([.G18]-1200)/[.D18]" office:value-type="float" office:value="46.3452380952381">
            <text:p>46.35</text:p>
          </table:table-cell>
          <table:table-cell office:value-type="string">
            <text:p>#152 – autotags!</text:p>
          </table:table-cell>
        </table:table-row>
        <table:table-row table:style-name="ro1">
          <table:table-cell office:value-type="date" office:date-value="2008-09-16">
            <text:p>09/16/08</text:p>
          </table:table-cell>
          <table:table-cell table:number-columns-repeated="2"/>
          <table:table-cell table:formula="oooc:=[.D18]+[.B19]" office:value-type="float" office:value="252">
            <text:p>252</text:p>
          </table:table-cell>
          <table:table-cell table:formula="oooc:=[.E18]+[.C19]" office:value-type="float" office:value="330.25">
            <text:p>330.25</text:p>
          </table:table-cell>
          <table:table-cell table:formula="oooc:=[.D19]-[.E19]" office:value-type="float" office:value="-78.25">
            <text:p>-78.25</text:p>
          </table:table-cell>
          <table:table-cell office:value-type="float" office:value="12880">
            <text:p>12880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6.3492063492063">
            <text:p>46.35</text:p>
          </table:table-cell>
          <table:table-cell/>
        </table:table-row>
        <table:table-row table:style-name="ro1">
          <table:table-cell office:value-type="date" office:date-value="2008-09-17">
            <text:p>09/17/08</text:p>
          </table:table-cell>
          <table:table-cell table:number-columns-repeated="2"/>
          <table:table-cell table:formula="oooc:=[.D19]+[.B20]" office:value-type="float" office:value="252">
            <text:p>252</text:p>
          </table:table-cell>
          <table:table-cell table:formula="oooc:=[.E19]+[.C20]" office:value-type="float" office:value="330.25">
            <text:p>330.25</text:p>
          </table:table-cell>
          <table:table-cell table:formula="oooc:=[.D20]-[.E20]" office:value-type="float" office:value="-78.25">
            <text:p>-78.25</text:p>
          </table:table-cell>
          <table:table-cell office:value-type="float" office:value="12881">
            <text:p>12881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6.3531746031746">
            <text:p>46.35</text:p>
          </table:table-cell>
          <table:table-cell/>
        </table:table-row>
        <table:table-row table:style-name="ro1">
          <table:table-cell office:value-type="date" office:date-value="2008-09-18">
            <text:p>09/18/08</text:p>
          </table:table-cell>
          <table:table-cell table:number-columns-repeated="2"/>
          <table:table-cell table:formula="oooc:=[.D20]+[.B21]" office:value-type="float" office:value="252">
            <text:p>252</text:p>
          </table:table-cell>
          <table:table-cell table:formula="oooc:=[.E20]+[.C21]" office:value-type="float" office:value="330.25">
            <text:p>330.25</text:p>
          </table:table-cell>
          <table:table-cell table:formula="oooc:=[.D21]-[.E21]" office:value-type="float" office:value="-78.25">
            <text:p>-78.25</text:p>
          </table:table-cell>
          <table:table-cell office:value-type="float" office:value="12882">
            <text:p>12882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6.3571428571429">
            <text:p>46.36</text:p>
          </table:table-cell>
          <table:table-cell/>
        </table:table-row>
        <table:table-row table:style-name="ro1">
          <table:table-cell office:value-type="date" office:date-value="2008-09-19">
            <text:p>09/19/08</text:p>
          </table:table-cell>
          <table:table-cell table:number-columns-repeated="2"/>
          <table:table-cell table:formula="oooc:=[.D21]+[.B22]" office:value-type="float" office:value="252">
            <text:p>252</text:p>
          </table:table-cell>
          <table:table-cell table:formula="oooc:=[.E21]+[.C22]" office:value-type="float" office:value="330.25">
            <text:p>330.25</text:p>
          </table:table-cell>
          <table:table-cell table:formula="oooc:=[.D22]-[.E22]" office:value-type="float" office:value="-78.25">
            <text:p>-78.25</text:p>
          </table:table-cell>
          <table:table-cell office:value-type="float" office:value="12883">
            <text:p>12883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46.3611111111111">
            <text:p>46.36</text:p>
          </table:table-cell>
          <table:table-cell/>
        </table:table-row>
        <table:table-row table:style-name="ro1">
          <table:table-cell office:value-type="date" office:date-value="2008-09-20">
            <text:p>09/20/08</text:p>
          </table:table-cell>
          <table:table-cell table:number-columns-repeated="2"/>
          <table:table-cell table:formula="oooc:=[.D22]+[.B23]" office:value-type="float" office:value="252">
            <text:p>252</text:p>
          </table:table-cell>
          <table:table-cell table:formula="oooc:=[.E22]+[.C23]" office:value-type="float" office:value="330.25">
            <text:p>330.25</text:p>
          </table:table-cell>
          <table:table-cell table:formula="oooc:=[.D23]-[.E23]" office:value-type="float" office:value="-78.25">
            <text:p>-78.25</text:p>
          </table:table-cell>
          <table:table-cell office:value-type="float" office:value="12884">
            <text:p>12884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46.3650793650794">
            <text:p>46.37</text:p>
          </table:table-cell>
          <table:table-cell/>
        </table:table-row>
        <table:table-row table:style-name="ro1">
          <table:table-cell office:value-type="date" office:date-value="2008-09-21">
            <text:p>09/21/08</text:p>
          </table:table-cell>
          <table:table-cell table:number-columns-repeated="2"/>
          <table:table-cell table:formula="oooc:=[.D23]+[.B24]" office:value-type="float" office:value="252">
            <text:p>252</text:p>
          </table:table-cell>
          <table:table-cell table:formula="oooc:=[.E23]+[.C24]" office:value-type="float" office:value="330.25">
            <text:p>330.25</text:p>
          </table:table-cell>
          <table:table-cell table:formula="oooc:=[.D24]-[.E24]" office:value-type="float" office:value="-78.25">
            <text:p>-78.25</text:p>
          </table:table-cell>
          <table:table-cell office:value-type="float" office:value="12885">
            <text:p>1288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6.3690476190476">
            <text:p>46.37</text:p>
          </table:table-cell>
          <table:table-cell/>
        </table:table-row>
        <table:table-row table:style-name="ro1">
          <table:table-cell office:value-type="date" office:date-value="2008-09-22">
            <text:p>09/22/08</text:p>
          </table:table-cell>
          <table:table-cell table:number-columns-repeated="2"/>
          <table:table-cell table:formula="oooc:=[.D24]+[.B25]" office:value-type="float" office:value="252">
            <text:p>252</text:p>
          </table:table-cell>
          <table:table-cell table:formula="oooc:=[.E24]+[.C25]" office:value-type="float" office:value="330.25">
            <text:p>330.25</text:p>
          </table:table-cell>
          <table:table-cell table:formula="oooc:=[.D25]-[.E25]" office:value-type="float" office:value="-78.25">
            <text:p>-78.25</text:p>
          </table:table-cell>
          <table:table-cell office:value-type="float" office:value="12886">
            <text:p>1288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6.3730158730159">
            <text:p>46.37</text:p>
          </table:table-cell>
          <table:table-cell/>
        </table:table-row>
        <table:table-row table:style-name="ro1">
          <table:table-cell office:value-type="date" office:date-value="2008-09-23">
            <text:p>09/23/08</text:p>
          </table:table-cell>
          <table:table-cell table:number-columns-repeated="2"/>
          <table:table-cell table:formula="oooc:=[.D25]+[.B26]" office:value-type="float" office:value="252">
            <text:p>252</text:p>
          </table:table-cell>
          <table:table-cell table:formula="oooc:=[.E25]+[.C26]" office:value-type="float" office:value="330.25">
            <text:p>330.25</text:p>
          </table:table-cell>
          <table:table-cell table:formula="oooc:=[.D26]-[.E26]" office:value-type="float" office:value="-78.25">
            <text:p>-78.25</text:p>
          </table:table-cell>
          <table:table-cell office:value-type="float" office:value="12887">
            <text:p>1288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6.3769841269841">
            <text:p>46.38</text:p>
          </table:table-cell>
          <table:table-cell/>
        </table:table-row>
        <table:table-row table:style-name="ro1">
          <table:table-cell office:value-type="date" office:date-value="2008-09-24">
            <text:p>09/24/08</text:p>
          </table:table-cell>
          <table:table-cell table:number-columns-repeated="2"/>
          <table:table-cell table:formula="oooc:=[.D26]+[.B27]" office:value-type="float" office:value="252">
            <text:p>252</text:p>
          </table:table-cell>
          <table:table-cell table:formula="oooc:=[.E26]+[.C27]" office:value-type="float" office:value="330.25">
            <text:p>330.25</text:p>
          </table:table-cell>
          <table:table-cell table:formula="oooc:=[.D27]-[.E27]" office:value-type="float" office:value="-78.25">
            <text:p>-78.25</text:p>
          </table:table-cell>
          <table:table-cell office:value-type="float" office:value="12888">
            <text:p>1288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6.3809523809524">
            <text:p>46.38</text:p>
          </table:table-cell>
          <table:table-cell/>
        </table:table-row>
        <table:table-row table:style-name="ro1">
          <table:table-cell office:value-type="date" office:date-value="2008-09-25">
            <text:p>09/25/08</text:p>
          </table:table-cell>
          <table:table-cell table:number-columns-repeated="2"/>
          <table:table-cell table:formula="oooc:=[.D27]+[.B28]" office:value-type="float" office:value="252">
            <text:p>252</text:p>
          </table:table-cell>
          <table:table-cell table:formula="oooc:=[.E27]+[.C28]" office:value-type="float" office:value="330.25">
            <text:p>330.25</text:p>
          </table:table-cell>
          <table:table-cell table:formula="oooc:=[.D28]-[.E28]" office:value-type="float" office:value="-78.25">
            <text:p>-78.25</text:p>
          </table:table-cell>
          <table:table-cell office:value-type="float" office:value="12889">
            <text:p>1288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6.3849206349206">
            <text:p>46.38</text:p>
          </table:table-cell>
          <table:table-cell/>
        </table:table-row>
        <table:table-row table:style-name="ro1">
          <table:table-cell office:value-type="date" office:date-value="2008-09-26">
            <text:p>09/26/08</text:p>
          </table:table-cell>
          <table:table-cell table:number-columns-repeated="2"/>
          <table:table-cell table:formula="oooc:=[.D28]+[.B29]" office:value-type="float" office:value="252">
            <text:p>252</text:p>
          </table:table-cell>
          <table:table-cell table:formula="oooc:=[.E28]+[.C29]" office:value-type="float" office:value="330.25">
            <text:p>330.25</text:p>
          </table:table-cell>
          <table:table-cell table:formula="oooc:=[.D29]-[.E29]" office:value-type="float" office:value="-78.25">
            <text:p>-78.25</text:p>
          </table:table-cell>
          <table:table-cell office:value-type="float" office:value="12890">
            <text:p>1289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6.3888888888889">
            <text:p>46.39</text:p>
          </table:table-cell>
          <table:table-cell/>
        </table:table-row>
        <table:table-row table:style-name="ro1">
          <table:table-cell office:value-type="date" office:date-value="2008-09-27">
            <text:p>09/27/08</text:p>
          </table:table-cell>
          <table:table-cell table:number-columns-repeated="2"/>
          <table:table-cell table:formula="oooc:=[.D29]+[.B30]" office:value-type="float" office:value="252">
            <text:p>252</text:p>
          </table:table-cell>
          <table:table-cell table:formula="oooc:=[.E29]+[.C30]" office:value-type="float" office:value="330.25">
            <text:p>330.25</text:p>
          </table:table-cell>
          <table:table-cell table:formula="oooc:=[.D30]-[.E30]" office:value-type="float" office:value="-78.25">
            <text:p>-78.25</text:p>
          </table:table-cell>
          <table:table-cell office:value-type="float" office:value="12891">
            <text:p>1289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3928571428571">
            <text:p>46.39</text:p>
          </table:table-cell>
          <table:table-cell/>
        </table:table-row>
        <table:table-row table:style-name="ro1">
          <table:table-cell office:value-type="date" office:date-value="2008-09-28">
            <text:p>09/28/08</text:p>
          </table:table-cell>
          <table:table-cell table:number-columns-repeated="2"/>
          <table:table-cell table:formula="oooc:=[.D30]+[.B31]" office:value-type="float" office:value="252">
            <text:p>252</text:p>
          </table:table-cell>
          <table:table-cell table:formula="oooc:=[.E30]+[.C31]" office:value-type="float" office:value="330.25">
            <text:p>330.25</text:p>
          </table:table-cell>
          <table:table-cell table:formula="oooc:=[.D31]-[.E31]" office:value-type="float" office:value="-78.25">
            <text:p>-78.25</text:p>
          </table:table-cell>
          <table:table-cell office:value-type="float" office:value="12892">
            <text:p>1289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6.3968253968254">
            <text:p>46.4</text:p>
          </table:table-cell>
          <table:table-cell/>
        </table:table-row>
        <table:table-row table:style-name="ro1">
          <table:table-cell office:value-type="date" office:date-value="2008-09-29">
            <text:p>09/29/08</text:p>
          </table:table-cell>
          <table:table-cell table:number-columns-repeated="2"/>
          <table:table-cell table:formula="oooc:=[.D31]+[.B32]" office:value-type="float" office:value="252">
            <text:p>252</text:p>
          </table:table-cell>
          <table:table-cell table:formula="oooc:=[.E31]+[.C32]" office:value-type="float" office:value="330.25">
            <text:p>330.25</text:p>
          </table:table-cell>
          <table:table-cell table:formula="oooc:=[.D32]-[.E32]" office:value-type="float" office:value="-78.25">
            <text:p>-78.25</text:p>
          </table:table-cell>
          <table:table-cell office:value-type="float" office:value="12893">
            <text:p>12893</text:p>
          </table:table-cell>
          <table:table-cell table:formula="oooc:=[.G32]-[.G31]" office:value-type="float" office:value="1">
            <text:p>1</text:p>
          </table:table-cell>
          <table:table-cell table:formula="oooc:=([.G32]-1200)/[.D32]" office:value-type="float" office:value="46.4007936507937">
            <text:p>46.4</text:p>
          </table:table-cell>
          <table:table-cell/>
        </table:table-row>
        <table:table-row table:style-name="ro1">
          <table:table-cell office:value-type="date" office:date-value="2008-09-30">
            <text:p>09/30/08</text:p>
          </table:table-cell>
          <table:table-cell table:number-columns-repeated="2"/>
          <table:table-cell table:formula="oooc:=[.D32]+[.B33]" office:value-type="float" office:value="252">
            <text:p>252</text:p>
          </table:table-cell>
          <table:table-cell table:formula="oooc:=[.E32]+[.C33]" office:value-type="float" office:value="330.25">
            <text:p>330.25</text:p>
          </table:table-cell>
          <table:table-cell table:formula="oooc:=[.D33]-[.E33]" office:value-type="float" office:value="-78.25">
            <text:p>-78.25</text:p>
          </table:table-cell>
          <table:table-cell office:value-type="float" office:value="12894">
            <text:p>12894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6.4047619047619">
            <text:p>46.4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7282">
            <text:p>7282</text:p>
          </table:table-cell>
          <table:table-cell table:style-name="Default" table:formula="oooc:=[.D33]/[.J37]" office:value-type="float" office:value="1.01680938228579">
            <text:p>1.02</text:p>
          </table:table-cell>
          <table:table-cell table:formula="oooc:=[.E37]/[.I33]" office:value-type="float" office:value="156.923550538738">
            <text:p>156.92</text:p>
          </table:table-cell>
          <table:table-cell table:style-name="ce1" table:formula="oooc:=TODAY()+([.G37]/[.F37])" office:value-type="date" office:date-value="2009-02-16T07:54:17.496665">
            <text:p>02/16/09</text:p>
          </table:table-cell>
          <table:table-cell/>
          <table:table-cell table:style-name="ce3" table:formula="oooc:=DAYS(NOW();[January.A4])" office:value-type="float" office:value="247.834062499998">
            <text:p>247.83</text:p>
          </table:table-cell>
        </table:table-row>
      </table:table>
      <table:table table:name="August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ce2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74.25">
            <text:p>274.25</text:p>
          </table:table-cell>
          <table:table-cell table:formula="oooc:=[.D3]-[.E3]" office:value-type="float" office:value="-55.25">
            <text:p>-55.25</text:p>
          </table:table-cell>
          <table:table-cell office:value-type="float" office:value="11114">
            <text:p>11114</text:p>
          </table:table-cell>
          <table:table-cell office:value-type="float" office:value="0">
            <text:p>0</text:p>
          </table:table-cell>
          <table:table-cell table:formula="oooc:=([.G3]-1200)/[.D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1">
            <text:p>08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219">
            <text:p>219</text:p>
          </table:table-cell>
          <table:table-cell table:formula="oooc:=[.E3]+[.C4]" office:value-type="float" office:value="275.25">
            <text:p>275.25</text:p>
          </table:table-cell>
          <table:table-cell table:formula="oooc:=[.D4]-[.E4]" office:value-type="float" office:value="-56.25">
            <text:p>-56.25</text:p>
          </table:table-cell>
          <table:table-cell office:value-type="float" office:value="11114">
            <text:p>1111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2">
            <text:p>08/0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77.25">
            <text:p>277.25</text:p>
          </table:table-cell>
          <table:table-cell table:formula="oooc:=[.D5]-[.E5]" office:value-type="float" office:value="-58.25">
            <text:p>-58.25</text:p>
          </table:table-cell>
          <table:table-cell office:value-type="float" office:value="11114">
            <text:p>11114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3">
            <text:p>08/0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79.25">
            <text:p>279.25</text:p>
          </table:table-cell>
          <table:table-cell table:formula="oooc:=[.D6]-[.E6]" office:value-type="float" office:value="-60.25">
            <text:p>-60.25</text:p>
          </table:table-cell>
          <table:table-cell office:value-type="float" office:value="11114">
            <text:p>11114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4">
            <text:p>08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80.25">
            <text:p>280.25</text:p>
          </table:table-cell>
          <table:table-cell table:formula="oooc:=[.D7]-[.E7]" office:value-type="float" office:value="-61.25">
            <text:p>-61.25</text:p>
          </table:table-cell>
          <table:table-cell office:value-type="float" office:value="11114">
            <text:p>11114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5">
            <text:p>08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81.25">
            <text:p>281.25</text:p>
          </table:table-cell>
          <table:table-cell table:formula="oooc:=[.D8]-[.E8]" office:value-type="float" office:value="-62.25">
            <text:p>-62.25</text:p>
          </table:table-cell>
          <table:table-cell office:value-type="float" office:value="11114">
            <text:p>11114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6">
            <text:p>08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82.25">
            <text:p>282.25</text:p>
          </table:table-cell>
          <table:table-cell table:formula="oooc:=[.D9]-[.E9]" office:value-type="float" office:value="-63.25">
            <text:p>-63.25</text:p>
          </table:table-cell>
          <table:table-cell office:value-type="float" office:value="11114">
            <text:p>11114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7">
            <text:p>08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83.25">
            <text:p>283.25</text:p>
          </table:table-cell>
          <table:table-cell table:formula="oooc:=[.D10]-[.E10]" office:value-type="float" office:value="-64.25">
            <text:p>-64.25</text:p>
          </table:table-cell>
          <table:table-cell office:value-type="float" office:value="11114">
            <text:p>11114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8">
            <text:p>08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84.25">
            <text:p>284.25</text:p>
          </table:table-cell>
          <table:table-cell table:formula="oooc:=[.D11]-[.E11]" office:value-type="float" office:value="-65.25">
            <text:p>-65.25</text:p>
          </table:table-cell>
          <table:table-cell office:value-type="float" office:value="11114">
            <text:p>11114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9">
            <text:p>08/0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86.25">
            <text:p>286.25</text:p>
          </table:table-cell>
          <table:table-cell table:formula="oooc:=[.D12]-[.E12]" office:value-type="float" office:value="-67.25">
            <text:p>-67.25</text:p>
          </table:table-cell>
          <table:table-cell office:value-type="float" office:value="11114">
            <text:p>11114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0">
            <text:p>08/1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88.25">
            <text:p>288.25</text:p>
          </table:table-cell>
          <table:table-cell table:formula="oooc:=[.D13]-[.E13]" office:value-type="float" office:value="-69.25">
            <text:p>-69.25</text:p>
          </table:table-cell>
          <table:table-cell office:value-type="float" office:value="11114">
            <text:p>11114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1">
            <text:p>08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89.25">
            <text:p>289.25</text:p>
          </table:table-cell>
          <table:table-cell table:formula="oooc:=[.D14]-[.E14]" office:value-type="float" office:value="-70.25">
            <text:p>-70.25</text:p>
          </table:table-cell>
          <table:table-cell office:value-type="float" office:value="11114">
            <text:p>11114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2">
            <text:p>08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90.25">
            <text:p>290.25</text:p>
          </table:table-cell>
          <table:table-cell table:formula="oooc:=[.D15]-[.E15]" office:value-type="float" office:value="-71.25">
            <text:p>-71.25</text:p>
          </table:table-cell>
          <table:table-cell office:value-type="float" office:value="11114">
            <text:p>11114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3">
            <text:p>08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91.25">
            <text:p>291.25</text:p>
          </table:table-cell>
          <table:table-cell table:formula="oooc:=[.D16]-[.E16]" office:value-type="float" office:value="-72.25">
            <text:p>-72.25</text:p>
          </table:table-cell>
          <table:table-cell office:value-type="float" office:value="11114">
            <text:p>11114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4">
            <text:p>08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92.25">
            <text:p>292.25</text:p>
          </table:table-cell>
          <table:table-cell table:formula="oooc:=[.D17]-[.E17]" office:value-type="float" office:value="-73.25">
            <text:p>-73.25</text:p>
          </table:table-cell>
          <table:table-cell office:value-type="float" office:value="11114">
            <text:p>11114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5">
            <text:p>08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93.25">
            <text:p>293.25</text:p>
          </table:table-cell>
          <table:table-cell table:formula="oooc:=[.D18]-[.E18]" office:value-type="float" office:value="-74.25">
            <text:p>-74.25</text:p>
          </table:table-cell>
          <table:table-cell office:value-type="float" office:value="11114">
            <text:p>11114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6">
            <text:p>08/16/08</text:p>
          </table:table-cell>
          <table:table-cell table:number-columns-repeated="2" office:value-type="float" office:value="2">
            <text:p>2</text:p>
          </table:table-cell>
          <table:table-cell table:formula="oooc:=[.D18]+[.B19]" office:value-type="float" office:value="221">
            <text:p>221</text:p>
          </table:table-cell>
          <table:table-cell table:formula="oooc:=[.E18]+[.C19]" office:value-type="float" office:value="295.25">
            <text:p>295.25</text:p>
          </table:table-cell>
          <table:table-cell table:formula="oooc:=[.D19]-[.E19]" office:value-type="float" office:value="-74.25">
            <text:p>-74.25</text:p>
          </table:table-cell>
          <table:table-cell office:value-type="float" office:value="11117">
            <text:p>11117</text:p>
          </table:table-cell>
          <table:table-cell table:formula="oooc:=[.G19]-[.G18]" office:value-type="float" office:value="3">
            <text:p>3</text:p>
          </table:table-cell>
          <table:table-cell table:formula="oooc:=([.G19]-1200)/[.D19]" office:value-type="float" office:value="44.8733031674208">
            <text:p>44.87</text:p>
          </table:table-cell>
          <table:table-cell office:value-type="string">
            <text:p>I'm back, baby!</text:p>
          </table:table-cell>
        </table:table-row>
        <table:table-row table:style-name="ro1">
          <table:table-cell office:value-type="date" office:date-value="2008-08-17">
            <text:p>08/17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223">
            <text:p>223</text:p>
          </table:table-cell>
          <table:table-cell table:formula="oooc:=[.E19]+[.C20]" office:value-type="float" office:value="297.25">
            <text:p>297.25</text:p>
          </table:table-cell>
          <table:table-cell table:formula="oooc:=[.D20]-[.E20]" office:value-type="float" office:value="-74.25">
            <text:p>-74.25</text:p>
          </table:table-cell>
          <table:table-cell office:value-type="float" office:value="11121">
            <text:p>11121</text:p>
          </table:table-cell>
          <table:table-cell table:formula="oooc:=[.G20]-[.G19]" office:value-type="float" office:value="4">
            <text:p>4</text:p>
          </table:table-cell>
          <table:table-cell table:formula="oooc:=([.G20]-1200)/[.D20]" office:value-type="float" office:value="44.4887892376682">
            <text:p>44.49</text:p>
          </table:table-cell>
          <table:table-cell office:value-type="string">
            <text:p>Backport to Rubygame 2.4</text:p>
          </table:table-cell>
        </table:table-row>
        <table:table-row table:style-name="ro1">
          <table:table-cell office:value-type="date" office:date-value="2008-08-18">
            <text:p>08/18/08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ooc:=[.D20]+[.B21]" office:value-type="float" office:value="223.75">
            <text:p>223.75</text:p>
          </table:table-cell>
          <table:table-cell table:formula="oooc:=[.E20]+[.C21]" office:value-type="float" office:value="298.25">
            <text:p>298.25</text:p>
          </table:table-cell>
          <table:table-cell table:formula="oooc:=[.D21]-[.E21]" office:value-type="float" office:value="-74.5">
            <text:p>-74.50</text:p>
          </table:table-cell>
          <table:table-cell office:value-type="float" office:value="11121">
            <text:p>11121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4.3396648044693">
            <text:p>44.34</text:p>
          </table:table-cell>
          <table:table-cell office:value-type="string">
            <text:p>Forgot what I did that day</text:p>
          </table:table-cell>
        </table:table-row>
        <table:table-row table:style-name="ro1">
          <table:table-cell office:value-type="date" office:date-value="2008-08-19">
            <text:p>08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223.75">
            <text:p>223.75</text:p>
          </table:table-cell>
          <table:table-cell table:formula="oooc:=[.E21]+[.C22]" office:value-type="float" office:value="299.25">
            <text:p>299.25</text:p>
          </table:table-cell>
          <table:table-cell table:formula="oooc:=[.D22]-[.E22]" office:value-type="float" office:value="-75.5">
            <text:p>-75.50</text:p>
          </table:table-cell>
          <table:table-cell office:value-type="float" office:value="11121">
            <text:p>11121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0">
            <text:p>08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223.75">
            <text:p>223.75</text:p>
          </table:table-cell>
          <table:table-cell table:formula="oooc:=[.E22]+[.C23]" office:value-type="float" office:value="300.25">
            <text:p>300.25</text:p>
          </table:table-cell>
          <table:table-cell table:formula="oooc:=[.D23]-[.E23]" office:value-type="float" office:value="-76.5">
            <text:p>-76.50</text:p>
          </table:table-cell>
          <table:table-cell office:value-type="float" office:value="11121">
            <text:p>11121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1">
            <text:p>08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23.75">
            <text:p>223.75</text:p>
          </table:table-cell>
          <table:table-cell table:formula="oooc:=[.E23]+[.C24]" office:value-type="float" office:value="301.25">
            <text:p>301.25</text:p>
          </table:table-cell>
          <table:table-cell table:formula="oooc:=[.D24]-[.E24]" office:value-type="float" office:value="-77.5">
            <text:p>-77.50</text:p>
          </table:table-cell>
          <table:table-cell office:value-type="float" office:value="11121">
            <text:p>11121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2">
            <text:p>08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23.75">
            <text:p>223.75</text:p>
          </table:table-cell>
          <table:table-cell table:formula="oooc:=[.E24]+[.C25]" office:value-type="float" office:value="302.25">
            <text:p>302.25</text:p>
          </table:table-cell>
          <table:table-cell table:formula="oooc:=[.D25]-[.E25]" office:value-type="float" office:value="-78.5">
            <text:p>-78.50</text:p>
          </table:table-cell>
          <table:table-cell office:value-type="float" office:value="11121">
            <text:p>11121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3">
            <text:p>08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223.75">
            <text:p>223.75</text:p>
          </table:table-cell>
          <table:table-cell table:formula="oooc:=[.E25]+[.C26]" office:value-type="float" office:value="304.25">
            <text:p>304.25</text:p>
          </table:table-cell>
          <table:table-cell table:formula="oooc:=[.D26]-[.E26]" office:value-type="float" office:value="-80.5">
            <text:p>-80.50</text:p>
          </table:table-cell>
          <table:table-cell office:value-type="float" office:value="11121">
            <text:p>11121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4">
            <text:p>08/24/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ooc:=[.D26]+[.B27]" office:value-type="float" office:value="228.75">
            <text:p>228.75</text:p>
          </table:table-cell>
          <table:table-cell table:formula="oooc:=[.E26]+[.C27]" office:value-type="float" office:value="306.25">
            <text:p>306.25</text:p>
          </table:table-cell>
          <table:table-cell table:formula="oooc:=[.D27]-[.E27]" office:value-type="float" office:value="-77.5">
            <text:p>-77.50</text:p>
          </table:table-cell>
          <table:table-cell office:value-type="float" office:value="11405">
            <text:p>11405</text:p>
          </table:table-cell>
          <table:table-cell table:formula="oooc:=[.G27]-[.G26]" office:value-type="float" office:value="284">
            <text:p>284</text:p>
          </table:table-cell>
          <table:table-cell table:formula="oooc:=([.G27]-1200)/[.D27]" office:value-type="float" office:value="44.6120218579235">
            <text:p>44.61</text:p>
          </table:table-cell>
          <table:table-cell office:value-type="string">
            <text:p>Milestone: Tutorial!</text:p>
          </table:table-cell>
        </table:table-row>
        <table:table-row table:style-name="ro1">
          <table:table-cell office:value-type="date" office:date-value="2008-08-25">
            <text:p>08/25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7]+[.B28]" office:value-type="float" office:value="230.75">
            <text:p>230.75</text:p>
          </table:table-cell>
          <table:table-cell table:formula="oooc:=[.E27]+[.C28]" office:value-type="float" office:value="307.25">
            <text:p>307.25</text:p>
          </table:table-cell>
          <table:table-cell table:formula="oooc:=[.D28]-[.E28]" office:value-type="float" office:value="-76.5">
            <text:p>-76.50</text:p>
          </table:table-cell>
          <table:table-cell office:value-type="float" office:value="11641">
            <text:p>11641</text:p>
          </table:table-cell>
          <table:table-cell table:formula="oooc:=[.G28]-[.G27]" office:value-type="float" office:value="236">
            <text:p>236</text:p>
          </table:table-cell>
          <table:table-cell table:formula="oooc:=([.G28]-1200)/[.D28]" office:value-type="float" office:value="45.2481040086674">
            <text:p>45.25</text:p>
          </table:table-cell>
          <table:table-cell office:value-type="string">
            <text:p>Coming Storm map work</text:p>
          </table:table-cell>
        </table:table-row>
        <table:table-row table:style-name="ro1">
          <table:table-cell office:value-type="date" office:date-value="2008-08-26">
            <text:p>08/26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8]+[.B29]" office:value-type="float" office:value="233">
            <text:p>233</text:p>
          </table:table-cell>
          <table:table-cell table:formula="oooc:=[.E28]+[.C29]" office:value-type="float" office:value="308.25">
            <text:p>308.25</text:p>
          </table:table-cell>
          <table:table-cell table:formula="oooc:=[.D29]-[.E29]" office:value-type="float" office:value="-75.25">
            <text:p>-75.25</text:p>
          </table:table-cell>
          <table:table-cell office:value-type="float" office:value="11662">
            <text:p>11662</text:p>
          </table:table-cell>
          <table:table-cell table:formula="oooc:=[.G29]-[.G28]" office:value-type="float" office:value="21">
            <text:p>21</text:p>
          </table:table-cell>
          <table:table-cell table:formula="oooc:=([.G29]-1200)/[.D29]" office:value-type="float" office:value="44.9012875536481">
            <text:p>44.9</text:p>
          </table:table-cell>
          <table:table-cell office:value-type="string">
            <text:p>Tons of Rubygame2exe work</text:p>
          </table:table-cell>
        </table:table-row>
        <table:table-row table:style-name="ro1">
          <table:table-cell office:value-type="date" office:date-value="2008-08-27">
            <text:p>08/27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9]+[.B30]" office:value-type="float" office:value="235">
            <text:p>235</text:p>
          </table:table-cell>
          <table:table-cell table:formula="oooc:=[.E29]+[.C30]" office:value-type="float" office:value="309.25">
            <text:p>309.25</text:p>
          </table:table-cell>
          <table:table-cell table:formula="oooc:=[.D30]-[.E30]" office:value-type="float" office:value="-74.25">
            <text:p>-74.25</text:p>
          </table:table-cell>
          <table:table-cell office:value-type="float" office:value="11669">
            <text:p>11669</text:p>
          </table:table-cell>
          <table:table-cell table:formula="oooc:=[.G30]-[.G29]" office:value-type="float" office:value="7">
            <text:p>7</text:p>
          </table:table-cell>
          <table:table-cell table:formula="oooc:=([.G30]-1200)/[.D30]" office:value-type="float" office:value="44.5489361702128">
            <text:p>44.55</text:p>
          </table:table-cell>
          <table:table-cell office:value-type="string">
            <text:p>Deployed the tutorial!</text:p>
          </table:table-cell>
        </table:table-row>
        <table:table-row table:style-name="ro1">
          <table:table-cell office:value-type="date" office:date-value="2008-08-28">
            <text:p>08/28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0]+[.B31]" office:value-type="float" office:value="237.5">
            <text:p>237.5</text:p>
          </table:table-cell>
          <table:table-cell table:formula="oooc:=[.E30]+[.C31]" office:value-type="float" office:value="310.25">
            <text:p>310.25</text:p>
          </table:table-cell>
          <table:table-cell table:formula="oooc:=[.D31]-[.E31]" office:value-type="float" office:value="-72.75">
            <text:p>-72.75</text:p>
          </table:table-cell>
          <table:table-cell office:value-type="float" office:value="11889">
            <text:p>11889</text:p>
          </table:table-cell>
          <table:table-cell table:formula="oooc:=[.G31]-[.G30]" office:value-type="float" office:value="220">
            <text:p>220</text:p>
          </table:table-cell>
          <table:table-cell table:formula="oooc:=([.G31]-1200)/[.D31]" office:value-type="float" office:value="45.0063157894737">
            <text:p>45.0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8-29">
            <text:p>08/2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1]+[.B32]" office:value-type="float" office:value="239">
            <text:p>239</text:p>
          </table:table-cell>
          <table:table-cell table:formula="oooc:=[.E31]+[.C32]" office:value-type="float" office:value="311.25">
            <text:p>311.25</text:p>
          </table:table-cell>
          <table:table-cell table:formula="oooc:=[.D32]-[.E32]" office:value-type="float" office:value="-72.25">
            <text:p>-72.25</text:p>
          </table:table-cell>
          <table:table-cell office:value-type="float" office:value="11883">
            <text:p>11883</text:p>
          </table:table-cell>
          <table:table-cell table:formula="oooc:=[.G32]-[.G31]" office:value-type="float" office:value="-6">
            <text:p>-6</text:p>
          </table:table-cell>
          <table:table-cell table:formula="oooc:=([.G32]-1200)/[.D32]" office:value-type="float" office:value="44.6987447698745">
            <text:p>44.7</text:p>
          </table:table-cell>
          <table:table-cell office:value-type="string">
            <text:p>Re-report to new-style events</text:p>
          </table:table-cell>
        </table:table-row>
        <table:table-row table:style-name="ro1">
          <table:table-cell office:value-type="date" office:date-value="2008-08-30">
            <text:p>08/30/08</text:p>
          </table:table-cell>
          <table:table-cell table:number-columns-repeated="2" office:value-type="float" office:value="2">
            <text:p>2</text:p>
          </table:table-cell>
          <table:table-cell table:formula="oooc:=[.D32]+[.B33]" office:value-type="float" office:value="241">
            <text:p>241</text:p>
          </table:table-cell>
          <table:table-cell table:formula="oooc:=[.E32]+[.C33]" office:value-type="float" office:value="313.25">
            <text:p>313.25</text:p>
          </table:table-cell>
          <table:table-cell table:formula="oooc:=[.D33]-[.E33]" office:value-type="float" office:value="-72.25">
            <text:p>-72.25</text:p>
          </table:table-cell>
          <table:table-cell office:value-type="float" office:value="11954">
            <text:p>11954</text:p>
          </table:table-cell>
          <table:table-cell table:formula="oooc:=[.G33]-[.G32]" office:value-type="float" office:value="71">
            <text:p>71</text:p>
          </table:table-cell>
          <table:table-cell table:formula="oooc:=([.G33]-1200)/[.D33]" office:value-type="float" office:value="44.6224066390041">
            <text:p>44.62</text:p>
          </table:table-cell>
          <table:table-cell office:value-type="string">
            <text:p>Player can name themselves</text:p>
          </table:table-cell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table:formula="oooc:=[.D33]+[.B34]" office:value-type="float" office:value="243">
            <text:p>243</text:p>
          </table:table-cell>
          <table:table-cell table:formula="oooc:=[.E33]+[.C34]" office:value-type="float" office:value="315.25">
            <text:p>315.25</text:p>
          </table:table-cell>
          <table:table-cell table:formula="oooc:=[.D34]-[.E34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4]-[.G33]" office:value-type="float" office:value="281">
            <text:p>281</text:p>
          </table:table-cell>
          <table:table-cell table:formula="oooc:=([.G34]-1200)/[.D34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8222">
            <text:p>8222</text:p>
          </table:table-cell>
          <table:table-cell table:style-name="Default" table:formula="oooc:=[.D33]/[.J37]" office:value-type="float" office:value="0.972424845757438">
            <text:p>0.97</text:p>
          </table:table-cell>
          <table:table-cell table:formula="oooc:=[.E37]/[.I33]" office:value-type="float" office:value="184.257206620792">
            <text:p>184.26</text:p>
          </table:table-cell>
          <table:table-cell table:style-name="ce1" table:formula="oooc:=TODAY()+([.G37]/[.F37])" office:value-type="date" office:date-value="2009-03-23T11:34:22.747442">
            <text:p>03/23/09</text:p>
          </table:table-cell>
          <table:table-cell/>
          <table:table-cell table:style-name="ce3" table:formula="oooc:=DAYS(NOW();[January.A4])" office:value-type="float" office:value="247.834062499998">
            <text:p>247.83</text:p>
          </table:table-cell>
        </table:table-row>
      </table:table>
      <table:table table:name="July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34.25">
            <text:p>234.25</text:p>
          </table:table-cell>
          <table:table-cell table:formula="oooc:=[.D3]-[.E3]" office:value-type="float" office:value="-15.25">
            <text:p>-15.25</text:p>
          </table:table-cell>
          <table:table-cell office:value-type="float" office:value="10399">
            <text:p>10399</text:p>
          </table:table-cell>
          <table:table-cell office:value-type="float" office:value="136">
            <text:p>136</text:p>
          </table:table-cell>
          <table:table-cell table:formula="oooc:=([.G3]-1200)/[.D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1">
            <text:p>07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table:formula="oooc:=[.E3]+[.C4]" office:value-type="float" office:value="235.25">
            <text:p>235.25</text:p>
          </table:table-cell>
          <table:table-cell table:formula="oooc:=[.D4]-[.E4]" office:value-type="float" office:value="-16.25">
            <text:p>-16.25</text:p>
          </table:table-cell>
          <table:table-cell office:value-type="float" office:value="10399">
            <text:p>10399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2">
            <text:p>07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36.25">
            <text:p>236.25</text:p>
          </table:table-cell>
          <table:table-cell table:formula="oooc:=[.D5]-[.E5]" office:value-type="float" office:value="-17.25">
            <text:p>-17.25</text:p>
          </table:table-cell>
          <table:table-cell office:value-type="float" office:value="10399">
            <text:p>10399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3">
            <text:p>07/0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37.25">
            <text:p>237.25</text:p>
          </table:table-cell>
          <table:table-cell table:formula="oooc:=[.D6]-[.E6]" office:value-type="float" office:value="-18.25">
            <text:p>-18.25</text:p>
          </table:table-cell>
          <table:table-cell office:value-type="float" office:value="10399">
            <text:p>10399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4">
            <text:p>07/04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39.25">
            <text:p>239.25</text:p>
          </table:table-cell>
          <table:table-cell table:formula="oooc:=[.D7]-[.E7]" office:value-type="float" office:value="-20.25">
            <text:p>-20.25</text:p>
          </table:table-cell>
          <table:table-cell office:value-type="float" office:value="10399">
            <text:p>1039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5">
            <text:p>07/0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41.25">
            <text:p>241.25</text:p>
          </table:table-cell>
          <table:table-cell table:formula="oooc:=[.D8]-[.E8]" office:value-type="float" office:value="-22.25">
            <text:p>-22.25</text:p>
          </table:table-cell>
          <table:table-cell office:value-type="float" office:value="10399">
            <text:p>10399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6">
            <text:p>07/0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43.25">
            <text:p>243.25</text:p>
          </table:table-cell>
          <table:table-cell table:formula="oooc:=[.D9]-[.E9]" office:value-type="float" office:value="-24.25">
            <text:p>-24.25</text:p>
          </table:table-cell>
          <table:table-cell office:value-type="float" office:value="10399">
            <text:p>10399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7">
            <text:p>07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44.25">
            <text:p>244.25</text:p>
          </table:table-cell>
          <table:table-cell table:formula="oooc:=[.D10]-[.E10]" office:value-type="float" office:value="-25.25">
            <text:p>-25.25</text:p>
          </table:table-cell>
          <table:table-cell office:value-type="float" office:value="10399">
            <text:p>10399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8">
            <text:p>07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45.25">
            <text:p>245.25</text:p>
          </table:table-cell>
          <table:table-cell table:formula="oooc:=[.D11]-[.E11]" office:value-type="float" office:value="-26.25">
            <text:p>-26.25</text:p>
          </table:table-cell>
          <table:table-cell office:value-type="float" office:value="10399">
            <text:p>1039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9">
            <text:p>07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46.25">
            <text:p>246.25</text:p>
          </table:table-cell>
          <table:table-cell table:formula="oooc:=[.D12]-[.E12]" office:value-type="float" office:value="-27.25">
            <text:p>-27.25</text:p>
          </table:table-cell>
          <table:table-cell office:value-type="float" office:value="10399">
            <text:p>10399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0">
            <text:p>07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47.25">
            <text:p>247.25</text:p>
          </table:table-cell>
          <table:table-cell table:formula="oooc:=[.D13]-[.E13]" office:value-type="float" office:value="-28.25">
            <text:p>-28.25</text:p>
          </table:table-cell>
          <table:table-cell office:value-type="float" office:value="10399">
            <text:p>10399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1">
            <text:p>07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48.25">
            <text:p>248.25</text:p>
          </table:table-cell>
          <table:table-cell table:formula="oooc:=[.D14]-[.E14]" office:value-type="float" office:value="-29.25">
            <text:p>-29.25</text:p>
          </table:table-cell>
          <table:table-cell office:value-type="float" office:value="10399">
            <text:p>10399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2">
            <text:p>07/1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50.25">
            <text:p>250.25</text:p>
          </table:table-cell>
          <table:table-cell table:formula="oooc:=[.D15]-[.E15]" office:value-type="float" office:value="-31.25">
            <text:p>-31.25</text:p>
          </table:table-cell>
          <table:table-cell office:value-type="float" office:value="10399">
            <text:p>10399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3">
            <text:p>07/1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52.25">
            <text:p>252.25</text:p>
          </table:table-cell>
          <table:table-cell table:formula="oooc:=[.D16]-[.E16]" office:value-type="float" office:value="-33.25">
            <text:p>-33.25</text:p>
          </table:table-cell>
          <table:table-cell office:value-type="float" office:value="10399">
            <text:p>10399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4">
            <text:p>07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53.25">
            <text:p>253.25</text:p>
          </table:table-cell>
          <table:table-cell table:formula="oooc:=[.D17]-[.E17]" office:value-type="float" office:value="-34.25">
            <text:p>-34.25</text:p>
          </table:table-cell>
          <table:table-cell office:value-type="float" office:value="10399">
            <text:p>10399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5">
            <text:p>07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54.25">
            <text:p>254.25</text:p>
          </table:table-cell>
          <table:table-cell table:formula="oooc:=[.D18]-[.E18]" office:value-type="float" office:value="-35.25">
            <text:p>-35.25</text:p>
          </table:table-cell>
          <table:table-cell office:value-type="float" office:value="10399">
            <text:p>10399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6">
            <text:p>07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8]+[.B19]" office:value-type="float" office:value="219">
            <text:p>219</text:p>
          </table:table-cell>
          <table:table-cell table:formula="oooc:=[.E18]+[.C19]" office:value-type="float" office:value="255.25">
            <text:p>255.25</text:p>
          </table:table-cell>
          <table:table-cell table:formula="oooc:=[.D19]-[.E19]" office:value-type="float" office:value="-36.25">
            <text:p>-36.25</text:p>
          </table:table-cell>
          <table:table-cell office:value-type="float" office:value="10399">
            <text:p>10399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7">
            <text:p>07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9">
            <text:p>219</text:p>
          </table:table-cell>
          <table:table-cell table:formula="oooc:=[.E19]+[.C20]" office:value-type="float" office:value="256.25">
            <text:p>256.25</text:p>
          </table:table-cell>
          <table:table-cell table:formula="oooc:=[.D20]-[.E20]" office:value-type="float" office:value="-37.25">
            <text:p>-37.25</text:p>
          </table:table-cell>
          <table:table-cell office:value-type="float" office:value="10399">
            <text:p>10399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8">
            <text:p>07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9">
            <text:p>219</text:p>
          </table:table-cell>
          <table:table-cell table:formula="oooc:=[.E20]+[.C21]" office:value-type="float" office:value="257.25">
            <text:p>257.25</text:p>
          </table:table-cell>
          <table:table-cell table:formula="oooc:=[.D21]-[.E21]" office:value-type="float" office:value="-38.25">
            <text:p>-38.25</text:p>
          </table:table-cell>
          <table:table-cell office:value-type="float" office:value="10399">
            <text:p>10399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9">
            <text:p>07/1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1]+[.B22]" office:value-type="float" office:value="219">
            <text:p>219</text:p>
          </table:table-cell>
          <table:table-cell table:formula="oooc:=[.E21]+[.C22]" office:value-type="float" office:value="259.25">
            <text:p>259.25</text:p>
          </table:table-cell>
          <table:table-cell table:formula="oooc:=[.D22]-[.E22]" office:value-type="float" office:value="-40.25">
            <text:p>-40.25</text:p>
          </table:table-cell>
          <table:table-cell office:value-type="float" office:value="10399">
            <text:p>10399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0">
            <text:p>07/2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61.25">
            <text:p>261.25</text:p>
          </table:table-cell>
          <table:table-cell table:formula="oooc:=[.D23]-[.E23]" office:value-type="float" office:value="-42.25">
            <text:p>-42.25</text:p>
          </table:table-cell>
          <table:table-cell office:value-type="float" office:value="10399">
            <text:p>10399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1">
            <text:p>07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62.25">
            <text:p>262.25</text:p>
          </table:table-cell>
          <table:table-cell table:formula="oooc:=[.D24]-[.E24]" office:value-type="float" office:value="-43.25">
            <text:p>-43.25</text:p>
          </table:table-cell>
          <table:table-cell office:value-type="float" office:value="10399">
            <text:p>10399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2">
            <text:p>07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63.25">
            <text:p>263.25</text:p>
          </table:table-cell>
          <table:table-cell table:formula="oooc:=[.D25]-[.E25]" office:value-type="float" office:value="-44.25">
            <text:p>-44.25</text:p>
          </table:table-cell>
          <table:table-cell office:value-type="float" office:value="10399">
            <text:p>10399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3">
            <text:p>07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64.25">
            <text:p>264.25</text:p>
          </table:table-cell>
          <table:table-cell table:formula="oooc:=[.D26]-[.E26]" office:value-type="float" office:value="-45.25">
            <text:p>-45.25</text:p>
          </table:table-cell>
          <table:table-cell office:value-type="float" office:value="10399">
            <text:p>10399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4">
            <text:p>07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65.25">
            <text:p>265.25</text:p>
          </table:table-cell>
          <table:table-cell table:formula="oooc:=[.D27]-[.E27]" office:value-type="float" office:value="-46.25">
            <text:p>-46.25</text:p>
          </table:table-cell>
          <table:table-cell office:value-type="float" office:value="10399">
            <text:p>10399</text:p>
          </table:table-cell>
          <table:table-cell table:formula="oooc:=[.G27]-[.G26]" office:value-type="float" office:value="0">
            <text:p>0</text:p>
          </table:table-cell>
          <table:table-cell table:formula="oooc:=([.G27]-1200)/[.D2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5">
            <text:p>07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66.25">
            <text:p>266.25</text:p>
          </table:table-cell>
          <table:table-cell table:formula="oooc:=[.D28]-[.E28]" office:value-type="float" office:value="-47.25">
            <text:p>-47.25</text:p>
          </table:table-cell>
          <table:table-cell office:value-type="float" office:value="10399">
            <text:p>10399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6">
            <text:p>07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68.25">
            <text:p>268.25</text:p>
          </table:table-cell>
          <table:table-cell table:formula="oooc:=[.D29]-[.E29]" office:value-type="float" office:value="-49.25">
            <text:p>-49.25</text:p>
          </table:table-cell>
          <table:table-cell office:value-type="float" office:value="10399">
            <text:p>10399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7">
            <text:p>07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70.25">
            <text:p>270.25</text:p>
          </table:table-cell>
          <table:table-cell table:formula="oooc:=[.D30]-[.E30]" office:value-type="float" office:value="-51.25">
            <text:p>-51.25</text:p>
          </table:table-cell>
          <table:table-cell office:value-type="float" office:value="10399">
            <text:p>10399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8">
            <text:p>07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71.25">
            <text:p>271.25</text:p>
          </table:table-cell>
          <table:table-cell table:formula="oooc:=[.D31]-[.E31]" office:value-type="float" office:value="-52.25">
            <text:p>-52.25</text:p>
          </table:table-cell>
          <table:table-cell office:value-type="float" office:value="10399">
            <text:p>10399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9">
            <text:p>07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72.25">
            <text:p>272.25</text:p>
          </table:table-cell>
          <table:table-cell table:formula="oooc:=[.D32]-[.E32]" office:value-type="float" office:value="-53.25">
            <text:p>-53.25</text:p>
          </table:table-cell>
          <table:table-cell office:value-type="float" office:value="10399">
            <text:p>10399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0">
            <text:p>07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73.25">
            <text:p>273.25</text:p>
          </table:table-cell>
          <table:table-cell table:formula="oooc:=[.D33]-[.E33]" office:value-type="float" office:value="-54.25">
            <text:p>-54.25</text:p>
          </table:table-cell>
          <table:table-cell office:value-type="float" office:value="10399">
            <text:p>10399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74.25">
            <text:p>274.25</text:p>
          </table:table-cell>
          <table:table-cell table:formula="oooc:=[.D34]-[.E34]" office:value-type="float" office:value="-55.25">
            <text:p>-55.25</text:p>
          </table:table-cell>
          <table:table-cell office:value-type="float" office:value="10399">
            <text:p>10399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</table:table>
      <table:table table:name="June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ce2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5.25">
            <text:p>195.25</text:p>
          </table:table-cell>
          <table:table-cell office:value-type="float" office:value="200.25">
            <text:p>200.25</text:p>
          </table:table-cell>
          <table:table-cell table:formula="oooc:=[.D3]-[.E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office:value-type="float" office:value="105">
            <text:p>105</text:p>
          </table:table-cell>
          <table:table-cell table:formula="oooc:=([.G3]-1200)/[.D3]" office:value-type="float" office:value="46.955185659411">
            <text:p>46.96</text:p>
          </table:table-cell>
          <table:table-cell/>
        </table:table-row>
        <table:table-row table:style-name="ro1">
          <table:table-cell office:value-type="date" office:date-value="2008-05-31">
            <text:p>05/31/08</text:p>
          </table:table-cell>
          <table:table-cell table:number-columns-repeated="2" office:value-type="float" office:value="2">
            <text:p>2</text:p>
          </table:table-cell>
          <table:table-cell table:formula="oooc:=[.D3]+[.B4]" office:value-type="float" office:value="197.25">
            <text:p>197.25</text:p>
          </table:table-cell>
          <table:table-cell table:formula="oooc:=[.E3]+[.C4]" office:value-type="float" office:value="202.25">
            <text:p>202.25</text:p>
          </table:table-cell>
          <table:table-cell table:formula="oooc:=[.D4]-[.E4]" office:value-type="float" office:value="-5">
            <text:p>-5.00</text:p>
          </table:table-cell>
          <table:table-cell office:value-type="float" office:value="10443">
            <text:p>10443</text:p>
          </table:table-cell>
          <table:table-cell table:formula="oooc:=[.G4]-[.G3]" office:value-type="float" office:value="75">
            <text:p>75</text:p>
          </table:table-cell>
          <table:table-cell table:formula="oooc:=([.G4]-1200)/[.D4]" office:value-type="float" office:value="46.8593155893536">
            <text:p>46.86</text:p>
          </table:table-cell>
          <table:table-cell/>
        </table:table-row>
        <table:table-row table:style-name="ro1">
          <table:table-cell office:value-type="date" office:date-value="2008-06-01">
            <text:p>06/01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4]+[.B5]" office:value-type="float" office:value="199.5">
            <text:p>199.5</text:p>
          </table:table-cell>
          <table:table-cell table:formula="oooc:=[.E4]+[.C5]" office:value-type="float" office:value="204.25">
            <text:p>204.25</text:p>
          </table:table-cell>
          <table:table-cell table:formula="oooc:=[.D5]-[.E5]" office:value-type="float" office:value="-4.75">
            <text:p>-4.75</text:p>
          </table:table-cell>
          <table:table-cell office:value-type="float" office:value="10473">
            <text:p>10473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46.4812030075188">
            <text:p>46.48</text:p>
          </table:table-cell>
          <table:table-cell office:value-type="string">
            <text:p>#165, most of #166</text:p>
          </table:table-cell>
        </table:table-row>
        <table:table-row table:style-name="ro1">
          <table:table-cell office:value-type="date" office:date-value="2008-06-02">
            <text:p>06/02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201">
            <text:p>201</text:p>
          </table:table-cell>
          <table:table-cell table:formula="oooc:=[.E5]+[.C6]" office:value-type="float" office:value="205.25">
            <text:p>205.25</text:p>
          </table:table-cell>
          <table:table-cell table:formula="oooc:=[.D6]-[.E6]" office:value-type="float" office:value="-4.25">
            <text:p>-4.25</text:p>
          </table:table-cell>
          <table:table-cell office:value-type="float" office:value="10283">
            <text:p>10283</text:p>
          </table:table-cell>
          <table:table-cell table:formula="oooc:=[.G6]-[.G5]" office:value-type="float" office:value="-190">
            <text:p>-190</text:p>
          </table:table-cell>
          <table:table-cell table:formula="oooc:=([.G6]-1200)/[.D6]" office:value-type="float" office:value="45.1890547263682">
            <text:p>45.19</text:p>
          </table:table-cell>
          <table:table-cell office:value-type="string">
            <text:p>#166, removed three files!</text:p>
          </table:table-cell>
        </table:table-row>
        <table:table-row table:style-name="ro1">
          <table:table-cell office:value-type="date" office:date-value="2008-06-03">
            <text:p>06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6]+[.B7]" office:value-type="float" office:value="202.25">
            <text:p>202.25</text:p>
          </table:table-cell>
          <table:table-cell table:formula="oooc:=[.E6]+[.C7]" office:value-type="float" office:value="206.25">
            <text:p>206.25</text:p>
          </table:table-cell>
          <table:table-cell table:formula="oooc:=[.D7]-[.E7]" office:value-type="float" office:value="-4">
            <text:p>-4.00</text:p>
          </table:table-cell>
          <table:table-cell office:value-type="float" office:value="10353">
            <text:p>10353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45.2558714462299">
            <text:p>45.26</text:p>
          </table:table-cell>
          <table:table-cell office:value-type="string">
            <text:p>#156, #149</text:p>
          </table:table-cell>
        </table:table-row>
        <table:table-row table:style-name="ro1">
          <table:table-cell office:value-type="date" office:date-value="2008-06-04">
            <text:p>06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203.75">
            <text:p>203.75</text:p>
          </table:table-cell>
          <table:table-cell table:formula="oooc:=[.E7]+[.C8]" office:value-type="float" office:value="207.25">
            <text:p>207.25</text:p>
          </table:table-cell>
          <table:table-cell table:formula="oooc:=[.D8]-[.E8]" office:value-type="float" office:value="-3.5">
            <text:p>-3.50</text:p>
          </table:table-cell>
          <table:table-cell office:value-type="float" office:value="10478">
            <text:p>10478</text:p>
          </table:table-cell>
          <table:table-cell table:formula="oooc:=[.G8]-[.G7]" office:value-type="float" office:value="125">
            <text:p>125</text:p>
          </table:table-cell>
          <table:table-cell table:formula="oooc:=([.G8]-1200)/[.D8]" office:value-type="float" office:value="45.5361963190184">
            <text:p>45.54</text:p>
          </table:table-cell>
          <table:table-cell office:value-type="string">
            <text:p>#170</text:p>
          </table:table-cell>
        </table:table-row>
        <table:table-row table:style-name="ro1">
          <table:table-cell office:value-type="date" office:date-value="2008-06-05">
            <text:p>06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204.75">
            <text:p>204.75</text:p>
          </table:table-cell>
          <table:table-cell table:formula="oooc:=[.E8]+[.C9]" office:value-type="float" office:value="208.25">
            <text:p>208.25</text:p>
          </table:table-cell>
          <table:table-cell table:formula="oooc:=[.D9]-[.E9]" office:value-type="float" office:value="-3.5">
            <text:p>-3.50</text:p>
          </table:table-cell>
          <table:table-cell office:value-type="float" office:value="10509">
            <text:p>10509</text:p>
          </table:table-cell>
          <table:table-cell table:formula="oooc:=[.G9]-[.G8]" office:value-type="float" office:value="31">
            <text:p>31</text:p>
          </table:table-cell>
          <table:table-cell table:formula="oooc:=([.G9]-1200)/[.D9]" office:value-type="float" office:value="45.4652014652015">
            <text:p>45.47</text:p>
          </table:table-cell>
          <table:table-cell office:value-type="string">
            <text:p>#168</text:p>
          </table:table-cell>
        </table:table-row>
        <table:table-row table:style-name="ro1">
          <table:table-cell office:value-type="date" office:date-value="2008-06-06">
            <text:p>06/0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06.25">
            <text:p>206.25</text:p>
          </table:table-cell>
          <table:table-cell table:formula="oooc:=[.E9]+[.C10]" office:value-type="float" office:value="209.25">
            <text:p>209.25</text:p>
          </table:table-cell>
          <table:table-cell table:formula="oooc:=[.D10]-[.E10]" office:value-type="float" office:value="-3">
            <text:p>-3.00</text:p>
          </table:table-cell>
          <table:table-cell office:value-type="float" office:value="10619">
            <text:p>10619</text:p>
          </table:table-cell>
          <table:table-cell table:formula="oooc:=[.G10]-[.G9]" office:value-type="float" office:value="110">
            <text:p>110</text:p>
          </table:table-cell>
          <table:table-cell table:formula="oooc:=([.G10]-1200)/[.D10]" office:value-type="float" office:value="45.6678787878788">
            <text:p>45.67</text:p>
          </table:table-cell>
          <table:table-cell office:value-type="string">
            <text:p>#76, #174</text:p>
          </table:table-cell>
        </table:table-row>
        <table:table-row table:style-name="ro1">
          <table:table-cell office:value-type="date" office:date-value="2008-06-07">
            <text:p>06/0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0]+[.B11]" office:value-type="float" office:value="206.25">
            <text:p>206.25</text:p>
          </table:table-cell>
          <table:table-cell table:formula="oooc:=[.E10]+[.C11]" office:value-type="float" office:value="211.25">
            <text:p>211.25</text:p>
          </table:table-cell>
          <table:table-cell table:formula="oooc:=[.D11]-[.E11]" office:value-type="float" office:value="-5">
            <text:p>-5.00</text:p>
          </table:table-cell>
          <table:table-cell office:value-type="float" office:value="10619">
            <text:p>1061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6678787878788">
            <text:p>45.67</text:p>
          </table:table-cell>
          <table:table-cell/>
        </table:table-row>
        <table:table-row table:style-name="ro1">
          <table:table-cell office:value-type="date" office:date-value="2008-06-08">
            <text:p>06/08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208.25">
            <text:p>208.25</text:p>
          </table:table-cell>
          <table:table-cell table:formula="oooc:=[.E11]+[.C12]" office:value-type="float" office:value="213.25">
            <text:p>213.25</text:p>
          </table:table-cell>
          <table:table-cell table:formula="oooc:=[.D12]-[.E12]" office:value-type="float" office:value="-5">
            <text:p>-5.00</text:p>
          </table:table-cell>
          <table:table-cell office:value-type="float" office:value="10684">
            <text:p>10684</text:p>
          </table:table-cell>
          <table:table-cell table:formula="oooc:=[.G12]-[.G11]" office:value-type="float" office:value="65">
            <text:p>65</text:p>
          </table:table-cell>
          <table:table-cell table:formula="oooc:=([.G12]-1200)/[.D12]" office:value-type="float" office:value="45.5414165666267">
            <text:p>45.54</text:p>
          </table:table-cell>
          <table:table-cell/>
        </table:table-row>
        <table:table-row table:style-name="ro1">
          <table:table-cell office:value-type="date" office:date-value="2008-06-09">
            <text:p>06/09/08</text:p>
          </table:table-cell>
          <table:table-cell office:value-type="float" office:value="2.75">
            <text:p>2.75</text:p>
          </table:table-cell>
          <table:table-cell office:value-type="float" office:value="1">
            <text:p>1</text:p>
          </table:table-cell>
          <table:table-cell table:formula="oooc:=[.D12]+[.B13]" office:value-type="float" office:value="211">
            <text:p>211</text:p>
          </table:table-cell>
          <table:table-cell table:formula="oooc:=[.E12]+[.C13]" office:value-type="float" office:value="214.25">
            <text:p>214.25</text:p>
          </table:table-cell>
          <table:table-cell table:formula="oooc:=[.D13]-[.E13]" office:value-type="float" office:value="-3.25">
            <text:p>-3.25</text:p>
          </table:table-cell>
          <table:table-cell office:value-type="float" office:value="10860">
            <text:p>10860</text:p>
          </table:table-cell>
          <table:table-cell table:formula="oooc:=[.G13]-[.G12]" office:value-type="float" office:value="176">
            <text:p>176</text:p>
          </table:table-cell>
          <table:table-cell table:formula="oooc:=([.G13]-1200)/[.D13]" office:value-type="float" office:value="45.781990521327">
            <text:p>45.78</text:p>
          </table:table-cell>
          <table:table-cell office:value-type="string">
            <text:p>#4, #157, #158, #176</text:p>
          </table:table-cell>
        </table:table-row>
        <table:table-row table:style-name="ro1">
          <table:table-cell office:value-type="date" office:date-value="2008-06-10">
            <text:p>06/10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3]+[.B14]" office:value-type="float" office:value="212.5">
            <text:p>212.5</text:p>
          </table:table-cell>
          <table:table-cell table:formula="oooc:=[.E13]+[.C14]" office:value-type="float" office:value="215.25">
            <text:p>215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10885">
            <text:p>10885</text:p>
          </table:table-cell>
          <table:table-cell table:formula="oooc:=[.G14]-[.G13]" office:value-type="float" office:value="25">
            <text:p>25</text:p>
          </table:table-cell>
          <table:table-cell table:formula="oooc:=([.G14]-1200)/[.D14]" office:value-type="float" office:value="45.5764705882353">
            <text:p>45.58</text:p>
          </table:table-cell>
          <table:table-cell office:value-type="string">
            <text:p>#160, #177, #178</text:p>
          </table:table-cell>
        </table:table-row>
        <table:table-row table:style-name="ro1">
          <table:table-cell office:value-type="date" office:date-value="2008-06-11">
            <text:p>06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214">
            <text:p>214</text:p>
          </table:table-cell>
          <table:table-cell table:formula="oooc:=[.E14]+[.C15]" office:value-type="float" office:value="216.25">
            <text:p>216.25</text:p>
          </table:table-cell>
          <table:table-cell table:formula="oooc:=[.D15]-[.E15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5]-[.G14]" office:value-type="float" office:value="54">
            <text:p>54</text:p>
          </table:table-cell>
          <table:table-cell table:formula="oooc:=([.G15]-1200)/[.D15]" office:value-type="float" office:value="45.5093457943925">
            <text:p>45.51</text:p>
          </table:table-cell>
          <table:table-cell office:value-type="string">
            <text:p>#00, #184</text:p>
          </table:table-cell>
        </table:table-row>
        <table:table-row table:style-name="ro1">
          <table:table-cell office:value-type="date" office:date-value="2008-06-12">
            <text:p>06/12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215">
            <text:p>215</text:p>
          </table:table-cell>
          <table:table-cell table:formula="oooc:=[.E15]+[.C16]" office:value-type="float" office:value="217.25">
            <text:p>217.25</text:p>
          </table:table-cell>
          <table:table-cell table:formula="oooc:=[.D16]-[.E16]" office:value-type="float" office:value="-2.25">
            <text:p>-2.25</text:p>
          </table:table-cell>
          <table:table-cell office:value-type="float" office:value="10936">
            <text:p>10936</text:p>
          </table:table-cell>
          <table:table-cell table:formula="oooc:=[.G16]-[.G15]" office:value-type="float" office:value="-3">
            <text:p>-3</text:p>
          </table:table-cell>
          <table:table-cell table:formula="oooc:=([.G16]-1200)/[.D16]" office:value-type="float" office:value="45.2837209302326">
            <text:p>45.28</text:p>
          </table:table-cell>
          <table:table-cell office:value-type="string">
            <text:p>#172, #183</text:p>
          </table:table-cell>
        </table:table-row>
        <table:table-row table:style-name="ro1">
          <table:table-cell office:value-type="date" office:date-value="2008-06-13">
            <text:p>06/13/08</text:p>
          </table:table-cell>
          <table:table-cell table:number-columns-repeated="2" office:value-type="float" office:value="0">
            <text:p>0</text:p>
          </table:table-cell>
          <table:table-cell table:formula="oooc:=[.D16]+[.B17]" office:value-type="float" office:value="215">
            <text:p>215</text:p>
          </table:table-cell>
          <table:table-cell table:formula="oooc:=[.E16]+[.C17]" office:value-type="float" office:value="217.25">
            <text:p>217.25</text:p>
          </table:table-cell>
          <table:table-cell table:formula="oooc:=[.D17]-[.E17]" office:value-type="float" office:value="-2.25">
            <text:p>-2.25</text:p>
          </table:table-cell>
          <table:table-cell office:value-type="float" office:value="10937">
            <text:p>10937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45.2883720930233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4">
            <text:p>06/14/08</text:p>
          </table:table-cell>
          <table:table-cell table:number-columns-repeated="2" office:value-type="float" office:value="0">
            <text:p>0</text:p>
          </table:table-cell>
          <table:table-cell table:formula="oooc:=[.D17]+[.B18]" office:value-type="float" office:value="215">
            <text:p>215</text:p>
          </table:table-cell>
          <table:table-cell table:formula="oooc:=[.E17]+[.C18]" office:value-type="float" office:value="217.25">
            <text:p>217.25</text:p>
          </table:table-cell>
          <table:table-cell table:formula="oooc:=[.D18]-[.E18]" office:value-type="float" office:value="-2.25">
            <text:p>-2.25</text:p>
          </table:table-cell>
          <table:table-cell office:value-type="float" office:value="10938">
            <text:p>10938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45.293023255814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5">
            <text:p>06/15/08</text:p>
          </table:table-cell>
          <table:table-cell table:number-columns-repeated="2" office:value-type="float" office:value="0">
            <text:p>0</text:p>
          </table:table-cell>
          <table:table-cell table:formula="oooc:=[.D18]+[.B19]" office:value-type="float" office:value="215">
            <text:p>215</text:p>
          </table:table-cell>
          <table:table-cell table:formula="oooc:=[.E18]+[.C19]" office:value-type="float" office:value="217.25">
            <text:p>217.25</text:p>
          </table:table-cell>
          <table:table-cell table:formula="oooc:=[.D19]-[.E19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5.2976744186047">
            <text:p>45.3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6">
            <text:p>06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5">
            <text:p>215</text:p>
          </table:table-cell>
          <table:table-cell table:formula="oooc:=[.E19]+[.C20]" office:value-type="float" office:value="218.25">
            <text:p>218.25</text:p>
          </table:table-cell>
          <table:table-cell table:formula="oooc:=[.D20]-[.E20]" office:value-type="float" office:value="-3.25">
            <text:p>-3.25</text:p>
          </table:table-cell>
          <table:table-cell office:value-type="float" office:value="10940">
            <text:p>10940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5.3023255813954">
            <text:p>45.3</text:p>
          </table:table-cell>
          <table:table-cell office:value-type="string">
            <text:p>Preparing for trip</text:p>
          </table:table-cell>
        </table:table-row>
        <table:table-row table:style-name="ro1">
          <table:table-cell office:value-type="date" office:date-value="2008-06-17">
            <text:p>06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5">
            <text:p>215</text:p>
          </table:table-cell>
          <table:table-cell table:formula="oooc:=[.E20]+[.C21]" office:value-type="float" office:value="219.25">
            <text:p>219.25</text:p>
          </table:table-cell>
          <table:table-cell table:formula="oooc:=[.D21]-[.E21]" office:value-type="float" office:value="-4.25">
            <text:p>-4.25</text:p>
          </table:table-cell>
          <table:table-cell office:value-type="float" office:value="10941">
            <text:p>10941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5.306976744186">
            <text:p>45.31</text:p>
          </table:table-cell>
          <table:table-cell office:value-type="string">
            <text:p>Flew into Reno</text:p>
          </table:table-cell>
        </table:table-row>
        <table:table-row table:style-name="ro1">
          <table:table-cell office:value-type="date" office:date-value="2008-06-18">
            <text:p>06/18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1]+[.B22]" office:value-type="float" office:value="217.25">
            <text:p>217.25</text:p>
          </table:table-cell>
          <table:table-cell table:formula="oooc:=[.E21]+[.C22]" office:value-type="float" office:value="220.25">
            <text:p>220.25</text:p>
          </table:table-cell>
          <table:table-cell table:formula="oooc:=[.D22]-[.E22]" office:value-type="float" office:value="-3">
            <text:p>-3.00</text:p>
          </table:table-cell>
          <table:table-cell office:value-type="float" office:value="11102">
            <text:p>11102</text:p>
          </table:table-cell>
          <table:table-cell table:formula="oooc:=[.G22]-[.G21]" office:value-type="float" office:value="161">
            <text:p>161</text:p>
          </table:table-cell>
          <table:table-cell table:formula="oooc:=([.G22]-1200)/[.D22]" office:value-type="float" office:value="45.5788262370541">
            <text:p>45.58</text:p>
          </table:table-cell>
          <table:table-cell office:value-type="string">
            <text:p>#179, #180</text:p>
          </table:table-cell>
        </table:table-row>
        <table:table-row table:style-name="ro1">
          <table:table-cell office:value-type="date" office:date-value="2008-06-19">
            <text:p>06/1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21.25">
            <text:p>221.25</text:p>
          </table:table-cell>
          <table:table-cell table:formula="oooc:=[.D23]-[.E23]" office:value-type="float" office:value="-2.25">
            <text:p>-2.25</text:p>
          </table:table-cell>
          <table:table-cell office:value-type="float" office:value="11114">
            <text:p>11114</text:p>
          </table:table-cell>
          <table:table-cell table:formula="oooc:=[.G23]-[.G22]" office:value-type="float" office:value="12">
            <text:p>12</text:p>
          </table:table-cell>
          <table:table-cell table:formula="oooc:=([.G23]-1200)/[.D23]" office:value-type="float" office:value="45.2694063926941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0">
            <text:p>06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22.25">
            <text:p>222.25</text:p>
          </table:table-cell>
          <table:table-cell table:formula="oooc:=[.D24]-[.E24]" office:value-type="float" office:value="-3.25">
            <text:p>-3.25</text:p>
          </table:table-cell>
          <table:table-cell office:value-type="float" office:value="11115">
            <text:p>1111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5.2739726027397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1">
            <text:p>06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23.25">
            <text:p>223.25</text:p>
          </table:table-cell>
          <table:table-cell table:formula="oooc:=[.D25]-[.E25]" office:value-type="float" office:value="-4.25">
            <text:p>-4.25</text:p>
          </table:table-cell>
          <table:table-cell office:value-type="float" office:value="11116">
            <text:p>1111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5.2785388127854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2">
            <text:p>06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24.25">
            <text:p>224.25</text:p>
          </table:table-cell>
          <table:table-cell table:formula="oooc:=[.D26]-[.E26]" office:value-type="float" office:value="-5.25">
            <text:p>-5.25</text:p>
          </table:table-cell>
          <table:table-cell office:value-type="float" office:value="11117">
            <text:p>1111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5.2831050228311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3">
            <text:p>06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25.25">
            <text:p>225.25</text:p>
          </table:table-cell>
          <table:table-cell table:formula="oooc:=[.D27]-[.E27]" office:value-type="float" office:value="-6.25">
            <text:p>-6.25</text:p>
          </table:table-cell>
          <table:table-cell office:value-type="float" office:value="11118">
            <text:p>1111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5.2876712328767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4">
            <text:p>06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26.25">
            <text:p>226.25</text:p>
          </table:table-cell>
          <table:table-cell table:formula="oooc:=[.D28]-[.E28]" office:value-type="float" office:value="-7.25">
            <text:p>-7.25</text:p>
          </table:table-cell>
          <table:table-cell office:value-type="float" office:value="11119">
            <text:p>1111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5.2922374429224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5">
            <text:p>06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27.25">
            <text:p>227.25</text:p>
          </table:table-cell>
          <table:table-cell table:formula="oooc:=[.D29]-[.E29]" office:value-type="float" office:value="-8.25">
            <text:p>-8.25</text:p>
          </table:table-cell>
          <table:table-cell office:value-type="float" office:value="11120">
            <text:p>1112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5.296803652968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6">
            <text:p>06/2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28.25">
            <text:p>228.25</text:p>
          </table:table-cell>
          <table:table-cell table:formula="oooc:=[.D30]-[.E30]" office:value-type="float" office:value="-9.25">
            <text:p>-9.25</text:p>
          </table:table-cell>
          <table:table-cell office:value-type="float" office:value="11121">
            <text:p>1112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5.3013698630137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7">
            <text:p>06/2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29.25">
            <text:p>229.25</text:p>
          </table:table-cell>
          <table:table-cell table:formula="oooc:=[.D31]-[.E31]" office:value-type="float" office:value="-10.25">
            <text:p>-10.25</text:p>
          </table:table-cell>
          <table:table-cell office:value-type="float" office:value="11122">
            <text:p>1112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5.3059360730594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8">
            <text:p>06/28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31.25">
            <text:p>231.25</text:p>
          </table:table-cell>
          <table:table-cell table:formula="oooc:=[.D32]-[.E32]" office:value-type="float" office:value="-12.25">
            <text:p>-12.25</text:p>
          </table:table-cell>
          <table:table-cell office:value-type="float" office:value="11123">
            <text:p>11123</text:p>
          </table:table-cell>
          <table:table-cell table:formula="oooc:=[.G32]-[.G31]" office:value-type="float" office:value="1">
            <text:p>1</text:p>
          </table:table-cell>
          <table:table-cell table:formula="oooc:=([.G32]-1200)/[.D32]" office:value-type="float" office:value="45.310502283105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9">
            <text:p>06/2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33.25">
            <text:p>233.25</text:p>
          </table:table-cell>
          <table:table-cell table:formula="oooc:=[.D33]-[.E33]" office:value-type="float" office:value="-14.25">
            <text:p>-14.25</text:p>
          </table:table-cell>
          <table:table-cell office:value-type="float" office:value="11124">
            <text:p>11124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5.3150684931507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34.25">
            <text:p>234.25</text:p>
          </table:table-cell>
          <table:table-cell table:formula="oooc:=[.D34]-[.E34]" office:value-type="float" office:value="-15.25">
            <text:p>-15.25</text:p>
          </table:table-cell>
          <table:table-cell office:value-type="float" office:value="11125">
            <text:p>11125</text:p>
          </table:table-cell>
          <table:table-cell table:formula="oooc:=[.G34]-[.G33]" office:value-type="float" office:value="1">
            <text:p>1</text:p>
          </table:table-cell>
          <table:table-cell table:formula="oooc:=([.G34]-1200)/[.D34]" office:value-type="float" office:value="45.3196347031963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052">
            <text:p>9052</text:p>
          </table:table-cell>
          <table:table-cell table:style-name="Default" table:formula="oooc:=[.D33]/[.J37]" office:value-type="float" office:value="0.883655772700742">
            <text:p>0.88</text:p>
          </table:table-cell>
          <table:table-cell table:formula="oooc:=[.E37]/[.I33]" office:value-type="float" office:value="199.756952841596">
            <text:p>199.76</text:p>
          </table:table-cell>
          <table:table-cell table:style-name="ce1" table:formula="oooc:=TODAY()+([.G37]/[.F37])" office:value-type="date" office:date-value="2009-04-29T01:22:41.938331">
            <text:p>04/29/09</text:p>
          </table:table-cell>
          <table:table-cell/>
          <table:table-cell table:style-name="ce3" table:formula="oooc:=DAYS(NOW();[January.A4])" office:value-type="float" office:value="247.834062499998">
            <text:p>247.83</text:p>
          </table:table-cell>
        </table:table-row>
      </table:table>
      <table:table table:name="Ma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office:value-type="float" office:value="147.75">
            <text:p>147.75</text:p>
          </table:table-cell>
          <table:table-cell office:value-type="float" office:value="161.25">
            <text:p>161.25</text:p>
          </table:table-cell>
          <table:table-cell table:formula="oooc:=[.D3]-[.E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office:value-type="float" office:value="85">
            <text:p>85</text:p>
          </table:table-cell>
          <table:table-cell table:formula="oooc:=([.G3]-1200)/[.D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>
          <table:table-cell office:value-type="date" office:date-value="2008-05-01">
            <text:p>05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147.75">
            <text:p>147.75</text:p>
          </table:table-cell>
          <table:table-cell table:formula="oooc:=[.E3]+[.C4]" office:value-type="float" office:value="162.25">
            <text:p>162.25</text:p>
          </table:table-cell>
          <table:table-cell table:formula="oooc:=[.D4]-[.E4]" office:value-type="float" office:value="-14.5">
            <text:p>-14.50</text:p>
          </table:table-cell>
          <table:table-cell office:value-type="float" office:value="8038">
            <text:p>8038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6.2808798646362">
            <text:p>46.28</text:p>
          </table:table-cell>
          <table:table-cell office:value-type="string">
            <text:p>Sinus...pressure...rising!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148.75">
            <text:p>148.75</text:p>
          </table:table-cell>
          <table:table-cell table:formula="oooc:=[.E4]+[.C5]" office:value-type="float" office:value="163.25">
            <text:p>163.25</text:p>
          </table:table-cell>
          <table:table-cell table:formula="oooc:=[.D5]-[.E5]" office:value-type="float" office:value="-14.5">
            <text:p>-14.50</text:p>
          </table:table-cell>
          <table:table-cell office:value-type="float" office:value="8105">
            <text:p>8105</text:p>
          </table:table-cell>
          <table:table-cell table:formula="oooc:=[.G5]-[.G4]" office:value-type="float" office:value="67">
            <text:p>67</text:p>
          </table:table-cell>
          <table:table-cell table:formula="oooc:=([.G5]-1200)/[.D5]" office:value-type="float" office:value="46.4201680672269">
            <text:p>46.42</text:p>
          </table:table-cell>
          <table:table-cell office:value-type="string">
            <text:p>Basic mission editing</text:p>
          </table:table-cell>
        </table:table-row>
        <table:table-row table:style-name="ro1">
          <table:table-cell office:value-type="date" office:date-value="2008-05-03">
            <text:p>05/03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150.75">
            <text:p>150.75</text:p>
          </table:table-cell>
          <table:table-cell table:formula="oooc:=[.E5]+[.C6]" office:value-type="float" office:value="165.25">
            <text:p>165.25</text:p>
          </table:table-cell>
          <table:table-cell table:formula="oooc:=[.D6]-[.E6]" office:value-type="float" office:value="-14.5">
            <text:p>-14.50</text:p>
          </table:table-cell>
          <table:table-cell office:value-type="float" office:value="8217">
            <text:p>8217</text:p>
          </table:table-cell>
          <table:table-cell table:formula="oooc:=[.G6]-[.G5]" office:value-type="float" office:value="112">
            <text:p>112</text:p>
          </table:table-cell>
          <table:table-cell table:formula="oooc:=([.G6]-1200)/[.D6]" office:value-type="float" office:value="46.547263681592">
            <text:p>46.55</text:p>
          </table:table-cell>
          <table:table-cell office:value-type="string">
            <text:p>#110</text:p>
          </table:table-cell>
        </table:table-row>
        <table:table-row table:style-name="ro1">
          <table:table-cell office:value-type="date" office:date-value="2008-05-04">
            <text:p>05/04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152.75">
            <text:p>152.75</text:p>
          </table:table-cell>
          <table:table-cell table:formula="oooc:=[.E6]+[.C7]" office:value-type="float" office:value="167.25">
            <text:p>167.25</text:p>
          </table:table-cell>
          <table:table-cell table:formula="oooc:=[.D7]-[.E7]" office:value-type="float" office:value="-14.5">
            <text:p>-14.50</text:p>
          </table:table-cell>
          <table:table-cell office:value-type="float" office:value="8295">
            <text:p>8295</text:p>
          </table:table-cell>
          <table:table-cell table:formula="oooc:=[.G7]-[.G6]" office:value-type="float" office:value="78">
            <text:p>78</text:p>
          </table:table-cell>
          <table:table-cell table:formula="oooc:=([.G7]-1200)/[.D7]" office:value-type="float" office:value="46.4484451718494">
            <text:p>46.45</text:p>
          </table:table-cell>
          <table:table-cell office:value-type="string">
            <text:p>#124, tons of refactoring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154">
            <text:p>154</text:p>
          </table:table-cell>
          <table:table-cell table:formula="oooc:=[.E7]+[.C8]" office:value-type="float" office:value="168.25">
            <text:p>168.25</text:p>
          </table:table-cell>
          <table:table-cell table:formula="oooc:=[.D8]-[.E8]" office:value-type="float" office:value="-14.25">
            <text:p>-14.25</text:p>
          </table:table-cell>
          <table:table-cell office:value-type="float" office:value="8389">
            <text:p>8389</text:p>
          </table:table-cell>
          <table:table-cell table:formula="oooc:=[.G8]-[.G7]" office:value-type="float" office:value="94">
            <text:p>94</text:p>
          </table:table-cell>
          <table:table-cell table:formula="oooc:=([.G8]-1200)/[.D8]" office:value-type="float" office:value="46.6818181818182">
            <text:p>46.68</text:p>
          </table:table-cell>
          <table:table-cell office:value-type="string">
            <text:p>Started on #126</text:p>
          </table:table-cell>
        </table:table-row>
        <table:table-row table:style-name="ro1">
          <table:table-cell office:value-type="date" office:date-value="2008-05-06">
            <text:p>05/06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8]+[.B9]" office:value-type="float" office:value="155.75">
            <text:p>155.75</text:p>
          </table:table-cell>
          <table:table-cell table:formula="oooc:=[.E8]+[.C9]" office:value-type="float" office:value="169.25">
            <text:p>169.25</text:p>
          </table:table-cell>
          <table:table-cell table:formula="oooc:=[.D9]-[.E9]" office:value-type="float" office:value="-13.5">
            <text:p>-13.50</text:p>
          </table:table-cell>
          <table:table-cell office:value-type="float" office:value="8422">
            <text:p>8422</text:p>
          </table:table-cell>
          <table:table-cell table:formula="oooc:=[.G9]-[.G8]" office:value-type="float" office:value="33">
            <text:p>33</text:p>
          </table:table-cell>
          <table:table-cell table:formula="oooc:=([.G9]-1200)/[.D9]" office:value-type="float" office:value="46.3691813804173">
            <text:p>46.37</text:p>
          </table:table-cell>
          <table:table-cell office:value-type="string">
            <text:p>#126, refactoring for #130</text:p>
          </table:table-cell>
        </table:table-row>
        <table:table-row table:style-name="ro1">
          <table:table-cell office:value-type="date" office:date-value="2008-05-07">
            <text:p>05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57">
            <text:p>157</text:p>
          </table:table-cell>
          <table:table-cell table:formula="oooc:=[.E9]+[.C10]" office:value-type="float" office:value="170.25">
            <text:p>170.25</text:p>
          </table:table-cell>
          <table:table-cell table:formula="oooc:=[.D10]-[.E10]" office:value-type="float" office:value="-13.25">
            <text:p>-13.25</text:p>
          </table:table-cell>
          <table:table-cell office:value-type="float" office:value="8509">
            <text:p>8509</text:p>
          </table:table-cell>
          <table:table-cell table:formula="oooc:=[.G10]-[.G9]" office:value-type="float" office:value="87">
            <text:p>87</text:p>
          </table:table-cell>
          <table:table-cell table:formula="oooc:=([.G10]-1200)/[.D10]" office:value-type="float" office:value="46.5541401273885">
            <text:p>46.55</text:p>
          </table:table-cell>
          <table:table-cell office:value-type="string">
            <text:p>#130, Back to work on #123</text:p>
          </table:table-cell>
        </table:table-row>
        <table:table-row table:style-name="ro1">
          <table:table-cell office:value-type="date" office:date-value="2008-05-08">
            <text:p>05/0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158.25">
            <text:p>158.25</text:p>
          </table:table-cell>
          <table:table-cell table:formula="oooc:=[.E10]+[.C11]" office:value-type="float" office:value="171.25">
            <text:p>171.25</text:p>
          </table:table-cell>
          <table:table-cell table:formula="oooc:=[.D11]-[.E11]" office:value-type="float" office:value="-13">
            <text:p>-13.00</text:p>
          </table:table-cell>
          <table:table-cell office:value-type="float" office:value="8555">
            <text:p>8555</text:p>
          </table:table-cell>
          <table:table-cell table:formula="oooc:=[.G11]-[.G10]" office:value-type="float" office:value="46">
            <text:p>46</text:p>
          </table:table-cell>
          <table:table-cell table:formula="oooc:=([.G11]-1200)/[.D11]" office:value-type="float" office:value="46.477093206951">
            <text:p>46.48</text:p>
          </table:table-cell>
          <table:table-cell office:value-type="string">
            <text:p>#123</text:p>
          </table:table-cell>
        </table:table-row>
        <table:table-row table:style-name="ro1">
          <table:table-cell office:value-type="date" office:date-value="2008-05-09">
            <text:p>05/0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1]+[.B12]" office:value-type="float" office:value="160">
            <text:p>160</text:p>
          </table:table-cell>
          <table:table-cell table:formula="oooc:=[.E11]+[.C12]" office:value-type="float" office:value="172.25">
            <text:p>172.25</text:p>
          </table:table-cell>
          <table:table-cell table:formula="oooc:=[.D12]-[.E12]" office:value-type="float" office:value="-12.25">
            <text:p>-12.25</text:p>
          </table:table-cell>
          <table:table-cell office:value-type="float" office:value="8697">
            <text:p>8697</text:p>
          </table:table-cell>
          <table:table-cell table:formula="oooc:=[.G12]-[.G11]" office:value-type="float" office:value="142">
            <text:p>142</text:p>
          </table:table-cell>
          <table:table-cell table:formula="oooc:=([.G12]-1200)/[.D12]" office:value-type="float" office:value="46.85625">
            <text:p>46.86</text:p>
          </table:table-cell>
          <table:table-cell office:value-type="string">
            <text:p>#98, #13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12]+[.B13]" office:value-type="float" office:value="163">
            <text:p>163</text:p>
          </table:table-cell>
          <table:table-cell table:formula="oooc:=[.E12]+[.C13]" office:value-type="float" office:value="174.25">
            <text:p>174.25</text:p>
          </table:table-cell>
          <table:table-cell table:formula="oooc:=[.D13]-[.E13]" office:value-type="float" office:value="-11.25">
            <text:p>-11.25</text:p>
          </table:table-cell>
          <table:table-cell office:value-type="float" office:value="8860">
            <text:p>8860</text:p>
          </table:table-cell>
          <table:table-cell table:formula="oooc:=[.G13]-[.G12]" office:value-type="float" office:value="163">
            <text:p>163</text:p>
          </table:table-cell>
          <table:table-cell table:formula="oooc:=([.G13]-1200)/[.D13]" office:value-type="float" office:value="46.9938650306748">
            <text:p>46.99</text:p>
          </table:table-cell>
          <table:table-cell office:value-type="string">
            <text:p>Coded in a starbucks next to a cute girl. <text:s/>All right!</text:p>
          </table:table-cell>
        </table:table-row>
        <table:table-row table:style-name="ro1">
          <table:table-cell office:value-type="date" office:date-value="2008-05-11">
            <text:p>05/11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13]+[.B14]" office:value-type="float" office:value="165.75">
            <text:p>165.75</text:p>
          </table:table-cell>
          <table:table-cell table:formula="oooc:=[.E13]+[.C14]" office:value-type="float" office:value="176.25">
            <text:p>176.25</text:p>
          </table:table-cell>
          <table:table-cell table:formula="oooc:=[.D14]-[.E14]" office:value-type="float" office:value="-10.5">
            <text:p>-10.50</text:p>
          </table:table-cell>
          <table:table-cell office:value-type="float" office:value="8893">
            <text:p>8893</text:p>
          </table:table-cell>
          <table:table-cell table:formula="oooc:=[.G14]-[.G13]" office:value-type="float" office:value="33">
            <text:p>33</text:p>
          </table:table-cell>
          <table:table-cell table:formula="oooc:=([.G14]-1200)/[.D14]" office:value-type="float" office:value="46.4132730015083">
            <text:p>46.41</text:p>
          </table:table-cell>
          <table:table-cell office:value-type="string">
            <text:p>Back home, #137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table:number-columns-repeated="2" office:value-type="float" office:value="1">
            <text:p>1</text:p>
          </table:table-cell>
          <table:table-cell table:formula="oooc:=[.D14]+[.B15]" office:value-type="float" office:value="166.75">
            <text:p>166.75</text:p>
          </table:table-cell>
          <table:table-cell table:formula="oooc:=[.E14]+[.C15]" office:value-type="float" office:value="177.25">
            <text:p>177.25</text:p>
          </table:table-cell>
          <table:table-cell table:formula="oooc:=[.D15]-[.E15]" office:value-type="float" office:value="-10.5">
            <text:p>-10.50</text:p>
          </table:table-cell>
          <table:table-cell office:value-type="float" office:value="8963">
            <text:p>8963</text:p>
          </table:table-cell>
          <table:table-cell table:formula="oooc:=[.G15]-[.G14]" office:value-type="float" office:value="70">
            <text:p>70</text:p>
          </table:table-cell>
          <table:table-cell table:formula="oooc:=([.G15]-1200)/[.D15]" office:value-type="float" office:value="46.5547226386807">
            <text:p>46.55</text:p>
          </table:table-cell>
          <table:table-cell office:value-type="string">
            <text:p>#62, #136</text:p>
          </table:table-cell>
        </table:table-row>
        <table:table-row table:style-name="ro1">
          <table:table-cell office:value-type="date" office:date-value="2008-05-13">
            <text:p>05/13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167.75">
            <text:p>167.75</text:p>
          </table:table-cell>
          <table:table-cell table:formula="oooc:=[.E15]+[.C16]" office:value-type="float" office:value="178.25">
            <text:p>178.25</text:p>
          </table:table-cell>
          <table:table-cell table:formula="oooc:=[.D16]-[.E16]" office:value-type="float" office:value="-10.5">
            <text:p>-10.50</text:p>
          </table:table-cell>
          <table:table-cell office:value-type="float" office:value="8971">
            <text:p>8971</text:p>
          </table:table-cell>
          <table:table-cell table:formula="oooc:=[.G16]-[.G15]" office:value-type="float" office:value="8">
            <text:p>8</text:p>
          </table:table-cell>
          <table:table-cell table:formula="oooc:=([.G16]-1200)/[.D16]" office:value-type="float" office:value="46.3248882265276">
            <text:p>46.32</text:p>
          </table:table-cell>
          <table:table-cell office:value-type="string">
            <text:p>#35, #135, mostly testing</text:p>
          </table:table-cell>
        </table:table-row>
        <table:table-row table:style-name="ro1">
          <table:table-cell office:value-type="date" office:date-value="2008-05-14">
            <text:p>05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169.25">
            <text:p>169.25</text:p>
          </table:table-cell>
          <table:table-cell table:formula="oooc:=[.E16]+[.C17]" office:value-type="float" office:value="179.25">
            <text:p>179.25</text:p>
          </table:table-cell>
          <table:table-cell table:formula="oooc:=[.D17]-[.E17]" office:value-type="float" office:value="-10">
            <text:p>-10.00</text:p>
          </table:table-cell>
          <table:table-cell office:value-type="float" office:value="9054">
            <text:p>9054</text:p>
          </table:table-cell>
          <table:table-cell table:formula="oooc:=[.G17]-[.G16]" office:value-type="float" office:value="83">
            <text:p>83</text:p>
          </table:table-cell>
          <table:table-cell table:formula="oooc:=([.G17]-1200)/[.D17]" office:value-type="float" office:value="46.4047267355982">
            <text:p>46.4</text:p>
          </table:table-cell>
          <table:table-cell office:value-type="string">
            <text:p>#140</text:p>
          </table:table-cell>
        </table:table-row>
        <table:table-row table:style-name="ro1">
          <table:table-cell office:value-type="date" office:date-value="2008-05-15">
            <text:p>05/15/08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ooc:=[.D17]+[.B18]" office:value-type="float" office:value="169.75">
            <text:p>169.75</text:p>
          </table:table-cell>
          <table:table-cell table:formula="oooc:=[.E17]+[.C18]" office:value-type="float" office:value="180.25">
            <text:p>180.25</text:p>
          </table:table-cell>
          <table:table-cell table:formula="oooc:=[.D18]-[.E18]" office:value-type="float" office:value="-10.5">
            <text:p>-10.50</text:p>
          </table:table-cell>
          <table:table-cell office:value-type="float" office:value="9072">
            <text:p>9072</text:p>
          </table:table-cell>
          <table:table-cell table:formula="oooc:=[.G18]-[.G17]" office:value-type="float" office:value="18">
            <text:p>18</text:p>
          </table:table-cell>
          <table:table-cell table:formula="oooc:=([.G18]-1200)/[.D18]" office:value-type="float" office:value="46.3740795287187">
            <text:p>46.37</text:p>
          </table:table-cell>
          <table:table-cell office:value-type="string">
            <text:p>Progress on #141</text:p>
          </table:table-cell>
        </table:table-row>
        <table:table-row table:style-name="ro1">
          <table:table-cell office:value-type="date" office:date-value="2008-05-16">
            <text:p>05/16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18]+[.B19]" office:value-type="float" office:value="171.75">
            <text:p>171.75</text:p>
          </table:table-cell>
          <table:table-cell table:formula="oooc:=[.E18]+[.C19]" office:value-type="float" office:value="181.25">
            <text:p>181.25</text:p>
          </table:table-cell>
          <table:table-cell table:formula="oooc:=[.D19]-[.E19]" office:value-type="float" office:value="-9.5">
            <text:p>-9.50</text:p>
          </table:table-cell>
          <table:table-cell office:value-type="float" office:value="9144">
            <text:p>9144</text:p>
          </table:table-cell>
          <table:table-cell table:formula="oooc:=[.G19]-[.G18]" office:value-type="float" office:value="72">
            <text:p>72</text:p>
          </table:table-cell>
          <table:table-cell table:formula="oooc:=([.G19]-1200)/[.D19]" office:value-type="float" office:value="46.2532751091703">
            <text:p>46.25</text:p>
          </table:table-cell>
          <table:table-cell office:value-type="string">
            <text:p>#141</text:p>
          </table:table-cell>
        </table:table-row>
        <table:table-row table:style-name="ro1">
          <table:table-cell office:value-type="date" office:date-value="2008-05-17">
            <text:p>05/1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9]+[.B20]" office:value-type="float" office:value="171.75">
            <text:p>171.75</text:p>
          </table:table-cell>
          <table:table-cell table:formula="oooc:=[.E19]+[.C20]" office:value-type="float" office:value="183.25">
            <text:p>183.25</text:p>
          </table:table-cell>
          <table:table-cell table:formula="oooc:=[.D20]-[.E20]" office:value-type="float" office:value="-11.5">
            <text:p>-11.50</text:p>
          </table:table-cell>
          <table:table-cell office:value-type="float" office:value="9144">
            <text:p>9144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6.2532751091703">
            <text:p>46.25</text:p>
          </table:table-cell>
          <table:table-cell office:value-type="string">
            <text:p>Visitor from Boston</text:p>
          </table:table-cell>
        </table:table-row>
        <table:table-row table:style-name="ro1">
          <table:table-cell office:value-type="date" office:date-value="2008-05-18">
            <text:p>05/18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20]+[.B21]" office:value-type="float" office:value="174.5">
            <text:p>174.5</text:p>
          </table:table-cell>
          <table:table-cell table:formula="oooc:=[.E20]+[.C21]" office:value-type="float" office:value="185.25">
            <text:p>185.25</text:p>
          </table:table-cell>
          <table:table-cell table:formula="oooc:=[.D21]-[.E21]" office:value-type="float" office:value="-10.75">
            <text:p>-10.75</text:p>
          </table:table-cell>
          <table:table-cell office:value-type="float" office:value="9332">
            <text:p>9332</text:p>
          </table:table-cell>
          <table:table-cell table:formula="oooc:=[.G21]-[.G20]" office:value-type="float" office:value="188">
            <text:p>188</text:p>
          </table:table-cell>
          <table:table-cell table:formula="oooc:=([.G21]-1200)/[.D21]" office:value-type="float" office:value="46.6017191977077">
            <text:p>46.6</text:p>
          </table:table-cell>
          <table:table-cell office:value-type="string">
            <text:p>#111, #143, #144</text:p>
          </table:table-cell>
        </table:table-row>
        <table:table-row table:style-name="ro1">
          <table:table-cell office:value-type="date" office:date-value="2008-05-19">
            <text:p>05/1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1]+[.B22]" office:value-type="float" office:value="176">
            <text:p>176</text:p>
          </table:table-cell>
          <table:table-cell table:formula="oooc:=[.E21]+[.C22]" office:value-type="float" office:value="186.25">
            <text:p>186.25</text:p>
          </table:table-cell>
          <table:table-cell table:formula="oooc:=[.D22]-[.E22]" office:value-type="float" office:value="-10.25">
            <text:p>-10.25</text:p>
          </table:table-cell>
          <table:table-cell office:value-type="float" office:value="9379">
            <text:p>9379</text:p>
          </table:table-cell>
          <table:table-cell table:formula="oooc:=[.G22]-[.G21]" office:value-type="float" office:value="47">
            <text:p>47</text:p>
          </table:table-cell>
          <table:table-cell table:formula="oooc:=([.G22]-1200)/[.D22]" office:value-type="float" office:value="46.4715909090909">
            <text:p>46.47</text:p>
          </table:table-cell>
          <table:table-cell office:value-type="string">
            <text:p>Templating</text:p>
          </table:table-cell>
        </table:table-row>
        <table:table-row table:style-name="ro1">
          <table:table-cell office:value-type="date" office:date-value="2008-05-20">
            <text:p>05/2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2]+[.B23]" office:value-type="float" office:value="178">
            <text:p>178</text:p>
          </table:table-cell>
          <table:table-cell table:formula="oooc:=[.E22]+[.C23]" office:value-type="float" office:value="187.25">
            <text:p>187.25</text:p>
          </table:table-cell>
          <table:table-cell table:formula="oooc:=[.D23]-[.E23]" office:value-type="float" office:value="-9.25">
            <text:p>-9.25</text:p>
          </table:table-cell>
          <table:table-cell office:value-type="float" office:value="9436">
            <text:p>9436</text:p>
          </table:table-cell>
          <table:table-cell table:formula="oooc:=[.G23]-[.G22]" office:value-type="float" office:value="57">
            <text:p>57</text:p>
          </table:table-cell>
          <table:table-cell table:formula="oooc:=([.G23]-1200)/[.D23]" office:value-type="float" office:value="46.2696629213483">
            <text:p>46.27</text:p>
          </table:table-cell>
          <table:table-cell office:value-type="string">
            <text:p>Work on #148</text:p>
          </table:table-cell>
        </table:table-row>
        <table:table-row table:style-name="ro1">
          <table:table-cell office:value-type="date" office:date-value="2008-05-21">
            <text:p>05/21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179">
            <text:p>179</text:p>
          </table:table-cell>
          <table:table-cell table:formula="oooc:=[.E23]+[.C24]" office:value-type="float" office:value="188.25">
            <text:p>188.25</text:p>
          </table:table-cell>
          <table:table-cell table:formula="oooc:=[.D24]-[.E24]" office:value-type="float" office:value="-9.25">
            <text:p>-9.25</text:p>
          </table:table-cell>
          <table:table-cell office:value-type="float" office:value="9450">
            <text:p>9450</text:p>
          </table:table-cell>
          <table:table-cell table:formula="oooc:=[.G24]-[.G23]" office:value-type="float" office:value="14">
            <text:p>14</text:p>
          </table:table-cell>
          <table:table-cell table:formula="oooc:=([.G24]-1200)/[.D24]" office:value-type="float" office:value="46.0893854748603">
            <text:p>46.09</text:p>
          </table:table-cell>
          <table:table-cell/>
        </table:table-row>
        <table:table-row table:style-name="ro1">
          <table:table-cell office:value-type="date" office:date-value="2008-05-22">
            <text:p>05/22/08</text:p>
          </table:table-cell>
          <table:table-cell table:number-columns-repeated="2" office:value-type="float" office:value="1">
            <text:p>1</text:p>
          </table:table-cell>
          <table:table-cell table:formula="oooc:=[.D24]+[.B25]" office:value-type="float" office:value="180">
            <text:p>180</text:p>
          </table:table-cell>
          <table:table-cell table:formula="oooc:=[.E24]+[.C25]" office:value-type="float" office:value="189.25">
            <text:p>189.25</text:p>
          </table:table-cell>
          <table:table-cell table:formula="oooc:=[.D25]-[.E25]" office:value-type="float" office:value="-9.25">
            <text:p>-9.25</text:p>
          </table:table-cell>
          <table:table-cell office:value-type="float" office:value="9519">
            <text:p>9519</text:p>
          </table:table-cell>
          <table:table-cell table:formula="oooc:=[.G25]-[.G24]" office:value-type="float" office:value="69">
            <text:p>69</text:p>
          </table:table-cell>
          <table:table-cell table:formula="oooc:=([.G25]-1200)/[.D25]" office:value-type="float" office:value="46.2166666666667">
            <text:p>46.22</text:p>
          </table:table-cell>
          <table:table-cell/>
        </table:table-row>
        <table:table-row table:style-name="ro1">
          <table:table-cell office:value-type="date" office:date-value="2008-05-23">
            <text:p>05/23/08</text:p>
          </table:table-cell>
          <table:table-cell office:value-type="float" office:value="2">
            <text:p>2</text:p>
          </table:table-cell>
          <table:table-cell office:value-type="float" office:value="1.25">
            <text:p>1.25</text:p>
          </table:table-cell>
          <table:table-cell table:formula="oooc:=[.D25]+[.B26]" office:value-type="float" office:value="182">
            <text:p>182</text:p>
          </table:table-cell>
          <table:table-cell table:formula="oooc:=[.E25]+[.C26]" office:value-type="float" office:value="190.5">
            <text:p>190.5</text:p>
          </table:table-cell>
          <table:table-cell table:formula="oooc:=[.D26]-[.E26]" office:value-type="float" office:value="-8.5">
            <text:p>-8.50</text:p>
          </table:table-cell>
          <table:table-cell office:value-type="float" office:value="9676">
            <text:p>9676</text:p>
          </table:table-cell>
          <table:table-cell table:formula="oooc:=[.G26]-[.G25]" office:value-type="float" office:value="157">
            <text:p>157</text:p>
          </table:table-cell>
          <table:table-cell table:formula="oooc:=([.G26]-1200)/[.D26]" office:value-type="float" office:value="46.5714285714286">
            <text:p>46.57</text:p>
          </table:table-cell>
          <table:table-cell office:value-type="string">
            <text:p>#142 #146 #147</text:p>
          </table:table-cell>
        </table:table-row>
        <table:table-row table:style-name="ro1">
          <table:table-cell office:value-type="date" office:date-value="2008-05-24">
            <text:p>05/24/08</text:p>
          </table:table-cell>
          <table:table-cell table:number-columns-repeated="2" office:value-type="float" office:value="1.75">
            <text:p>1.75</text:p>
          </table:table-cell>
          <table:table-cell table:formula="oooc:=[.D26]+[.B27]" office:value-type="float" office:value="183.75">
            <text:p>183.75</text:p>
          </table:table-cell>
          <table:table-cell table:formula="oooc:=[.E26]+[.C27]" office:value-type="float" office:value="192.25">
            <text:p>192.25</text:p>
          </table:table-cell>
          <table:table-cell table:formula="oooc:=[.D27]-[.E27]" office:value-type="float" office:value="-8.5">
            <text:p>-8.50</text:p>
          </table:table-cell>
          <table:table-cell office:value-type="float" office:value="9771">
            <text:p>9771</text:p>
          </table:table-cell>
          <table:table-cell table:formula="oooc:=[.G27]-[.G26]" office:value-type="float" office:value="95">
            <text:p>95</text:p>
          </table:table-cell>
          <table:table-cell table:formula="oooc:=([.G27]-1200)/[.D27]" office:value-type="float" office:value="46.6448979591837">
            <text:p>46.64</text:p>
          </table:table-cell>
          <table:table-cell office:value-type="string">
            <text:p>#145 – milestone: Missions complete</text:p>
          </table:table-cell>
        </table:table-row>
        <table:table-row table:style-name="ro1">
          <table:table-cell office:value-type="date" office:date-value="2008-05-25">
            <text:p>05/25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185.75">
            <text:p>185.75</text:p>
          </table:table-cell>
          <table:table-cell table:formula="oooc:=[.E27]+[.C28]" office:value-type="float" office:value="194.25">
            <text:p>194.25</text:p>
          </table:table-cell>
          <table:table-cell table:formula="oooc:=[.D28]-[.E28]" office:value-type="float" office:value="-8.5">
            <text:p>-8.50</text:p>
          </table:table-cell>
          <table:table-cell office:value-type="float" office:value="9939">
            <text:p>9939</text:p>
          </table:table-cell>
          <table:table-cell table:formula="oooc:=[.G28]-[.G27]" office:value-type="float" office:value="168">
            <text:p>168</text:p>
          </table:table-cell>
          <table:table-cell table:formula="oooc:=([.G28]-1200)/[.D28]" office:value-type="float" office:value="47.0471063257066">
            <text:p>47.05</text:p>
          </table:table-cell>
          <table:table-cell office:value-type="string">
            <text:p>#159, #132, cloc counts XML now</text:p>
          </table:table-cell>
        </table:table-row>
        <table:table-row table:style-name="ro1">
          <table:table-cell office:value-type="date" office:date-value="2008-05-26">
            <text:p>05/26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28]+[.B29]" office:value-type="float" office:value="189.75">
            <text:p>189.75</text:p>
          </table:table-cell>
          <table:table-cell table:formula="oooc:=[.E28]+[.C29]" office:value-type="float" office:value="196.25">
            <text:p>196.25</text:p>
          </table:table-cell>
          <table:table-cell table:formula="oooc:=[.D29]-[.E29]" office:value-type="float" office:value="-6.5">
            <text:p>-6.50</text:p>
          </table:table-cell>
          <table:table-cell office:value-type="float" office:value="10008">
            <text:p>10008</text:p>
          </table:table-cell>
          <table:table-cell table:formula="oooc:=[.G29]-[.G28]" office:value-type="float" office:value="69">
            <text:p>69</text:p>
          </table:table-cell>
          <table:table-cell table:formula="oooc:=([.G29]-1200)/[.D29]" office:value-type="float" office:value="46.4189723320158">
            <text:p>46.42</text:p>
          </table:table-cell>
          <table:table-cell office:value-type="string">
            <text:p>Excruciatingly slow work on #125</text:p>
          </table:table-cell>
        </table:table-row>
        <table:table-row table:style-name="ro1">
          <table:table-cell office:value-type="date" office:date-value="2008-05-27">
            <text:p>05/2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9]+[.B30]" office:value-type="float" office:value="191">
            <text:p>191</text:p>
          </table:table-cell>
          <table:table-cell table:formula="oooc:=[.E29]+[.C30]" office:value-type="float" office:value="197.25">
            <text:p>197.25</text:p>
          </table:table-cell>
          <table:table-cell table:formula="oooc:=[.D30]-[.E30]" office:value-type="float" office:value="-6.25">
            <text:p>-6.25</text:p>
          </table:table-cell>
          <table:table-cell office:value-type="float" office:value="10071">
            <text:p>10071</text:p>
          </table:table-cell>
          <table:table-cell table:formula="oooc:=[.G30]-[.G29]" office:value-type="float" office:value="63">
            <text:p>63</text:p>
          </table:table-cell>
          <table:table-cell table:formula="oooc:=([.G30]-1200)/[.D30]" office:value-type="float" office:value="46.4450261780105">
            <text:p>46.45</text:p>
          </table:table-cell>
          <table:table-cell office:value-type="string">
            <text:p>All done but the scrolling</text:p>
          </table:table-cell>
        </table:table-row>
        <table:table-row table:style-name="ro1">
          <table:table-cell office:value-type="date" office:date-value="2008-05-28">
            <text:p>05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0]+[.B31]" office:value-type="float" office:value="192.25">
            <text:p>192.25</text:p>
          </table:table-cell>
          <table:table-cell table:formula="oooc:=[.E30]+[.C31]" office:value-type="float" office:value="198.25">
            <text:p>198.25</text:p>
          </table:table-cell>
          <table:table-cell table:formula="oooc:=[.D31]-[.E31]" office:value-type="float" office:value="-6">
            <text:p>-6.00</text:p>
          </table:table-cell>
          <table:table-cell office:value-type="float" office:value="10192">
            <text:p>10192</text:p>
          </table:table-cell>
          <table:table-cell table:formula="oooc:=[.G31]-[.G30]" office:value-type="float" office:value="121">
            <text:p>121</text:p>
          </table:table-cell>
          <table:table-cell table:formula="oooc:=([.G31]-1200)/[.D31]" office:value-type="float" office:value="46.7724317295189">
            <text:p>46.77</text:p>
          </table:table-cell>
          <table:table-cell office:value-type="string">
            <text:p>#125, finally!</text:p>
          </table:table-cell>
        </table:table-row>
        <table:table-row table:style-name="ro1">
          <table:table-cell office:value-type="date" office:date-value="2008-05-29">
            <text:p>05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193.25">
            <text:p>193.25</text:p>
          </table:table-cell>
          <table:table-cell table:formula="oooc:=[.E31]+[.C32]" office:value-type="float" office:value="199.25">
            <text:p>199.25</text:p>
          </table:table-cell>
          <table:table-cell table:formula="oooc:=[.D32]-[.E32]" office:value-type="float" office:value="-6">
            <text:p>-6.00</text:p>
          </table:table-cell>
          <table:table-cell office:value-type="float" office:value="10263">
            <text:p>10263</text:p>
          </table:table-cell>
          <table:table-cell table:formula="oooc:=[.G32]-[.G31]" office:value-type="float" office:value="71">
            <text:p>71</text:p>
          </table:table-cell>
          <table:table-cell table:formula="oooc:=([.G32]-1200)/[.D32]" office:value-type="float" office:value="46.8978007761966">
            <text:p>46.9</text:p>
          </table:table-cell>
          <table:table-cell/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32]+[.B33]" office:value-type="float" office:value="195.25">
            <text:p>195.25</text:p>
          </table:table-cell>
          <table:table-cell table:formula="oooc:=[.E32]+[.C33]" office:value-type="float" office:value="200.25">
            <text:p>200.25</text:p>
          </table:table-cell>
          <table:table-cell table:formula="oooc:=[.D33]-[.E3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table:formula="oooc:=[.G33]-[.G32]" office:value-type="float" office:value="105">
            <text:p>105</text:p>
          </table:table-cell>
          <table:table-cell table:formula="oooc:=([.G33]-1200)/[.D33]" office:value-type="float" office:value="46.955185659411">
            <text:p>46.96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808">
            <text:p>9808</text:p>
          </table:table-cell>
          <table:table-cell table:style-name="Default" table:formula="oooc:=[.D33]/[.J37]" office:value-type="float" office:value="0.787825523378173">
            <text:p>0.79</text:p>
          </table:table-cell>
          <table:table-cell table:formula="oooc:=[.E37]/[.I33]" office:value-type="float" office:value="208.880017452007">
            <text:p>208.88</text:p>
          </table:table-cell>
          <table:table-cell table:style-name="ce1" table:formula="oooc:=TODAY()+([.G37]/[.F37])" office:value-type="date" office:date-value="2009-06-07T03:14:12.738219">
            <text:p>06/07/09</text:p>
          </table:table-cell>
          <table:table-cell/>
          <table:table-cell table:style-name="ce3" table:formula="oooc:=DAYS(NOW();[January.A4])" office:value-type="float" office:value="247.834062499998">
            <text:p>247.83</text:p>
          </table:table-cell>
        </table:table-row>
        <table:table-row table:style-name="ro1" table:number-rows-repeated="6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office:value-type="float" office:value="3837">
            <text:p>3837</text:p>
          </table:table-cell>
          <table:table-cell/>
          <table:table-cell table:style-name="Default"/>
          <table:table-cell table:number-columns-repeated="4"/>
        </table:table-row>
      </table:table>
      <table:table table:name="April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ce2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.75">
            <text:p>95.75</text:p>
          </table:table-cell>
          <table:table-cell office:value-type="float" office:value="123.25">
            <text:p>123.25</text:p>
          </table:table-cell>
          <table:table-cell table:formula="oooc:=[.D3]-[.E3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0.0678851174935">
            <text:p>50.07</text:p>
          </table:table-cell>
          <table:table-cell office:value-type="string">
            <text:p>Continued laziness</text:p>
          </table:table-cell>
        </table:table-row>
        <table:table-row table:style-name="ro1">
          <table:table-cell office:value-type="date" office:date-value="2008-04-01">
            <text:p>04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96.75">
            <text:p>96.75</text:p>
          </table:table-cell>
          <table:table-cell table:formula="oooc:=[.E3]+[.C4]" office:value-type="float" office:value="124.25">
            <text:p>124.25</text:p>
          </table:table-cell>
          <table:table-cell table:formula="oooc:=[.D4]-[.E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9.5503875968992">
            <text:p>49.55</text:p>
          </table:table-cell>
          <table:table-cell office:value-type="string">
            <text:p>Trac restoration day!</text:p>
          </table:table-cell>
        </table:table-row>
        <table:table-row table:style-name="ro1">
          <table:table-cell office:value-type="date" office:date-value="2008-04-02">
            <text:p>04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97.75">
            <text:p>97.75</text:p>
          </table:table-cell>
          <table:table-cell table:formula="oooc:=[.E4]+[.C5]" office:value-type="float" office:value="125.25">
            <text:p>125.25</text:p>
          </table:table-cell>
          <table:table-cell table:formula="oooc:=[.D5]-[.E5]" office:value-type="float" office:value="-27.5">
            <text:p>-27.50</text:p>
          </table:table-cell>
          <table:table-cell office:value-type="float" office:value="6068">
            <text:p>6068</text:p>
          </table:table-cell>
          <table:table-cell table:formula="oooc:=[.G5]-[.G4]" office:value-type="float" office:value="74">
            <text:p>74</text:p>
          </table:table-cell>
          <table:table-cell table:formula="oooc:=([.G5]-1200)/[.D5]" office:value-type="float" office:value="49.8005115089514">
            <text:p>49.8</text:p>
          </table:table-cell>
          <table:table-cell office:value-type="string">
            <text:p>#72 resumed, feelings editor</text:p>
          </table:table-cell>
        </table:table-row>
        <table:table-row table:style-name="ro1">
          <table:table-cell office:value-type="date" office:date-value="2008-04-03">
            <text:p>04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99.25">
            <text:p>99.25</text:p>
          </table:table-cell>
          <table:table-cell table:formula="oooc:=[.E5]+[.C6]" office:value-type="float" office:value="126.25">
            <text:p>126.25</text:p>
          </table:table-cell>
          <table:table-cell table:formula="oooc:=[.D6]-[.E6]" office:value-type="float" office:value="-27">
            <text:p>-27.00</text:p>
          </table:table-cell>
          <table:table-cell office:value-type="float" office:value="6119">
            <text:p>6119</text:p>
          </table:table-cell>
          <table:table-cell table:formula="oooc:=[.G6]-[.G5]" office:value-type="float" office:value="51">
            <text:p>51</text:p>
          </table:table-cell>
          <table:table-cell table:formula="oooc:=([.G6]-1200)/[.D6]" office:value-type="float" office:value="49.5617128463476">
            <text:p>49.56</text:p>
          </table:table-cell>
          <table:table-cell office:value-type="string">
            <text:p>YAML support in ruby sucks!</text:p>
          </table:table-cell>
        </table:table-row>
        <table:table-row table:style-name="ro1">
          <table:table-cell office:value-type="date" office:date-value="2008-04-04">
            <text:p>04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99.25">
            <text:p>99.25</text:p>
          </table:table-cell>
          <table:table-cell table:formula="oooc:=[.E6]+[.C7]" office:value-type="float" office:value="127.25">
            <text:p>127.25</text:p>
          </table:table-cell>
          <table:table-cell table:formula="oooc:=[.D7]-[.E7]" office:value-type="float" office:value="-28">
            <text:p>-28.00</text:p>
          </table:table-cell>
          <table:table-cell office:value-type="float" office:value="6119">
            <text:p>611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9.5617128463476">
            <text:p>49.56</text:p>
          </table:table-cell>
          <table:table-cell office:value-type="string">
            <text:p>I'm a lazy bastard</text:p>
          </table:table-cell>
        </table:table-row>
        <table:table-row table:style-name="ro1">
          <table:table-cell office:value-type="date" office:date-value="2008-04-05">
            <text:p>04/05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7]+[.B8]" office:value-type="float" office:value="103.25">
            <text:p>103.25</text:p>
          </table:table-cell>
          <table:table-cell table:formula="oooc:=[.E7]+[.C8]" office:value-type="float" office:value="129.25">
            <text:p>129.25</text:p>
          </table:table-cell>
          <table:table-cell table:formula="oooc:=[.D8]-[.E8]" office:value-type="float" office:value="-26">
            <text:p>-26.00</text:p>
          </table:table-cell>
          <table:table-cell office:value-type="float" office:value="6303">
            <text:p>6303</text:p>
          </table:table-cell>
          <table:table-cell table:formula="oooc:=[.G8]-[.G7]" office:value-type="float" office:value="184">
            <text:p>184</text:p>
          </table:table-cell>
          <table:table-cell table:formula="oooc:=([.G8]-1200)/[.D8]" office:value-type="float" office:value="49.4237288135593">
            <text:p>49.42</text:p>
          </table:table-cell>
          <table:table-cell office:value-type="string">
            <text:p>XML to the rescue</text:p>
          </table:table-cell>
        </table:table-row>
        <table:table-row table:style-name="ro1">
          <table:table-cell office:value-type="date" office:date-value="2008-04-06">
            <text:p>04/06/08</text:p>
          </table:table-cell>
          <table:table-cell office:value-type="float" office:value="4.25">
            <text:p>4.25</text:p>
          </table:table-cell>
          <table:table-cell office:value-type="float" office:value="2">
            <text:p>2</text:p>
          </table:table-cell>
          <table:table-cell table:formula="oooc:=[.D8]+[.B9]" office:value-type="float" office:value="107.5">
            <text:p>107.5</text:p>
          </table:table-cell>
          <table:table-cell table:formula="oooc:=[.E8]+[.C9]" office:value-type="float" office:value="131.25">
            <text:p>131.25</text:p>
          </table:table-cell>
          <table:table-cell table:formula="oooc:=[.D9]-[.E9]" office:value-type="float" office:value="-23.75">
            <text:p>-23.75</text:p>
          </table:table-cell>
          <table:table-cell office:value-type="float" office:value="6400">
            <text:p>6400</text:p>
          </table:table-cell>
          <table:table-cell table:formula="oooc:=[.G9]-[.G8]" office:value-type="float" office:value="97">
            <text:p>97</text:p>
          </table:table-cell>
          <table:table-cell table:formula="oooc:=([.G9]-1200)/[.D9]" office:value-type="float" office:value="48.3720930232558">
            <text:p>48.37</text:p>
          </table:table-cell>
          <table:table-cell office:value-type="string">
            <text:p>Forgot to count yesterday's LOC</text:p>
          </table:table-cell>
        </table:table-row>
        <table:table-row table:style-name="ro1">
          <table:table-cell office:value-type="date" office:date-value="2008-04-07">
            <text:p>04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08.75">
            <text:p>108.75</text:p>
          </table:table-cell>
          <table:table-cell table:formula="oooc:=[.E9]+[.C10]" office:value-type="float" office:value="132.25">
            <text:p>132.25</text:p>
          </table:table-cell>
          <table:table-cell table:formula="oooc:=[.D10]-[.E10]" office:value-type="float" office:value="-23.5">
            <text:p>-23.50</text:p>
          </table:table-cell>
          <table:table-cell office:value-type="float" office:value="6480">
            <text:p>6480</text:p>
          </table:table-cell>
          <table:table-cell table:formula="oooc:=[.G10]-[.G9]" office:value-type="float" office:value="80">
            <text:p>80</text:p>
          </table:table-cell>
          <table:table-cell table:formula="oooc:=([.G10]-1200)/[.D10]" office:value-type="float" office:value="48.551724137931">
            <text:p>48.55</text:p>
          </table:table-cell>
          <table:table-cell office:value-type="string">
            <text:p>More on #83</text:p>
          </table:table-cell>
        </table:table-row>
        <table:table-row table:style-name="ro1">
          <table:table-cell office:value-type="date" office:date-value="2008-04-08">
            <text:p>04/08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0]+[.B11]" office:value-type="float" office:value="110.25">
            <text:p>110.25</text:p>
          </table:table-cell>
          <table:table-cell table:formula="oooc:=[.E10]+[.C11]" office:value-type="float" office:value="133.25">
            <text:p>133.25</text:p>
          </table:table-cell>
          <table:table-cell table:formula="oooc:=[.D11]-[.E11]" office:value-type="float" office:value="-23">
            <text:p>-23.00</text:p>
          </table:table-cell>
          <table:table-cell office:value-type="float" office:value="6545">
            <text:p>6545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8.4807256235828">
            <text:p>48.48</text:p>
          </table:table-cell>
          <table:table-cell office:value-type="string">
            <text:p>#84, #83</text:p>
          </table:table-cell>
        </table:table-row>
        <table:table-row table:style-name="ro1">
          <table:table-cell office:value-type="date" office:date-value="2008-04-09">
            <text:p>04/0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1]+[.B12]" office:value-type="float" office:value="111.75">
            <text:p>111.75</text:p>
          </table:table-cell>
          <table:table-cell table:formula="oooc:=[.E11]+[.C12]" office:value-type="float" office:value="134.25">
            <text:p>134.25</text:p>
          </table:table-cell>
          <table:table-cell table:formula="oooc:=[.D12]-[.E12]" office:value-type="float" office:value="-22.5">
            <text:p>-22.50</text:p>
          </table:table-cell>
          <table:table-cell office:value-type="float" office:value="6640">
            <text:p>6640</text:p>
          </table:table-cell>
          <table:table-cell table:formula="oooc:=[.G12]-[.G11]" office:value-type="float" office:value="95">
            <text:p>95</text:p>
          </table:table-cell>
          <table:table-cell table:formula="oooc:=([.G12]-1200)/[.D12]" office:value-type="float" office:value="48.6800894854586">
            <text:p>48.68</text:p>
          </table:table-cell>
          <table:table-cell office:value-type="string">
            <text:p>#72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table:number-columns-repeated="2" office:value-type="float" office:value="1">
            <text:p>1</text:p>
          </table:table-cell>
          <table:table-cell table:formula="oooc:=[.D12]+[.B13]" office:value-type="float" office:value="112.75">
            <text:p>112.75</text:p>
          </table:table-cell>
          <table:table-cell table:formula="oooc:=[.E12]+[.C13]" office:value-type="float" office:value="135.25">
            <text:p>135.25</text:p>
          </table:table-cell>
          <table:table-cell table:formula="oooc:=[.D13]-[.E13]" office:value-type="float" office:value="-22.5">
            <text:p>-22.50</text:p>
          </table:table-cell>
          <table:table-cell office:value-type="float" office:value="6677">
            <text:p>6677</text:p>
          </table:table-cell>
          <table:table-cell table:formula="oooc:=[.G13]-[.G12]" office:value-type="float" office:value="37">
            <text:p>37</text:p>
          </table:table-cell>
          <table:table-cell table:formula="oooc:=([.G13]-1200)/[.D13]" office:value-type="float" office:value="48.5764966740577">
            <text:p>48.58</text:p>
          </table:table-cell>
          <table:table-cell office:value-type="string">
            <text:p>Started on #79, bugfixes</text:p>
          </table:table-cell>
        </table:table-row>
        <table:table-row table:style-name="ro1">
          <table:table-cell office:value-type="date" office:date-value="2008-04-11">
            <text:p>04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112.75">
            <text:p>112.75</text:p>
          </table:table-cell>
          <table:table-cell table:formula="oooc:=[.E13]+[.C14]" office:value-type="float" office:value="136.25">
            <text:p>136.25</text:p>
          </table:table-cell>
          <table:table-cell table:formula="oooc:=[.D14]-[.E14]" office:value-type="float" office:value="-23.5">
            <text:p>-23.50</text:p>
          </table:table-cell>
          <table:table-cell office:value-type="float" office:value="6677">
            <text:p>6677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8.5764966740577">
            <text:p>48.58</text:p>
          </table:table-cell>
          <table:table-cell office:value-type="string">
            <text:p>Jess came home</text:p>
          </table:table-cell>
        </table:table-row>
        <table:table-row table:style-name="ro1">
          <table:table-cell office:value-type="date" office:date-value="2008-04-12">
            <text:p>04/12/08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formula="oooc:=[.D14]+[.B15]" office:value-type="float" office:value="116.25">
            <text:p>116.25</text:p>
          </table:table-cell>
          <table:table-cell table:formula="oooc:=[.E14]+[.C15]" office:value-type="float" office:value="138.25">
            <text:p>138.25</text:p>
          </table:table-cell>
          <table:table-cell table:formula="oooc:=[.D15]-[.E15]" office:value-type="float" office:value="-22">
            <text:p>-22.00</text:p>
          </table:table-cell>
          <table:table-cell office:value-type="float" office:value="6807">
            <text:p>6807</text:p>
          </table:table-cell>
          <table:table-cell table:formula="oooc:=[.G15]-[.G14]" office:value-type="float" office:value="130">
            <text:p>130</text:p>
          </table:table-cell>
          <table:table-cell table:formula="oooc:=([.G15]-1200)/[.D15]" office:value-type="float" office:value="48.2322580645161">
            <text:p>48.23</text:p>
          </table:table-cell>
          <table:table-cell office:value-type="string">
            <text:p>#77, #79, #88, many bug fixes</text:p>
          </table:table-cell>
        </table:table-row>
        <table:table-row table:style-name="ro1">
          <table:table-cell office:value-type="date" office:date-value="2008-04-13">
            <text:p>04/13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15]+[.B16]" office:value-type="float" office:value="118.75">
            <text:p>118.75</text:p>
          </table:table-cell>
          <table:table-cell table:formula="oooc:=[.E15]+[.C16]" office:value-type="float" office:value="140.25">
            <text:p>140.25</text:p>
          </table:table-cell>
          <table:table-cell table:formula="oooc:=[.D16]-[.E16]" office:value-type="float" office:value="-21.5">
            <text:p>-21.50</text:p>
          </table:table-cell>
          <table:table-cell office:value-type="float" office:value="6875">
            <text:p>6875</text:p>
          </table:table-cell>
          <table:table-cell table:formula="oooc:=[.G16]-[.G15]" office:value-type="float" office:value="68">
            <text:p>68</text:p>
          </table:table-cell>
          <table:table-cell table:formula="oooc:=([.G16]-1200)/[.D16]" office:value-type="float" office:value="47.7894736842105">
            <text:p>47.79</text:p>
          </table:table-cell>
          <table:table-cell office:value-type="string">
            <text:p>#52, #86, #81</text:p>
          </table:table-cell>
        </table:table-row>
        <table:table-row table:style-name="ro1">
          <table:table-cell office:value-type="date" office:date-value="2008-04-14">
            <text:p>04/14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6]+[.B17]" office:value-type="float" office:value="120.5">
            <text:p>120.5</text:p>
          </table:table-cell>
          <table:table-cell table:formula="oooc:=[.E16]+[.C17]" office:value-type="float" office:value="141.25">
            <text:p>141.25</text:p>
          </table:table-cell>
          <table:table-cell table:formula="oooc:=[.D17]-[.E17]" office:value-type="float" office:value="-20.75">
            <text:p>-20.75</text:p>
          </table:table-cell>
          <table:table-cell office:value-type="float" office:value="6950">
            <text:p>6950</text:p>
          </table:table-cell>
          <table:table-cell table:formula="oooc:=[.G17]-[.G16]" office:value-type="float" office:value="75">
            <text:p>75</text:p>
          </table:table-cell>
          <table:table-cell table:formula="oooc:=([.G17]-1200)/[.D17]" office:value-type="float" office:value="47.7178423236515">
            <text:p>47.72</text:p>
          </table:table-cell>
          <table:table-cell office:value-type="string">
            <text:p>Enemies now shoot back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122.25">
            <text:p>122.25</text:p>
          </table:table-cell>
          <table:table-cell table:formula="oooc:=[.E17]+[.C18]" office:value-type="float" office:value="142.25">
            <text:p>142.25</text:p>
          </table:table-cell>
          <table:table-cell table:formula="oooc:=[.D18]-[.E18]" office:value-type="float" office:value="-20">
            <text:p>-20.00</text:p>
          </table:table-cell>
          <table:table-cell office:value-type="float" office:value="7007">
            <text:p>7007</text:p>
          </table:table-cell>
          <table:table-cell table:formula="oooc:=[.G18]-[.G17]" office:value-type="float" office:value="57">
            <text:p>57</text:p>
          </table:table-cell>
          <table:table-cell table:formula="oooc:=([.G18]-1200)/[.D18]" office:value-type="float" office:value="47.5010224948875">
            <text:p>47.5</text:p>
          </table:table-cell>
          <table:table-cell office:value-type="string">
            <text:p>#78</text:p>
          </table:table-cell>
        </table:table-row>
        <table:table-row table:style-name="ro1">
          <table:table-cell office:value-type="date" office:date-value="2008-04-16">
            <text:p>04/16/08</text:p>
          </table:table-cell>
          <table:table-cell table:number-columns-repeated="2" office:value-type="float" office:value="1">
            <text:p>1</text:p>
          </table:table-cell>
          <table:table-cell table:formula="oooc:=[.D18]+[.B19]" office:value-type="float" office:value="123.25">
            <text:p>123.25</text:p>
          </table:table-cell>
          <table:table-cell table:formula="oooc:=[.E18]+[.C19]" office:value-type="float" office:value="143.25">
            <text:p>143.25</text:p>
          </table:table-cell>
          <table:table-cell table:formula="oooc:=[.D19]-[.E19]" office:value-type="float" office:value="-20">
            <text:p>-20.00</text:p>
          </table:table-cell>
          <table:table-cell office:value-type="float" office:value="7044">
            <text:p>7044</text:p>
          </table:table-cell>
          <table:table-cell table:formula="oooc:=[.G19]-[.G18]" office:value-type="float" office:value="37">
            <text:p>37</text:p>
          </table:table-cell>
          <table:table-cell table:formula="oooc:=([.G19]-1200)/[.D19]" office:value-type="float" office:value="47.4158215010142">
            <text:p>47.42</text:p>
          </table:table-cell>
          <table:table-cell office:value-type="string">
            <text:p>#92, created xml blocker #95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124.25">
            <text:p>124.25</text:p>
          </table:table-cell>
          <table:table-cell table:formula="oooc:=[.E19]+[.C20]" office:value-type="float" office:value="144.25">
            <text:p>144.25</text:p>
          </table:table-cell>
          <table:table-cell table:formula="oooc:=[.D20]-[.E20]" office:value-type="float" office:value="-20">
            <text:p>-20.00</text:p>
          </table:table-cell>
          <table:table-cell office:value-type="float" office:value="7092">
            <text:p>7092</text:p>
          </table:table-cell>
          <table:table-cell table:formula="oooc:=[.G20]-[.G19]" office:value-type="float" office:value="48">
            <text:p>48</text:p>
          </table:table-cell>
          <table:table-cell table:formula="oooc:=([.G20]-1200)/[.D20]" office:value-type="float" office:value="47.420523138833">
            <text:p>47.42</text:p>
          </table:table-cell>
          <table:table-cell office:value-type="string">
            <text:p>#95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124.25">
            <text:p>124.25</text:p>
          </table:table-cell>
          <table:table-cell table:formula="oooc:=[.E20]+[.C21]" office:value-type="float" office:value="145.25">
            <text:p>145.25</text:p>
          </table:table-cell>
          <table:table-cell table:formula="oooc:=[.D21]-[.E21]" office:value-type="float" office:value="-21">
            <text:p>-21.00</text:p>
          </table:table-cell>
          <table:table-cell office:value-type="float" office:value="7092">
            <text:p>7092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7.420523138833">
            <text:p>47.42</text:p>
          </table:table-cell>
          <table:table-cell office:value-type="string">
            <text:p>Exhaustion</text:p>
          </table:table-cell>
        </table:table-row>
        <table:table-row table:style-name="ro1">
          <table:table-cell office:value-type="date" office:date-value="2008-04-19">
            <text:p>04/19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21]+[.B22]" office:value-type="float" office:value="127.25">
            <text:p>127.25</text:p>
          </table:table-cell>
          <table:table-cell table:formula="oooc:=[.E21]+[.C22]" office:value-type="float" office:value="147.25">
            <text:p>147.25</text:p>
          </table:table-cell>
          <table:table-cell table:formula="oooc:=[.D22]-[.E22]" office:value-type="float" office:value="-20">
            <text:p>-20.00</text:p>
          </table:table-cell>
          <table:table-cell office:value-type="float" office:value="7169">
            <text:p>7169</text:p>
          </table:table-cell>
          <table:table-cell table:formula="oooc:=[.G22]-[.G21]" office:value-type="float" office:value="77">
            <text:p>77</text:p>
          </table:table-cell>
          <table:table-cell table:formula="oooc:=([.G22]-1200)/[.D22]" office:value-type="float" office:value="46.9076620825147">
            <text:p>46.91</text:p>
          </table:table-cell>
          <table:table-cell office:value-type="string">
            <text:p>#93, STARTED BLOG!</text:p>
          </table:table-cell>
        </table:table-row>
        <table:table-row table:style-name="ro1">
          <table:table-cell office:value-type="date" office:date-value="2008-04-20">
            <text:p>04/20/08</text:p>
          </table:table-cell>
          <table:table-cell table:number-columns-repeated="2" office:value-type="float" office:value="2">
            <text:p>2</text:p>
          </table:table-cell>
          <table:table-cell table:formula="oooc:=[.D22]+[.B23]" office:value-type="float" office:value="129.25">
            <text:p>129.25</text:p>
          </table:table-cell>
          <table:table-cell table:formula="oooc:=[.E22]+[.C23]" office:value-type="float" office:value="149.25">
            <text:p>149.25</text:p>
          </table:table-cell>
          <table:table-cell table:formula="oooc:=[.D23]-[.E23]" office:value-type="float" office:value="-20">
            <text:p>-20.00</text:p>
          </table:table-cell>
          <table:table-cell office:value-type="float" office:value="7221">
            <text:p>7221</text:p>
          </table:table-cell>
          <table:table-cell table:formula="oooc:=[.G23]-[.G22]" office:value-type="float" office:value="52">
            <text:p>52</text:p>
          </table:table-cell>
          <table:table-cell table:formula="oooc:=([.G23]-1200)/[.D23]" office:value-type="float" office:value="46.5841392649903">
            <text:p>46.58</text:p>
          </table:table-cell>
          <table:table-cell office:value-type="string">
            <text:p>#94, #97 – Milestone “We've got hostiles” reached!</text:p>
          </table:table-cell>
        </table:table-row>
        <table:table-row table:style-name="ro1">
          <table:table-cell office:value-type="date" office:date-value="2008-04-21">
            <text:p>04/2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3]+[.B24]" office:value-type="float" office:value="130.75">
            <text:p>130.75</text:p>
          </table:table-cell>
          <table:table-cell table:formula="oooc:=[.E23]+[.C24]" office:value-type="float" office:value="150.25">
            <text:p>150.25</text:p>
          </table:table-cell>
          <table:table-cell table:formula="oooc:=[.D24]-[.E24]" office:value-type="float" office:value="-19.5">
            <text:p>-19.50</text:p>
          </table:table-cell>
          <table:table-cell office:value-type="float" office:value="7388">
            <text:p>7388</text:p>
          </table:table-cell>
          <table:table-cell table:formula="oooc:=[.G24]-[.G23]" office:value-type="float" office:value="167">
            <text:p>167</text:p>
          </table:table-cell>
          <table:table-cell table:formula="oooc:=([.G24]-1200)/[.D24]" office:value-type="float" office:value="47.3269598470363">
            <text:p>47.33</text:p>
          </table:table-cell>
          <table:table-cell office:value-type="string">
            <text:p><text:s/>#104, #107, #108, #105, #106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4]+[.B25]" office:value-type="float" office:value="132">
            <text:p>132</text:p>
          </table:table-cell>
          <table:table-cell table:formula="oooc:=[.E24]+[.C25]" office:value-type="float" office:value="151.25">
            <text:p>151.25</text:p>
          </table:table-cell>
          <table:table-cell table:formula="oooc:=[.D25]-[.E25]" office:value-type="float" office:value="-19.25">
            <text:p>-19.25</text:p>
          </table:table-cell>
          <table:table-cell office:value-type="float" office:value="7465">
            <text:p>7465</text:p>
          </table:table-cell>
          <table:table-cell table:formula="oooc:=[.G25]-[.G24]" office:value-type="float" office:value="77">
            <text:p>77</text:p>
          </table:table-cell>
          <table:table-cell table:formula="oooc:=([.G25]-1200)/[.D25]" office:value-type="float" office:value="47.4621212121212">
            <text:p>47.46</text:p>
          </table:table-cell>
          <table:table-cell office:value-type="string">
            <text:p>Work on #109, began blog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5]+[.B26]" office:value-type="float" office:value="133.5">
            <text:p>133.5</text:p>
          </table:table-cell>
          <table:table-cell table:formula="oooc:=[.E25]+[.C26]" office:value-type="float" office:value="152.25">
            <text:p>152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7525">
            <text:p>7525</text:p>
          </table:table-cell>
          <table:table-cell table:formula="oooc:=[.G26]-[.G25]" office:value-type="float" office:value="60">
            <text:p>60</text:p>
          </table:table-cell>
          <table:table-cell table:formula="oooc:=([.G26]-1200)/[.D26]" office:value-type="float" office:value="47.3782771535581">
            <text:p>47.38</text:p>
          </table:table-cell>
          <table:table-cell office:value-type="string">
            <text:p>#109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float" office:value="3.25">
            <text:p>3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136.75">
            <text:p>136.75</text:p>
          </table:table-cell>
          <table:table-cell table:formula="oooc:=[.E26]+[.C27]" office:value-type="float" office:value="153.25">
            <text:p>153.25</text:p>
          </table:table-cell>
          <table:table-cell table:formula="oooc:=[.D27]-[.E27]" office:value-type="float" office:value="-16.5">
            <text:p>-16.50</text:p>
          </table:table-cell>
          <table:table-cell office:value-type="float" office:value="7735">
            <text:p>7735</text:p>
          </table:table-cell>
          <table:table-cell table:formula="oooc:=[.G27]-[.G26]" office:value-type="float" office:value="210">
            <text:p>210</text:p>
          </table:table-cell>
          <table:table-cell table:formula="oooc:=([.G27]-1200)/[.D27]" office:value-type="float" office:value="47.7879341864717">
            <text:p>47.79</text:p>
          </table:table-cell>
          <table:table-cell office:value-type="string">
            <text:p>#113, new title image, minibuilders</text:p>
          </table:table-cell>
        </table:table-row>
        <table:table-row table:style-name="ro1">
          <table:table-cell office:value-type="date" office:date-value="2008-04-25">
            <text:p>04/2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7]+[.B28]" office:value-type="float" office:value="138">
            <text:p>138</text:p>
          </table:table-cell>
          <table:table-cell table:formula="oooc:=[.E27]+[.C28]" office:value-type="float" office:value="154.25">
            <text:p>154.25</text:p>
          </table:table-cell>
          <table:table-cell table:formula="oooc:=[.D28]-[.E28]" office:value-type="float" office:value="-16.25">
            <text:p>-16.25</text:p>
          </table:table-cell>
          <table:table-cell office:value-type="float" office:value="7780">
            <text:p>7780</text:p>
          </table:table-cell>
          <table:table-cell table:formula="oooc:=[.G28]-[.G27]" office:value-type="float" office:value="45">
            <text:p>45</text:p>
          </table:table-cell>
          <table:table-cell table:formula="oooc:=([.G28]-1200)/[.D28]" office:value-type="float" office:value="47.6811594202899">
            <text:p>47.68</text:p>
          </table:table-cell>
          <table:table-cell office:value-type="string">
            <text:p>Work on #117, unicode fixes</text:p>
          </table:table-cell>
        </table:table-row>
        <table:table-row table:style-name="ro1">
          <table:table-cell office:value-type="date" office:date-value="2008-04-26">
            <text:p>04/26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28]+[.B29]" office:value-type="float" office:value="140.5">
            <text:p>140.5</text:p>
          </table:table-cell>
          <table:table-cell table:formula="oooc:=[.E28]+[.C29]" office:value-type="float" office:value="156.25">
            <text:p>156.25</text:p>
          </table:table-cell>
          <table:table-cell table:formula="oooc:=[.D29]-[.E29]" office:value-type="float" office:value="-15.75">
            <text:p>-15.75</text:p>
          </table:table-cell>
          <table:table-cell office:value-type="float" office:value="7863">
            <text:p>7863</text:p>
          </table:table-cell>
          <table:table-cell table:formula="oooc:=[.G29]-[.G28]" office:value-type="float" office:value="83">
            <text:p>83</text:p>
          </table:table-cell>
          <table:table-cell table:formula="oooc:=([.G29]-1200)/[.D29]" office:value-type="float" office:value="47.423487544484">
            <text:p>47.42</text:p>
          </table:table-cell>
          <table:table-cell office:value-type="string">
            <text:p>The Great Mergening</text:p>
          </table:table-cell>
        </table:table-row>
        <table:table-row table:style-name="ro1">
          <table:table-cell office:value-type="date" office:date-value="2008-04-27">
            <text:p>04/27/08</text:p>
          </table:table-cell>
          <table:table-cell table:number-columns-repeated="2" office:value-type="float" office:value="2">
            <text:p>2</text:p>
          </table:table-cell>
          <table:table-cell table:formula="oooc:=[.D29]+[.B30]" office:value-type="float" office:value="142.5">
            <text:p>142.5</text:p>
          </table:table-cell>
          <table:table-cell table:formula="oooc:=[.E29]+[.C30]" office:value-type="float" office:value="158.25">
            <text:p>158.25</text:p>
          </table:table-cell>
          <table:table-cell table:formula="oooc:=[.D30]-[.E30]" office:value-type="float" office:value="-15.75">
            <text:p>-15.75</text:p>
          </table:table-cell>
          <table:table-cell office:value-type="float" office:value="7864">
            <text:p>7864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7649122807018">
            <text:p>46.76</text:p>
          </table:table-cell>
          <table:table-cell office:value-type="string">
            <text:p>Windows Port!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table:number-columns-repeated="2" office:value-type="float" office:value="1">
            <text:p>1</text:p>
          </table:table-cell>
          <table:table-cell table:formula="oooc:=[.D30]+[.B31]" office:value-type="float" office:value="143.5">
            <text:p>143.5</text:p>
          </table:table-cell>
          <table:table-cell table:formula="oooc:=[.E30]+[.C31]" office:value-type="float" office:value="159.25">
            <text:p>159.25</text:p>
          </table:table-cell>
          <table:table-cell table:formula="oooc:=[.D31]-[.E31]" office:value-type="float" office:value="-15.75">
            <text:p>-15.75</text:p>
          </table:table-cell>
          <table:table-cell office:value-type="float" office:value="7949">
            <text:p>7949</text:p>
          </table:table-cell>
          <table:table-cell table:formula="oooc:=[.G31]-[.G30]" office:value-type="float" office:value="85">
            <text:p>85</text:p>
          </table:table-cell>
          <table:table-cell table:formula="oooc:=([.G31]-1200)/[.D31]" office:value-type="float" office:value="47.0313588850174">
            <text:p>47.03</text:p>
          </table:table-cell>
          <table:table-cell office:value-type="string">
            <text:p>#119, #117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1]+[.B32]" office:value-type="float" office:value="146">
            <text:p>146</text:p>
          </table:table-cell>
          <table:table-cell table:formula="oooc:=[.E31]+[.C32]" office:value-type="float" office:value="160.25">
            <text:p>160.25</text:p>
          </table:table-cell>
          <table:table-cell table:formula="oooc:=[.D32]-[.E32]" office:value-type="float" office:value="-14.25">
            <text:p>-14.25</text:p>
          </table:table-cell>
          <table:table-cell office:value-type="float" office:value="7953">
            <text:p>7953</text:p>
          </table:table-cell>
          <table:table-cell table:formula="oooc:=[.G32]-[.G31]" office:value-type="float" office:value="4">
            <text:p>4</text:p>
          </table:table-cell>
          <table:table-cell table:formula="oooc:=([.G32]-1200)/[.D32]" office:value-type="float" office:value="46.2534246575342">
            <text:p>46.25</text:p>
          </table:table-cell>
          <table:table-cell office:value-type="string">
            <text:p>Gemification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32]+[.B33]" office:value-type="float" office:value="147.75">
            <text:p>147.75</text:p>
          </table:table-cell>
          <table:table-cell table:formula="oooc:=[.E32]+[.C33]" office:value-type="float" office:value="161.25">
            <text:p>161.25</text:p>
          </table:table-cell>
          <table:table-cell table:formula="oooc:=[.D33]-[.E3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table:formula="oooc:=[.G33]-[.G32]" office:value-type="float" office:value="85">
            <text:p>85</text:p>
          </table:table-cell>
          <table:table-cell table:formula="oooc:=([.G33]-1200)/[.D3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0423">
            <text:p>10423</text:p>
          </table:table-cell>
          <table:table-cell table:style-name="Default" table:formula="oooc:=[.D33]/[.J37]" office:value-type="float" office:value="0.596165024733035">
            <text:p>0.6</text:p>
          </table:table-cell>
          <table:table-cell table:formula="oooc:=[.E37]/[.I33]" office:value-type="float" office:value="225.211794384323">
            <text:p>225.21</text:p>
          </table:table-cell>
          <table:table-cell table:style-name="ce1" table:formula="oooc:=[.A33]+([.G37]/[.F37])" office:value-type="date" office:date-value="2009-05-12T18:25:15.391781">
            <text:p>05/12/09</text:p>
          </table:table-cell>
          <table:table-cell/>
          <table:table-cell table:style-name="ce3" table:formula="oooc:=DAYS(NOW();[January.A4])" office:value-type="float" office:value="247.834062499998">
            <text:p>247.83</text:p>
          </table:table-cell>
        </table:table-row>
      </table:table>
      <table:table table:name="March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1" table:default-cell-style-name="Default"/>
        <table:table-column table:style-name="co12" table:default-cell-style-name="ce2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  <table:table-cell table:number-columns-repeated="4"/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office:value-type="float" office:value="82.5">
            <text:p>82.5</text:p>
          </table:table-cell>
          <table:table-cell office:value-type="float" office:value="82.25">
            <text:p>82.25</text:p>
          </table:table-cell>
          <table:table-cell table:formula="oooc:=[.D3]-[.E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2.0848484848485">
            <text:p>52.08</text:p>
          </table:table-cell>
          <table:table-cell office:value-type="string">
            <text:p>#51 – targeting!</text:p>
          </table:table-cell>
          <table:table-cell table:number-columns-repeated="4"/>
        </table:table-row>
        <table:table-row table:style-name="ro1">
          <table:table-cell office:value-type="date" office:date-value="2008-03-01">
            <text:p>03/01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3]+[.B4]" office:value-type="float" office:value="83.5">
            <text:p>83.5</text:p>
          </table:table-cell>
          <table:table-cell table:formula="oooc:=[.E3]+[.C4]" office:value-type="float" office:value="84.25">
            <text:p>84.25</text:p>
          </table:table-cell>
          <table:table-cell table:formula="oooc:=[.D4]-[.E4]" office:value-type="float" office:value="-0.75">
            <text:p>-0.75</text:p>
          </table:table-cell>
          <table:table-cell office:value-type="float" office:value="5508">
            <text:p>5508</text:p>
          </table:table-cell>
          <table:table-cell table:formula="oooc:=[.G4]-[.G3]" office:value-type="float" office:value="11">
            <text:p>11</text:p>
          </table:table-cell>
          <table:table-cell table:formula="oooc:=([.G4]-1200)/[.D4]" office:value-type="float" office:value="51.5928143712575">
            <text:p>51.59</text:p>
          </table:table-cell>
          <table:table-cell office:value-type="string">
            <text:p>Minor bugfixes</text:p>
          </table:table-cell>
          <table:table-cell table:number-columns-repeated="4"/>
        </table:table-row>
        <table:table-row table:style-name="ro1">
          <table:table-cell office:value-type="date" office:date-value="2008-03-02">
            <text:p>03/02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4]+[.B5]" office:value-type="float" office:value="86.25">
            <text:p>86.25</text:p>
          </table:table-cell>
          <table:table-cell table:formula="oooc:=[.E4]+[.C5]" office:value-type="float" office:value="86.25">
            <text:p>86.25</text:p>
          </table:table-cell>
          <table:table-cell table:formula="oooc:=[.D5]-[.E5]" office:value-type="float" office:value="0">
            <text:p>+0.00</text:p>
          </table:table-cell>
          <table:table-cell office:value-type="float" office:value="5538">
            <text:p>5538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50.295652173913">
            <text:p>50.3</text:p>
          </table:table-cell>
          <table:table-cell office:value-type="string">
            <text:p>#63 and #50, bugfixes</text:p>
          </table:table-cell>
          <table:table-cell table:number-columns-repeated="4"/>
        </table:table-row>
        <table:table-row table:style-name="ro1">
          <table:table-cell office:value-type="date" office:date-value="2008-03-03">
            <text:p>03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87.75">
            <text:p>87.75</text:p>
          </table:table-cell>
          <table:table-cell table:formula="oooc:=[.E5]+[.C6]" office:value-type="float" office:value="87.25">
            <text:p>87.25</text:p>
          </table:table-cell>
          <table:table-cell table:formula="oooc:=[.D6]-[.E6]" office:value-type="float" office:value="0.5">
            <text:p>+0.50</text:p>
          </table:table-cell>
          <table:table-cell office:value-type="float" office:value="5618">
            <text:p>5618</text:p>
          </table:table-cell>
          <table:table-cell table:formula="oooc:=[.G6]-[.G5]" office:value-type="float" office:value="80">
            <text:p>80</text:p>
          </table:table-cell>
          <table:table-cell table:formula="oooc:=([.G6]-1200)/[.D6]" office:value-type="float" office:value="50.3475783475783">
            <text:p>50.35</text:p>
          </table:table-cell>
          <table:table-cell office:value-type="string">
            <text:p>#65, Rubygame3 integration</text:p>
          </table:table-cell>
          <table:table-cell table:number-columns-repeated="4"/>
        </table:table-row>
        <table:table-row table:style-name="ro1">
          <table:table-cell office:value-type="date" office:date-value="2008-03-04">
            <text:p>03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6]+[.B7]" office:value-type="float" office:value="89.25">
            <text:p>89.25</text:p>
          </table:table-cell>
          <table:table-cell table:formula="oooc:=[.E6]+[.C7]" office:value-type="float" office:value="88.25">
            <text:p>88.25</text:p>
          </table:table-cell>
          <table:table-cell table:formula="oooc:=[.D7]-[.E7]" office:value-type="float" office:value="1">
            <text:p>+1.00</text:p>
          </table:table-cell>
          <table:table-cell office:value-type="float" office:value="5688">
            <text:p>5688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50.2857142857143">
            <text:p>50.29</text:p>
          </table:table-cell>
          <table:table-cell office:value-type="string">
            <text:p>#49, more Rubygame 3</text:p>
          </table:table-cell>
          <table:table-cell table:number-columns-repeated="4"/>
        </table:table-row>
        <table:table-row table:style-name="ro1">
          <table:table-cell office:value-type="date" office:date-value="2008-03-05">
            <text:p>03/05/08</text:p>
          </table:table-cell>
          <table:table-cell table:number-columns-repeated="2" office:value-type="float" office:value="1">
            <text:p>1</text:p>
          </table:table-cell>
          <table:table-cell table:formula="oooc:=[.D7]+[.B8]" office:value-type="float" office:value="90.25">
            <text:p>90.25</text:p>
          </table:table-cell>
          <table:table-cell table:formula="oooc:=[.E7]+[.C8]" office:value-type="float" office:value="89.25">
            <text:p>89.25</text:p>
          </table:table-cell>
          <table:table-cell table:formula="oooc:=[.D8]-[.E8]" office:value-type="float" office:value="1">
            <text:p>+1.00</text:p>
          </table:table-cell>
          <table:table-cell office:value-type="float" office:value="5735">
            <text:p>5735</text:p>
          </table:table-cell>
          <table:table-cell table:formula="oooc:=[.G8]-[.G7]" office:value-type="float" office:value="47">
            <text:p>47</text:p>
          </table:table-cell>
          <table:table-cell table:formula="oooc:=([.G8]-1200)/[.D8]" office:value-type="float" office:value="50.2493074792244">
            <text:p>50.25</text:p>
          </table:table-cell>
          <table:table-cell office:value-type="string">
            <text:p>#68, #69 – Milestone “AddonsAndWeapons” reached!</text:p>
          </table:table-cell>
          <table:table-cell table:number-columns-repeated="4"/>
        </table:table-row>
        <table:table-row table:style-name="ro1">
          <table:table-cell office:value-type="date" office:date-value="2008-03-06">
            <text:p>03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90.25">
            <text:p>90.25</text:p>
          </table:table-cell>
          <table:table-cell table:formula="oooc:=[.E8]+[.C9]" office:value-type="float" office:value="90.25">
            <text:p>90.25</text:p>
          </table:table-cell>
          <table:table-cell table:formula="oooc:=[.D9]-[.E9]" office:value-type="float" office:value="0">
            <text:p>+0.00</text:p>
          </table:table-cell>
          <table:table-cell office:value-type="float" office:value="5735">
            <text:p>5735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50.2493074792244">
            <text:p>50.25</text:p>
          </table:table-cell>
          <table:table-cell office:value-type="string">
            <text:p>Decided to wipe out my lead with sleep</text:p>
          </table:table-cell>
          <table:table-cell table:number-columns-repeated="4"/>
        </table:table-row>
        <table:table-row table:style-name="ro1">
          <table:table-cell office:value-type="date" office:date-value="2008-03-07">
            <text:p>03/07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91.25">
            <text:p>91.25</text:p>
          </table:table-cell>
          <table:table-cell table:formula="oooc:=[.E9]+[.C10]" office:value-type="float" office:value="91.25">
            <text:p>91.25</text:p>
          </table:table-cell>
          <table:table-cell table:formula="oooc:=[.D10]-[.E10]" office:value-type="float" office:value="0">
            <text:p>+0.00</text:p>
          </table:table-cell>
          <table:table-cell office:value-type="float" office:value="5794">
            <text:p>5794</text:p>
          </table:table-cell>
          <table:table-cell table:formula="oooc:=[.G10]-[.G9]" office:value-type="float" office:value="59">
            <text:p>59</text:p>
          </table:table-cell>
          <table:table-cell table:formula="oooc:=([.G10]-1200)/[.D10]" office:value-type="float" office:value="50.3452054794521">
            <text:p>50.35</text:p>
          </table:table-cell>
          <table:table-cell office:value-type="string">
            <text:p>#56</text:p>
          </table:table-cell>
          <table:table-cell table:number-columns-repeated="4"/>
        </table:table-row>
        <table:table-row table:style-name="ro1">
          <table:table-cell office:value-type="date" office:date-value="2008-03-08">
            <text:p>03/08/08</text:p>
          </table:table-cell>
          <table:table-cell table:number-columns-repeated="2" office:value-type="float" office:value="2">
            <text:p>2</text:p>
          </table:table-cell>
          <table:table-cell table:formula="oooc:=[.D10]+[.B11]" office:value-type="float" office:value="93.25">
            <text:p>93.25</text:p>
          </table:table-cell>
          <table:table-cell table:formula="oooc:=[.E10]+[.C11]" office:value-type="float" office:value="93.25">
            <text:p>93.2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5859">
            <text:p>5859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9.9624664879357">
            <text:p>49.96</text:p>
          </table:table-cell>
          <table:table-cell office:value-type="string">
            <text:p>#66, #70, #71</text:p>
          </table:table-cell>
          <table:table-cell table:number-columns-repeated="4"/>
        </table:table-row>
        <table:table-row table:style-name="ro1">
          <table:table-cell office:value-type="date" office:date-value="2008-03-09">
            <text:p>03/09/08</text:p>
          </table:table-cell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table:formula="oooc:=[.D11]+[.B12]" office:value-type="float" office:value="94.5">
            <text:p>94.5</text:p>
          </table:table-cell>
          <table:table-cell table:formula="oooc:=[.E11]+[.C12]" office:value-type="float" office:value="95.25">
            <text:p>95.25</text:p>
          </table:table-cell>
          <table:table-cell table:formula="oooc:=[.D12]-[.E12]" office:value-type="float" office:value="-0.75">
            <text:p>-0.75</text:p>
          </table:table-cell>
          <table:table-cell office:value-type="float" office:value="5945">
            <text:p>5945</text:p>
          </table:table-cell>
          <table:table-cell table:formula="oooc:=[.G12]-[.G11]" office:value-type="float" office:value="86">
            <text:p>86</text:p>
          </table:table-cell>
          <table:table-cell table:formula="oooc:=([.G12]-1200)/[.D12]" office:value-type="float" office:value="50.2116402116402">
            <text:p>50.21</text:p>
          </table:table-cell>
          <table:table-cell office:value-type="string">
            <text:p>Initial org work</text:p>
          </table:table-cell>
          <table:table-cell table:number-columns-repeated="4"/>
        </table:table-row>
        <table:table-row table:style-name="ro1">
          <table:table-cell office:value-type="date" office:date-value="2008-03-10">
            <text:p>03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94.5">
            <text:p>94.5</text:p>
          </table:table-cell>
          <table:table-cell table:formula="oooc:=[.E12]+[.C13]" office:value-type="float" office:value="96.25">
            <text:p>96.25</text:p>
          </table:table-cell>
          <table:table-cell table:formula="oooc:=[.D13]-[.E13]" office:value-type="float" office:value="-1.75">
            <text:p>-1.75</text:p>
          </table:table-cell>
          <table:table-cell office:value-type="float" office:value="5946">
            <text:p>5946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50.2222222222222">
            <text:p>50.22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1">
            <text:p>03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94.5">
            <text:p>94.5</text:p>
          </table:table-cell>
          <table:table-cell table:formula="oooc:=[.E13]+[.C14]" office:value-type="float" office:value="97.25">
            <text:p>97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5947">
            <text:p>5947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50.2328042328042">
            <text:p>50.2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2">
            <text:p>03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94.5">
            <text:p>94.5</text:p>
          </table:table-cell>
          <table:table-cell table:formula="oooc:=[.E14]+[.C15]" office:value-type="float" office:value="98.25">
            <text:p>98.25</text:p>
          </table:table-cell>
          <table:table-cell table:formula="oooc:=[.D15]-[.E15]" office:value-type="float" office:value="-3.75">
            <text:p>-3.75</text:p>
          </table:table-cell>
          <table:table-cell office:value-type="float" office:value="5948">
            <text:p>5948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50.2433862433862">
            <text:p>50.2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3">
            <text:p>03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94.5">
            <text:p>94.5</text:p>
          </table:table-cell>
          <table:table-cell table:formula="oooc:=[.E15]+[.C16]" office:value-type="float" office:value="99.25">
            <text:p>99.25</text:p>
          </table:table-cell>
          <table:table-cell table:formula="oooc:=[.D16]-[.E16]" office:value-type="float" office:value="-4.75">
            <text:p>-4.75</text:p>
          </table:table-cell>
          <table:table-cell office:value-type="float" office:value="5949">
            <text:p>5949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50.2539682539683">
            <text:p>50.25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4">
            <text:p>03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94.5">
            <text:p>94.5</text:p>
          </table:table-cell>
          <table:table-cell table:formula="oooc:=[.E16]+[.C17]" office:value-type="float" office:value="100.25">
            <text:p>100.25</text:p>
          </table:table-cell>
          <table:table-cell table:formula="oooc:=[.D17]-[.E17]" office:value-type="float" office:value="-5.75">
            <text:p>-5.75</text:p>
          </table:table-cell>
          <table:table-cell office:value-type="float" office:value="5950">
            <text:p>5950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50.2645502645503">
            <text:p>50.2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5">
            <text:p>03/1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94.5">
            <text:p>94.5</text:p>
          </table:table-cell>
          <table:table-cell table:formula="oooc:=[.E17]+[.C18]" office:value-type="float" office:value="102.25">
            <text:p>102.25</text:p>
          </table:table-cell>
          <table:table-cell table:formula="oooc:=[.D18]-[.E18]" office:value-type="float" office:value="-7.75">
            <text:p>-7.75</text:p>
          </table:table-cell>
          <table:table-cell office:value-type="float" office:value="5951">
            <text:p>5951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50.2751322751323">
            <text:p>50.28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6">
            <text:p>03/1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94.5">
            <text:p>94.5</text:p>
          </table:table-cell>
          <table:table-cell table:formula="oooc:=[.E18]+[.C19]" office:value-type="float" office:value="104.25">
            <text:p>104.25</text:p>
          </table:table-cell>
          <table:table-cell table:formula="oooc:=[.D19]-[.E19]" office:value-type="float" office:value="-9.75">
            <text:p>-9.75</text:p>
          </table:table-cell>
          <table:table-cell office:value-type="float" office:value="5952">
            <text:p>5952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50.2857142857143">
            <text:p>50.29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7">
            <text:p>03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94.5">
            <text:p>94.5</text:p>
          </table:table-cell>
          <table:table-cell table:formula="oooc:=[.E19]+[.C20]" office:value-type="float" office:value="105.25">
            <text:p>105.25</text:p>
          </table:table-cell>
          <table:table-cell table:formula="oooc:=[.D20]-[.E20]" office:value-type="float" office:value="-10.75">
            <text:p>-10.75</text:p>
          </table:table-cell>
          <table:table-cell office:value-type="float" office:value="5953">
            <text:p>5953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50.2962962962963">
            <text:p>50.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8">
            <text:p>03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94.5">
            <text:p>94.5</text:p>
          </table:table-cell>
          <table:table-cell table:formula="oooc:=[.E20]+[.C21]" office:value-type="float" office:value="106.25">
            <text:p>106.25</text:p>
          </table:table-cell>
          <table:table-cell table:formula="oooc:=[.D21]-[.E21]" office:value-type="float" office:value="-11.75">
            <text:p>-11.75</text:p>
          </table:table-cell>
          <table:table-cell office:value-type="float" office:value="5954">
            <text:p>5954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50.3068783068783">
            <text:p>50.31</text:p>
          </table:table-cell>
          <table:table-cell office:value-type="string">
            <text:p>Moving!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date" office:date-value="2008-03-19">
            <text:p>03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94.5">
            <text:p>94.5</text:p>
          </table:table-cell>
          <table:table-cell table:formula="oooc:=[.E21]+[.C22]" office:value-type="float" office:value="107.25">
            <text:p>107.25</text:p>
          </table:table-cell>
          <table:table-cell table:formula="oooc:=[.D22]-[.E22]" office:value-type="float" office:value="-12.75">
            <text:p>-12.75</text:p>
          </table:table-cell>
          <table:table-cell office:value-type="float" office:value="5955">
            <text:p>5955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50.3174603174603">
            <text:p>50.32</text:p>
          </table:table-cell>
          <table:table-cell office:value-type="string">
            <text:p>Moving!</text:p>
          </table:table-cell>
          <table:table-cell table:number-columns-repeated="2"/>
          <table:table-cell table:style-name="ce1" table:formula="oooc:=NOW()" office:value-type="date" office:date-value="2008-09-15T20:01:03">
            <text:p>09/15/08</text:p>
          </table:table-cell>
          <table:table-cell table:formula="oooc:=DAYS(NOW();1/1/8)" office:value-type="float" office:value="39706.7090625">
            <text:p>39706.71</text:p>
          </table:table-cell>
        </table:table-row>
        <table:table-row table:style-name="ro1">
          <table:table-cell office:value-type="date" office:date-value="2008-03-20">
            <text:p>03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94.5">
            <text:p>94.5</text:p>
          </table:table-cell>
          <table:table-cell table:formula="oooc:=[.E22]+[.C23]" office:value-type="float" office:value="108.25">
            <text:p>108.25</text:p>
          </table:table-cell>
          <table:table-cell table:formula="oooc:=[.D23]-[.E23]" office:value-type="float" office:value="-13.75">
            <text:p>-13.75</text:p>
          </table:table-cell>
          <table:table-cell office:value-type="float" office:value="5956">
            <text:p>5956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0.3280423280423">
            <text:p>50.3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1">
            <text:p>03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94.5">
            <text:p>94.5</text:p>
          </table:table-cell>
          <table:table-cell table:formula="oooc:=[.E23]+[.C24]" office:value-type="float" office:value="109.25">
            <text:p>109.25</text:p>
          </table:table-cell>
          <table:table-cell table:formula="oooc:=[.D24]-[.E24]" office:value-type="float" office:value="-14.75">
            <text:p>-14.75</text:p>
          </table:table-cell>
          <table:table-cell office:value-type="float" office:value="5957">
            <text:p>5957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50.3386243386243">
            <text:p>50.3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2">
            <text:p>03/2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4]+[.B25]" office:value-type="float" office:value="94.5">
            <text:p>94.5</text:p>
          </table:table-cell>
          <table:table-cell table:formula="oooc:=[.E24]+[.C25]" office:value-type="float" office:value="111.25">
            <text:p>111.25</text:p>
          </table:table-cell>
          <table:table-cell table:formula="oooc:=[.D25]-[.E25]" office:value-type="float" office:value="-16.75">
            <text:p>-16.75</text:p>
          </table:table-cell>
          <table:table-cell office:value-type="float" office:value="5958">
            <text:p>5958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50.3492063492063">
            <text:p>50.35</text:p>
          </table:table-cell>
          <table:table-cell office:value-type="string">
            <text:p>Moving!</text:p>
          </table:table-cell>
          <table:table-cell table:number-columns-repeated="2"/>
          <table:table-cell table:style-name="ce3" office:value-type="float" office:value="39448">
            <text:p>39448</text:p>
          </table:table-cell>
          <table:table-cell/>
        </table:table-row>
        <table:table-row table:style-name="ro1">
          <table:table-cell office:value-type="date" office:date-value="2008-03-23">
            <text:p>03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94.5">
            <text:p>94.5</text:p>
          </table:table-cell>
          <table:table-cell table:formula="oooc:=[.E25]+[.C26]" office:value-type="float" office:value="113.25">
            <text:p>113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5959">
            <text:p>5959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50.3597883597884">
            <text:p>50.3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4">
            <text:p>03/24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95.75">
            <text:p>95.75</text:p>
          </table:table-cell>
          <table:table-cell table:formula="oooc:=[.E26]+[.C27]" office:value-type="float" office:value="114.25">
            <text:p>114.25</text:p>
          </table:table-cell>
          <table:table-cell table:formula="oooc:=[.D27]-[.E27]" office:value-type="float" office:value="-18.5">
            <text:p>-18.50</text:p>
          </table:table-cell>
          <table:table-cell office:value-type="float" office:value="5994">
            <text:p>5994</text:p>
          </table:table-cell>
          <table:table-cell table:formula="oooc:=[.G27]-[.G26]" office:value-type="float" office:value="35">
            <text:p>35</text:p>
          </table:table-cell>
          <table:table-cell table:formula="oooc:=([.G27]-1200)/[.D27]" office:value-type="float" office:value="50.0678851174935">
            <text:p>50.07</text:p>
          </table:table-cell>
          <table:table-cell office:value-type="string">
            <text:p>Okay, stopped being lazy. #82 Anti-addons</text:p>
          </table:table-cell>
          <table:table-cell table:number-columns-repeated="4"/>
        </table:table-row>
        <table:table-row table:style-name="ro1">
          <table:table-cell office:value-type="date" office:date-value="2008-03-25">
            <text:p>03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95.75">
            <text:p>95.75</text:p>
          </table:table-cell>
          <table:table-cell table:formula="oooc:=[.E27]+[.C28]" office:value-type="float" office:value="115.25">
            <text:p>115.25</text:p>
          </table:table-cell>
          <table:table-cell table:formula="oooc:=[.D28]-[.E28]" office:value-type="float" office:value="-19.5">
            <text:p>-19.50</text:p>
          </table:table-cell>
          <table:table-cell office:value-type="float" office:value="5994">
            <text:p>5994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50.0678851174935">
            <text:p>50.07</text:p>
          </table:table-cell>
          <table:table-cell office:value-type="string">
            <text:p>Resumed laziness</text:p>
          </table:table-cell>
          <table:table-cell table:number-columns-repeated="4"/>
        </table:table-row>
        <table:table-row table:style-name="ro1">
          <table:table-cell office:value-type="date" office:date-value="2008-03-26">
            <text:p>03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95.75">
            <text:p>95.75</text:p>
          </table:table-cell>
          <table:table-cell table:formula="oooc:=[.E28]+[.C29]" office:value-type="float" office:value="117.25">
            <text:p>117.25</text:p>
          </table:table-cell>
          <table:table-cell table:formula="oooc:=[.D29]-[.E29]" office:value-type="float" office:value="-21.5">
            <text:p>-21.50</text:p>
          </table:table-cell>
          <table:table-cell table:style-name="ce4" office:value-type="float" office:value="5994">
            <text:p>5994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7">
            <text:p>03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95.75">
            <text:p>95.75</text:p>
          </table:table-cell>
          <table:table-cell table:formula="oooc:=[.E29]+[.C30]" office:value-type="float" office:value="119.25">
            <text:p>119.25</text:p>
          </table:table-cell>
          <table:table-cell table:formula="oooc:=[.D30]-[.E30]" office:value-type="float" office:value="-23.5">
            <text:p>-23.50</text:p>
          </table:table-cell>
          <table:table-cell office:value-type="float" office:value="5994">
            <text:p>5994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8">
            <text:p>03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95.75">
            <text:p>95.75</text:p>
          </table:table-cell>
          <table:table-cell table:formula="oooc:=[.E30]+[.C31]" office:value-type="float" office:value="120.25">
            <text:p>120.25</text:p>
          </table:table-cell>
          <table:table-cell table:formula="oooc:=[.D31]-[.E31]" office:value-type="float" office:value="-24.5">
            <text:p>-24.50</text:p>
          </table:table-cell>
          <table:table-cell office:value-type="float" office:value="5994">
            <text:p>5994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9">
            <text:p>03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95.75">
            <text:p>95.75</text:p>
          </table:table-cell>
          <table:table-cell table:formula="oooc:=[.E31]+[.C32]" office:value-type="float" office:value="121.25">
            <text:p>121.25</text:p>
          </table:table-cell>
          <table:table-cell table:formula="oooc:=[.D32]-[.E32]" office:value-type="float" office:value="-25.5">
            <text:p>-25.50</text:p>
          </table:table-cell>
          <table:table-cell office:value-type="float" office:value="5994">
            <text:p>5994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0">
            <text:p>03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95.75">
            <text:p>95.75</text:p>
          </table:table-cell>
          <table:table-cell table:formula="oooc:=[.E32]+[.C33]" office:value-type="float" office:value="122.25">
            <text:p>122.25</text:p>
          </table:table-cell>
          <table:table-cell table:formula="oooc:=[.D33]-[.E33]" office:value-type="float" office:value="-26.5">
            <text:p>-26.50</text:p>
          </table:table-cell>
          <table:table-cell office:value-type="float" office:value="5994">
            <text:p>5994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95.75">
            <text:p>95.75</text:p>
          </table:table-cell>
          <table:table-cell table:formula="oooc:=[.E33]+[.C34]" office:value-type="float" office:value="123.25">
            <text:p>123.25</text:p>
          </table:table-cell>
          <table:table-cell table:formula="oooc:=[.D34]-[.E3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4]" office:value-type="float" office:value="12467">
            <text:p>12467</text:p>
          </table:table-cell>
          <table:table-cell table:style-name="Default" table:formula="oooc:=[.D33]/[.J37]" office:value-type="float" office:value="0.386347215689936">
            <text:p>0.39</text:p>
          </table:table-cell>
          <table:table-cell table:formula="oooc:=[.E37]/[.I34]" office:value-type="float" office:value="249.001929495202">
            <text:p>249</text:p>
          </table:table-cell>
          <table:table-cell table:formula="oooc:=[.A34]+([.G37]/[.F37])" office:value-type="date" office:date-value="2010-01-04T12:04:16.950563">
            <text:p>01/04/10</text:p>
          </table:table-cell>
          <table:table-cell/>
          <table:table-cell table:style-name="ce3" table:formula="oooc:=DAYS(NOW();[January.A4])" office:value-type="float" office:value="247.834062499998">
            <text:p>247.83</text:p>
          </table:table-cell>
          <table:table-cell table:number-columns-repeated="4"/>
        </table:table-row>
      </table:table>
      <table:table table:name="Febr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3" table:default-cell-style-name="Default"/>
        <table:table-column table:style-name="co9" table:default-cell-style-name="ce2"/>
        <table:table-column table:style-name="co1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office:value-type="float" office:value="37.35">
            <text:p>37.35</text:p>
          </table:table-cell>
          <table:table-cell office:value-type="float" office:value="44.75">
            <text:p>44.75</text:p>
          </table:table-cell>
          <table:table-cell table:formula="oooc:=[.D4]-[.E4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4]-[.G3]" office:value-type="float" office:value="0">
            <text:p>Err:529</text:p>
          </table:table-cell>
          <table:table-cell table:formula="oooc:=([.G4]-1200)/[.D4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  <table:table-row table:style-name="ro1">
          <table:table-cell office:value-type="date" office:date-value="2008-02-01">
            <text:p>02/01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38.35">
            <text:p>38.35</text:p>
          </table:table-cell>
          <table:table-cell table:formula="oooc:=[.E4]+[.C5]" office:value-type="float" office:value="45.75">
            <text:p>45.75</text:p>
          </table:table-cell>
          <table:table-cell table:formula="oooc:=[.D5]-[.E5]" office:value-type="float" office:value="-7.4">
            <text:p>-7.40</text:p>
          </table:table-cell>
          <table:table-cell office:value-type="float" office:value="3759">
            <text:p>3759</text:p>
          </table:table-cell>
          <table:table-cell table:formula="oooc:=[.G5]-[.G4]" office:value-type="float" office:value="95">
            <text:p>95</text:p>
          </table:table-cell>
          <table:table-cell table:formula="oooc:=([.G5]-1200)/[.D5]" office:value-type="float" office:value="66.7275097783572">
            <text:p>66.73</text:p>
          </table:table-cell>
          <table:table-cell office:value-type="string">
            <text:p>#13, #11, #10, #9</text:p>
          </table:table-cell>
        </table:table-row>
        <table:table-row table:style-name="ro1">
          <table:table-cell office:value-type="date" office:date-value="2008-02-02">
            <text:p>02/02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40.35">
            <text:p>40.35</text:p>
          </table:table-cell>
          <table:table-cell table:formula="oooc:=[.E5]+[.C6]" office:value-type="float" office:value="47.75">
            <text:p>47.75</text:p>
          </table:table-cell>
          <table:table-cell table:formula="oooc:=[.D6]-[.E6]" office:value-type="float" office:value="-7.4">
            <text:p>-7.40</text:p>
          </table:table-cell>
          <table:table-cell office:value-type="float" office:value="3795">
            <text:p>3795</text:p>
          </table:table-cell>
          <table:table-cell table:formula="oooc:=[.G6]-[.G5]" office:value-type="float" office:value="36">
            <text:p>36</text:p>
          </table:table-cell>
          <table:table-cell table:formula="oooc:=([.G6]-1200)/[.D6]" office:value-type="float" office:value="64.3122676579926">
            <text:p>64.31</text:p>
          </table:table-cell>
          <table:table-cell office:value-type="string">
            <text:p>#3, #18, #23, more refactoring</text:p>
          </table:table-cell>
        </table:table-row>
        <table:table-row table:style-name="ro1">
          <table:table-cell office:value-type="date" office:date-value="2008-02-03">
            <text:p>02/03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42.35">
            <text:p>42.35</text:p>
          </table:table-cell>
          <table:table-cell table:formula="oooc:=[.E6]+[.C7]" office:value-type="float" office:value="49.75">
            <text:p>49.75</text:p>
          </table:table-cell>
          <table:table-cell table:formula="oooc:=[.D7]-[.E7]" office:value-type="float" office:value="-7.4">
            <text:p>-7.40</text:p>
          </table:table-cell>
          <table:table-cell office:value-type="float" office:value="3892">
            <text:p>3892</text:p>
          </table:table-cell>
          <table:table-cell table:formula="oooc:=[.G7]-[.G6]" office:value-type="float" office:value="97">
            <text:p>97</text:p>
          </table:table-cell>
          <table:table-cell table:formula="oooc:=([.G7]-1200)/[.D7]" office:value-type="float" office:value="63.5655253837072">
            <text:p>63.57</text:p>
          </table:table-cell>
          <table:table-cell office:value-type="string">
            <text:p>#14 I actually did another day</text:p>
          </table:table-cell>
        </table:table-row>
        <table:table-row table:style-name="ro1">
          <table:table-cell office:value-type="date" office:date-value="2008-02-04">
            <text:p>02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43.85">
            <text:p>43.85</text:p>
          </table:table-cell>
          <table:table-cell table:formula="oooc:=[.E7]+[.C8]" office:value-type="float" office:value="50.75">
            <text:p>50.75</text:p>
          </table:table-cell>
          <table:table-cell table:formula="oooc:=[.D8]-[.E8]" office:value-type="float" office:value="-6.9">
            <text:p>-6.90</text:p>
          </table:table-cell>
          <table:table-cell office:value-type="float" office:value="3999">
            <text:p>3999</text:p>
          </table:table-cell>
          <table:table-cell table:formula="oooc:=[.G8]-[.G7]" office:value-type="float" office:value="107">
            <text:p>107</text:p>
          </table:table-cell>
          <table:table-cell table:formula="oooc:=([.G8]-1200)/[.D8]" office:value-type="float" office:value="63.8312428734322">
            <text:p>63.83</text:p>
          </table:table-cell>
          <table:table-cell office:value-type="string">
            <text:p>#12, #15 – Milestone 'trading' reached!</text:p>
          </table:table-cell>
        </table:table-row>
        <table:table-row table:style-name="ro1">
          <table:table-cell office:value-type="date" office:date-value="2008-02-05">
            <text:p>02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44.85">
            <text:p>44.85</text:p>
          </table:table-cell>
          <table:table-cell table:formula="oooc:=[.E8]+[.C9]" office:value-type="float" office:value="51.75">
            <text:p>51.75</text:p>
          </table:table-cell>
          <table:table-cell table:formula="oooc:=[.D9]-[.E9]" office:value-type="float" office:value="-6.9">
            <text:p>-6.90</text:p>
          </table:table-cell>
          <table:table-cell office:value-type="float" office:value="4038">
            <text:p>4038</text:p>
          </table:table-cell>
          <table:table-cell table:formula="oooc:=[.G9]-[.G8]" office:value-type="float" office:value="39">
            <text:p>39</text:p>
          </table:table-cell>
          <table:table-cell table:formula="oooc:=([.G9]-1200)/[.D9]" office:value-type="float" office:value="63.2775919732441">
            <text:p>63.28</text:p>
          </table:table-cell>
          <table:table-cell office:value-type="string">
            <text:p>#25</text:p>
          </table:table-cell>
        </table:table-row>
        <table:table-row table:style-name="ro1">
          <table:table-cell office:value-type="date" office:date-value="2008-02-06">
            <text:p>02/06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45.85">
            <text:p>45.85</text:p>
          </table:table-cell>
          <table:table-cell table:formula="oooc:=[.E9]+[.C10]" office:value-type="float" office:value="52.75">
            <text:p>52.75</text:p>
          </table:table-cell>
          <table:table-cell table:formula="oooc:=[.D10]-[.E10]" office:value-type="float" office:value="-6.9">
            <text:p>-6.90</text:p>
          </table:table-cell>
          <table:table-cell office:value-type="float" office:value="4146">
            <text:p>4146</text:p>
          </table:table-cell>
          <table:table-cell table:formula="oooc:=[.G10]-[.G9]" office:value-type="float" office:value="108">
            <text:p>108</text:p>
          </table:table-cell>
          <table:table-cell table:formula="oooc:=([.G10]-1200)/[.D10]" office:value-type="float" office:value="64.2529989094875">
            <text:p>64.25</text:p>
          </table:table-cell>
          <table:table-cell office:value-type="string">
            <text:p>Lots of that code is going to get refactored away</text:p>
          </table:table-cell>
        </table:table-row>
        <table:table-row table:style-name="ro1">
          <table:table-cell office:value-type="date" office:date-value="2008-02-07">
            <text:p>02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47.1">
            <text:p>47.1</text:p>
          </table:table-cell>
          <table:table-cell table:formula="oooc:=[.E10]+[.C11]" office:value-type="float" office:value="53.75">
            <text:p>53.75</text:p>
          </table:table-cell>
          <table:table-cell table:formula="oooc:=[.D11]-[.E11]" office:value-type="float" office:value="-6.65">
            <text:p>-6.65</text:p>
          </table:table-cell>
          <table:table-cell office:value-type="float" office:value="4151">
            <text:p>4151</text:p>
          </table:table-cell>
          <table:table-cell table:formula="oooc:=[.G11]-[.G10]" office:value-type="float" office:value="5">
            <text:p>5</text:p>
          </table:table-cell>
          <table:table-cell table:formula="oooc:=([.G11]-1200)/[.D11]" office:value-type="float" office:value="62.6539278131635">
            <text:p>62.65</text:p>
          </table:table-cell>
          <table:table-cell office:value-type="string">
            <text:p>As promised. <text:s/>Also, #32</text:p>
          </table:table-cell>
        </table:table-row>
        <table:table-row table:style-name="ro1">
          <table:table-cell office:value-type="date" office:date-value="2008-02-08">
            <text:p>02/08/08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table:formula="oooc:=[.D11]+[.B12]" office:value-type="float" office:value="48.5">
            <text:p>48.5</text:p>
          </table:table-cell>
          <table:table-cell table:formula="oooc:=[.E11]+[.C12]" office:value-type="float" office:value="54.75">
            <text:p>54.75</text:p>
          </table:table-cell>
          <table:table-cell table:formula="oooc:=[.D12]-[.E12]" office:value-type="float" office:value="-6.25">
            <text:p>-6.25</text:p>
          </table:table-cell>
          <table:table-cell office:value-type="float" office:value="4201">
            <text:p>4201</text:p>
          </table:table-cell>
          <table:table-cell table:formula="oooc:=[.G12]-[.G11]" office:value-type="float" office:value="50">
            <text:p>50</text:p>
          </table:table-cell>
          <table:table-cell table:formula="oooc:=([.G12]-1200)/[.D12]" office:value-type="float" office:value="61.8762886597938">
            <text:p>61.88</text:p>
          </table:table-cell>
          <table:table-cell office:value-type="string">
            <text:p>#21, #24, #28, #33 – Very productive day!</text:p>
          </table:table-cell>
        </table:table-row>
        <table:table-row table:style-name="ro1">
          <table:table-cell office:value-type="date" office:date-value="2008-02-09">
            <text:p>02/09/08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formula="oooc:=[.D12]+[.B13]" office:value-type="float" office:value="53">
            <text:p>53</text:p>
          </table:table-cell>
          <table:table-cell table:formula="oooc:=[.E12]+[.C13]" office:value-type="float" office:value="56.75">
            <text:p>56.75</text:p>
          </table:table-cell>
          <table:table-cell table:formula="oooc:=[.D13]-[.E13]" office:value-type="float" office:value="-3.75">
            <text:p>-3.75</text:p>
          </table:table-cell>
          <table:table-cell office:value-type="float" office:value="4335">
            <text:p>4335</text:p>
          </table:table-cell>
          <table:table-cell table:formula="oooc:=[.G13]-[.G12]" office:value-type="float" office:value="134">
            <text:p>134</text:p>
          </table:table-cell>
          <table:table-cell table:formula="oooc:=([.G13]-1200)/[.D13]" office:value-type="float" office:value="59.1509433962264">
            <text:p>59.15</text:p>
          </table:table-cell>
          <table:table-cell office:value-type="string">
            <text:p>#27 was already done. Hopefully got #30. Math aplenty!</text:p>
          </table:table-cell>
        </table:table-row>
        <table:table-row table:style-name="ro1">
          <table:table-cell office:value-type="date" office:date-value="2008-02-10">
            <text:p>02/10/08</text:p>
          </table:table-cell>
          <table:table-cell table:number-columns-repeated="2" office:value-type="float" office:value="2">
            <text:p>2</text:p>
          </table:table-cell>
          <table:table-cell table:formula="oooc:=[.D13]+[.B14]" office:value-type="float" office:value="55">
            <text:p>55</text:p>
          </table:table-cell>
          <table:table-cell table:formula="oooc:=[.E13]+[.C14]" office:value-type="float" office:value="58.75">
            <text:p>58.75</text:p>
          </table:table-cell>
          <table:table-cell table:formula="oooc:=[.D14]-[.E14]" office:value-type="float" office:value="-3.75">
            <text:p>-3.75</text:p>
          </table:table-cell>
          <table:table-cell office:value-type="float" office:value="4440">
            <text:p>4440</text:p>
          </table:table-cell>
          <table:table-cell table:formula="oooc:=[.G14]-[.G13]" office:value-type="float" office:value="105">
            <text:p>105</text:p>
          </table:table-cell>
          <table:table-cell table:formula="oooc:=([.G14]-1200)/[.D14]" office:value-type="float" office:value="58.9090909090909">
            <text:p>58.91</text:p>
          </table:table-cell>
          <table:table-cell office:value-type="string">
            <text:p>#6, #26, #34, #40</text:p>
          </table:table-cell>
        </table:table-row>
        <table:table-row table:style-name="ro1">
          <table:table-cell office:value-type="date" office:date-value="2008-02-11">
            <text:p>02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56.5">
            <text:p>56.5</text:p>
          </table:table-cell>
          <table:table-cell table:formula="oooc:=[.E14]+[.C15]" office:value-type="float" office:value="59.75">
            <text:p>59.75</text:p>
          </table:table-cell>
          <table:table-cell table:formula="oooc:=[.D15]-[.E15]" office:value-type="float" office:value="-3.25">
            <text:p>-3.25</text:p>
          </table:table-cell>
          <table:table-cell office:value-type="float" office:value="4545">
            <text:p>4545</text:p>
          </table:table-cell>
          <table:table-cell table:formula="oooc:=[.G15]-[.G14]" office:value-type="float" office:value="105">
            <text:p>105</text:p>
          </table:table-cell>
          <table:table-cell table:formula="oooc:=([.G15]-1200)/[.D15]" office:value-type="float" office:value="59.2035398230088">
            <text:p>59.2</text:p>
          </table:table-cell>
          <table:table-cell office:value-type="string">
            <text:p>Started #39</text:p>
          </table:table-cell>
        </table:table-row>
        <table:table-row table:style-name="ro1">
          <table:table-cell office:value-type="date" office:date-value="2008-02-12">
            <text:p>02/1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5]+[.B16]" office:value-type="float" office:value="57.75">
            <text:p>57.75</text:p>
          </table:table-cell>
          <table:table-cell table:formula="oooc:=[.E15]+[.C16]" office:value-type="float" office:value="60.75">
            <text:p>60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4615">
            <text:p>4615</text:p>
          </table:table-cell>
          <table:table-cell table:formula="oooc:=[.G16]-[.G15]" office:value-type="float" office:value="70">
            <text:p>70</text:p>
          </table:table-cell>
          <table:table-cell table:formula="oooc:=([.G16]-1200)/[.D16]" office:value-type="float" office:value="59.1341991341991">
            <text:p>59.13</text:p>
          </table:table-cell>
          <table:table-cell office:value-type="string">
            <text:p>#38 and #39 done</text:p>
          </table:table-cell>
        </table:table-row>
        <table:table-row table:style-name="ro1">
          <table:table-cell office:value-type="date" office:date-value="2008-02-13">
            <text:p>02/13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16]+[.B17]" office:value-type="float" office:value="60.25">
            <text:p>60.25</text:p>
          </table:table-cell>
          <table:table-cell table:formula="oooc:=[.E16]+[.C17]" office:value-type="float" office:value="61.75">
            <text:p>61.75</text:p>
          </table:table-cell>
          <table:table-cell table:formula="oooc:=[.D17]-[.E17]" office:value-type="float" office:value="-1.5">
            <text:p>-1.50</text:p>
          </table:table-cell>
          <table:table-cell office:value-type="float" office:value="4755">
            <text:p>4755</text:p>
          </table:table-cell>
          <table:table-cell table:formula="oooc:=[.G17]-[.G16]" office:value-type="float" office:value="140">
            <text:p>140</text:p>
          </table:table-cell>
          <table:table-cell table:formula="oooc:=([.G17]-1200)/[.D17]" office:value-type="float" office:value="59.0041493775934">
            <text:p>59</text:p>
          </table:table-cell>
          <table:table-cell office:value-type="string">
            <text:p>#37 for kicks, #29, #31, #42</text:p>
          </table:table-cell>
        </table:table-row>
        <table:table-row table:style-name="ro1">
          <table:table-cell office:value-type="date" office:date-value="2008-02-14">
            <text:p>02/14/08</text:p>
          </table:table-cell>
          <table:table-cell table:number-columns-repeated="2" office:value-type="float" office:value="1">
            <text:p>1</text:p>
          </table:table-cell>
          <table:table-cell table:formula="oooc:=[.D17]+[.B18]" office:value-type="float" office:value="61.25">
            <text:p>61.25</text:p>
          </table:table-cell>
          <table:table-cell table:formula="oooc:=[.E17]+[.C18]" office:value-type="float" office:value="62.75">
            <text:p>62.75</text:p>
          </table:table-cell>
          <table:table-cell table:formula="oooc:=[.D18]-[.E18]" office:value-type="float" office:value="-1.5">
            <text:p>-1.50</text:p>
          </table:table-cell>
          <table:table-cell office:value-type="float" office:value="4793">
            <text:p>4793</text:p>
          </table:table-cell>
          <table:table-cell table:formula="oooc:=[.G18]-[.G17]" office:value-type="float" office:value="38">
            <text:p>38</text:p>
          </table:table-cell>
          <table:table-cell table:formula="oooc:=([.G18]-1200)/[.D18]" office:value-type="float" office:value="58.6612244897959">
            <text:p>58.66</text:p>
          </table:table-cell>
          <table:table-cell office:value-type="string">
            <text:p>#7 and #31 – Milestone 'BasicFleets' reached!</text:p>
          </table:table-cell>
        </table:table-row>
        <table:table-row table:style-name="ro1">
          <table:table-cell office:value-type="date" office:date-value="2008-02-15">
            <text:p>02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8]+[.B19]" office:value-type="float" office:value="63">
            <text:p>63</text:p>
          </table:table-cell>
          <table:table-cell table:formula="oooc:=[.E18]+[.C19]" office:value-type="float" office:value="63.75">
            <text:p>63.75</text:p>
          </table:table-cell>
          <table:table-cell table:formula="oooc:=[.D19]-[.E19]" office:value-type="float" office:value="-0.75">
            <text:p>-0.75</text:p>
          </table:table-cell>
          <table:table-cell office:value-type="float" office:value="4746">
            <text:p>4746</text:p>
          </table:table-cell>
          <table:table-cell table:formula="oooc:=[.G19]-[.G18]" office:value-type="float" office:value="-47">
            <text:p>-47</text:p>
          </table:table-cell>
          <table:table-cell table:formula="oooc:=([.G19]-1200)/[.D19]" office:value-type="float" office:value="56.2857142857143">
            <text:p>56.29</text:p>
          </table:table-cell>
          <table:table-cell office:value-type="string">
            <text:p>#53. <text:s/>I picked today to remove some unused files</text:p>
          </table:table-cell>
        </table:table-row>
        <table:table-row table:style-name="ro1">
          <table:table-cell office:value-type="date" office:date-value="2008-02-16">
            <text:p>02/16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65">
            <text:p>65</text:p>
          </table:table-cell>
          <table:table-cell table:formula="oooc:=[.E19]+[.C20]" office:value-type="float" office:value="65.75">
            <text:p>65.75</text:p>
          </table:table-cell>
          <table:table-cell table:formula="oooc:=[.D20]-[.E20]" office:value-type="float" office:value="-0.75">
            <text:p>-0.75</text:p>
          </table:table-cell>
          <table:table-cell office:value-type="float" office:value="4841">
            <text:p>4841</text:p>
          </table:table-cell>
          <table:table-cell table:formula="oooc:=[.G20]-[.G19]" office:value-type="float" office:value="95">
            <text:p>95</text:p>
          </table:table-cell>
          <table:table-cell table:formula="oooc:=([.G20]-1200)/[.D20]" office:value-type="float" office:value="56.0153846153846">
            <text:p>56.02</text:p>
          </table:table-cell>
          <table:table-cell office:value-type="string">
            <text:p>#44, #54 ,#55. Jess' family here!</text:p>
          </table:table-cell>
        </table:table-row>
        <table:table-row table:style-name="ro1">
          <table:table-cell office:value-type="date" office:date-value="2008-02-17">
            <text:p>02/17/08</text:p>
          </table:table-cell>
          <table:table-cell table:number-columns-repeated="2" office:value-type="float" office:value="2">
            <text:p>2</text:p>
          </table:table-cell>
          <table:table-cell table:formula="oooc:=[.D20]+[.B21]" office:value-type="float" office:value="67">
            <text:p>67</text:p>
          </table:table-cell>
          <table:table-cell table:formula="oooc:=[.E20]+[.C21]" office:value-type="float" office:value="67.75">
            <text:p>67.75</text:p>
          </table:table-cell>
          <table:table-cell table:formula="oooc:=[.D21]-[.E21]" office:value-type="float" office:value="-0.75">
            <text:p>-0.75</text:p>
          </table:table-cell>
          <table:table-cell office:value-type="float" office:value="4975">
            <text:p>4975</text:p>
          </table:table-cell>
          <table:table-cell table:formula="oooc:=[.G21]-[.G20]" office:value-type="float" office:value="134">
            <text:p>134</text:p>
          </table:table-cell>
          <table:table-cell table:formula="oooc:=([.G21]-1200)/[.D21]" office:value-type="float" office:value="56.3432835820896">
            <text:p>56.34</text:p>
          </table:table-cell>
          <table:table-cell office:value-type="string">
            <text:p>Started #47, lots o' refactoring</text:p>
          </table:table-cell>
        </table:table-row>
        <table:table-row table:style-name="ro1">
          <table:table-cell office:value-type="date" office:date-value="2008-02-18">
            <text:p>02/18/08</text:p>
          </table:table-cell>
          <table:table-cell table:number-columns-repeated="2" office:value-type="float" office:value="2">
            <text:p>2</text:p>
          </table:table-cell>
          <table:table-cell table:formula="oooc:=[.D21]+[.B22]" office:value-type="float" office:value="69">
            <text:p>69</text:p>
          </table:table-cell>
          <table:table-cell table:formula="oooc:=[.E21]+[.C22]" office:value-type="float" office:value="69.75">
            <text:p>69.75</text:p>
          </table:table-cell>
          <table:table-cell table:formula="oooc:=[.D22]-[.E22]" office:value-type="float" office:value="-0.75">
            <text:p>-0.75</text:p>
          </table:table-cell>
          <table:table-cell office:value-type="float" office:value="4997">
            <text:p>4997</text:p>
          </table:table-cell>
          <table:table-cell table:formula="oooc:=[.G22]-[.G21]" office:value-type="float" office:value="22">
            <text:p>22</text:p>
          </table:table-cell>
          <table:table-cell table:formula="oooc:=([.G22]-1200)/[.D22]" office:value-type="float" office:value="55.0289855072464">
            <text:p>55.03</text:p>
          </table:table-cell>
          <table:table-cell office:value-type="string">
            <text:p>Got KuiObject subclasses to read attrs right</text:p>
          </table:table-cell>
        </table:table-row>
        <table:table-row table:style-name="ro1">
          <table:table-cell office:value-type="date" office:date-value="2008-02-19">
            <text:p>02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69">
            <text:p>69</text:p>
          </table:table-cell>
          <table:table-cell table:formula="oooc:=[.E22]+[.C23]" office:value-type="float" office:value="70.75">
            <text:p>70.75</text:p>
          </table:table-cell>
          <table:table-cell table:formula="oooc:=[.D23]-[.E23]" office:value-type="float" office:value="-1.75">
            <text:p>-1.75</text:p>
          </table:table-cell>
          <table:table-cell office:value-type="float" office:value="4998">
            <text:p>4998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5.0434782608696">
            <text:p>55.04</text:p>
          </table:table-cell>
          <table:table-cell office:value-type="string">
            <text:p>Plum forgot to code</text:p>
          </table:table-cell>
        </table:table-row>
        <table:table-row table:style-name="ro1">
          <table:table-cell office:value-type="date" office:date-value="2008-02-20">
            <text:p>02/20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70">
            <text:p>70</text:p>
          </table:table-cell>
          <table:table-cell table:formula="oooc:=[.E23]+[.C24]" office:value-type="float" office:value="71.75">
            <text:p>71.75</text:p>
          </table:table-cell>
          <table:table-cell table:formula="oooc:=[.D24]-[.E24]" office:value-type="float" office:value="-1.75">
            <text:p>-1.75</text:p>
          </table:table-cell>
          <table:table-cell office:value-type="float" office:value="4993">
            <text:p>4993</text:p>
          </table:table-cell>
          <table:table-cell table:formula="oooc:=[.G24]-[.G23]" office:value-type="float" office:value="-5">
            <text:p>-5</text:p>
          </table:table-cell>
          <table:table-cell table:formula="oooc:=([.G24]-1200)/[.D24]" office:value-type="float" office:value="54.1857142857143">
            <text:p>54.19</text:p>
          </table:table-cell>
          <table:table-cell office:value-type="string">
            <text:p>Refactoring gets me again!</text:p>
          </table:table-cell>
        </table:table-row>
        <table:table-row table:style-name="ro1">
          <table:table-cell office:value-type="date" office:date-value="2008-02-21">
            <text:p>02/21/08</text:p>
          </table:table-cell>
          <table:table-cell table:number-columns-repeated="2" office:value-type="float" office:value="0.75">
            <text:p>0.75</text:p>
          </table:table-cell>
          <table:table-cell table:formula="oooc:=[.D24]+[.B25]" office:value-type="float" office:value="70.75">
            <text:p>70.75</text:p>
          </table:table-cell>
          <table:table-cell table:formula="oooc:=[.E24]+[.C25]" office:value-type="float" office:value="72.5">
            <text:p>72.5</text:p>
          </table:table-cell>
          <table:table-cell table:formula="oooc:=[.D25]-[.E25]" office:value-type="float" office:value="-1.75">
            <text:p>-1.75</text:p>
          </table:table-cell>
          <table:table-cell office:value-type="float" office:value="4991">
            <text:p>4991</text:p>
          </table:table-cell>
          <table:table-cell table:formula="oooc:=[.G25]-[.G24]" office:value-type="float" office:value="-2">
            <text:p>-2</text:p>
          </table:table-cell>
          <table:table-cell table:formula="oooc:=([.G25]-1200)/[.D25]" office:value-type="float" office:value="53.5830388692579">
            <text:p>53.58</text:p>
          </table:table-cell>
          <table:table-cell office:value-type="string">
            <text:p>Initial Rubygame3 refactoring; it's broken right now</text:p>
          </table:table-cell>
        </table:table-row>
        <table:table-row table:style-name="ro1">
          <table:table-cell office:value-type="date" office:date-value="2008-02-22">
            <text:p>02/22/08</text:p>
          </table:table-cell>
          <table:table-cell table:number-columns-repeated="2" office:value-type="float" office:value="0.75">
            <text:p>0.75</text:p>
          </table:table-cell>
          <table:table-cell table:formula="oooc:=[.D25]+[.B26]" office:value-type="float" office:value="71.5">
            <text:p>71.5</text:p>
          </table:table-cell>
          <table:table-cell table:formula="oooc:=[.E25]+[.C26]" office:value-type="float" office:value="73.25">
            <text:p>73.25</text:p>
          </table:table-cell>
          <table:table-cell table:formula="oooc:=[.D26]-[.E26]" office:value-type="float" office:value="-1.75">
            <text:p>-1.75</text:p>
          </table:table-cell>
          <table:table-cell office:value-type="float" office:value="4995">
            <text:p>4995</text:p>
          </table:table-cell>
          <table:table-cell table:formula="oooc:=[.G26]-[.G25]" office:value-type="float" office:value="4">
            <text:p>4</text:p>
          </table:table-cell>
          <table:table-cell table:formula="oooc:=([.G26]-1200)/[.D26]" office:value-type="float" office:value="53.0769230769231">
            <text:p>53.08</text:p>
          </table:table-cell>
          <table:table-cell office:value-type="string">
            <text:p>Rubygame SVN is broken; reverted until it's more stable</text:p>
          </table:table-cell>
        </table:table-row>
        <table:table-row table:style-name="ro1">
          <table:table-cell office:value-type="date" office:date-value="2008-02-23">
            <text:p>02/23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26]+[.B27]" office:value-type="float" office:value="73.75">
            <text:p>73.75</text:p>
          </table:table-cell>
          <table:table-cell table:formula="oooc:=[.E26]+[.C27]" office:value-type="float" office:value="75.25">
            <text:p>75.25</text:p>
          </table:table-cell>
          <table:table-cell table:formula="oooc:=[.D27]-[.E27]" office:value-type="float" office:value="-1.5">
            <text:p>-1.50</text:p>
          </table:table-cell>
          <table:table-cell office:value-type="float" office:value="4996">
            <text:p>4996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51.471186440678">
            <text:p>51.47</text:p>
          </table:table-cell>
          <table:table-cell office:value-type="string">
            <text:p>Works under Rubygame3! <text:s/>Also work on #43</text:p>
          </table:table-cell>
        </table:table-row>
        <table:table-row table:style-name="ro1">
          <table:table-cell office:value-type="date" office:date-value="2008-02-24">
            <text:p>02/24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75.75">
            <text:p>75.75</text:p>
          </table:table-cell>
          <table:table-cell table:formula="oooc:=[.E27]+[.C28]" office:value-type="float" office:value="77.25">
            <text:p>77.25</text:p>
          </table:table-cell>
          <table:table-cell table:formula="oooc:=[.D28]-[.E28]" office:value-type="float" office:value="-1.5">
            <text:p>-1.50</text:p>
          </table:table-cell>
          <table:table-cell office:value-type="float" office:value="5223">
            <text:p>5223</text:p>
          </table:table-cell>
          <table:table-cell table:formula="oooc:=[.G28]-[.G27]" office:value-type="float" office:value="227">
            <text:p>227</text:p>
          </table:table-cell>
          <table:table-cell table:formula="oooc:=([.G28]-1200)/[.D28]" office:value-type="float" office:value="53.1089108910891">
            <text:p>53.11</text:p>
          </table:table-cell>
          <table:table-cell office:value-type="string">
            <text:p>Fixed a bunch of bugs I didn't catch; #43, #45 done</text:p>
          </table:table-cell>
        </table:table-row>
        <table:table-row table:style-name="ro1">
          <table:table-cell office:value-type="date" office:date-value="2008-02-25">
            <text:p>02/25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8]+[.B29]" office:value-type="float" office:value="77.25">
            <text:p>77.25</text:p>
          </table:table-cell>
          <table:table-cell table:formula="oooc:=[.E28]+[.C29]" office:value-type="float" office:value="78.25">
            <text:p>78.25</text:p>
          </table:table-cell>
          <table:table-cell table:formula="oooc:=[.D29]-[.E29]" office:value-type="float" office:value="-1">
            <text:p>-1.00</text:p>
          </table:table-cell>
          <table:table-cell office:value-type="float" office:value="5321">
            <text:p>5321</text:p>
          </table:table-cell>
          <table:table-cell table:formula="oooc:=[.G29]-[.G28]" office:value-type="float" office:value="98">
            <text:p>98</text:p>
          </table:table-cell>
          <table:table-cell table:formula="oooc:=([.G29]-1200)/[.D29]" office:value-type="float" office:value="53.3462783171521">
            <text:p>53.35</text:p>
          </table:table-cell>
          <table:table-cell office:value-type="string">
            <text:p>#46 and a bunch of stuff I didn't have to do but why not?</text:p>
          </table:table-cell>
        </table:table-row>
        <table:table-row table:style-name="ro1">
          <table:table-cell office:value-type="date" office:date-value="2008-02-26">
            <text:p>02/2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9]+[.B30]" office:value-type="float" office:value="78.75">
            <text:p>78.75</text:p>
          </table:table-cell>
          <table:table-cell table:formula="oooc:=[.E29]+[.C30]" office:value-type="float" office:value="79.25">
            <text:p>79.25</text:p>
          </table:table-cell>
          <table:table-cell table:formula="oooc:=[.D30]-[.E30]" office:value-type="float" office:value="-0.5">
            <text:p>-0.50</text:p>
          </table:table-cell>
          <table:table-cell office:value-type="float" office:value="5415">
            <text:p>5415</text:p>
          </table:table-cell>
          <table:table-cell table:formula="oooc:=[.G30]-[.G29]" office:value-type="float" office:value="94">
            <text:p>94</text:p>
          </table:table-cell>
          <table:table-cell table:formula="oooc:=([.G30]-1200)/[.D30]" office:value-type="float" office:value="53.5238095238095">
            <text:p>53.52</text:p>
          </table:table-cell>
          <table:table-cell office:value-type="string">
            <text:p>Work on #48 – laser turds!</text:p>
          </table:table-cell>
        </table:table-row>
        <table:table-row table:style-name="ro1">
          <table:table-cell office:value-type="date" office:date-value="2008-02-27">
            <text:p>02/2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0]+[.B31]" office:value-type="float" office:value="80.25">
            <text:p>80.25</text:p>
          </table:table-cell>
          <table:table-cell table:formula="oooc:=[.E30]+[.C31]" office:value-type="float" office:value="80.25">
            <text:p>80.25</text:p>
          </table:table-cell>
          <table:table-cell table:formula="oooc:=[.D31]-[.E31]" office:value-type="float" office:value="0">
            <text:p>+0.00</text:p>
          </table:table-cell>
          <table:table-cell office:value-type="float" office:value="5464">
            <text:p>5464</text:p>
          </table:table-cell>
          <table:table-cell table:formula="oooc:=[.G31]-[.G30]" office:value-type="float" office:value="49">
            <text:p>49</text:p>
          </table:table-cell>
          <table:table-cell table:formula="oooc:=([.G31]-1200)/[.D31]" office:value-type="float" office:value="53.1339563862928">
            <text:p>53.13</text:p>
          </table:table-cell>
          <table:table-cell office:value-type="string">
            <text:p>#48! <text:s/>Also Rubygame3 work</text:p>
          </table:table-cell>
        </table:table-row>
        <table:table-row table:style-name="ro1">
          <table:table-cell office:value-type="date" office:date-value="2008-02-28">
            <text:p>02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1]+[.B32]" office:value-type="float" office:value="81.5">
            <text:p>81.5</text:p>
          </table:table-cell>
          <table:table-cell table:formula="oooc:=[.E31]+[.C32]" office:value-type="float" office:value="81.25">
            <text:p>81.25</text:p>
          </table:table-cell>
          <table:table-cell table:formula="oooc:=[.D32]-[.E32]" office:value-type="float" office:value="0.25">
            <text:p>+0.25</text:p>
          </table:table-cell>
          <table:table-cell office:value-type="float" office:value="5477">
            <text:p>5477</text:p>
          </table:table-cell>
          <table:table-cell table:formula="oooc:=[.G32]-[.G31]" office:value-type="float" office:value="13">
            <text:p>13</text:p>
          </table:table-cell>
          <table:table-cell table:formula="oooc:=([.G32]-1200)/[.D32]" office:value-type="float" office:value="52.478527607362">
            <text:p>52.48</text:p>
          </table:table-cell>
          <table:table-cell office:value-type="string">
            <text:p>Mostly me recovering from botched svn revert</text:p>
          </table:table-cell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table:formula="oooc:=[.D32]+[.B33]" office:value-type="float" office:value="82.5">
            <text:p>82.5</text:p>
          </table:table-cell>
          <table:table-cell table:formula="oooc:=[.E32]+[.C33]" office:value-type="float" office:value="82.25">
            <text:p>82.25</text:p>
          </table:table-cell>
          <table:table-cell table:formula="oooc:=[.D33]-[.E3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3]-[.G32]" office:value-type="float" office:value="20">
            <text:p>20</text:p>
          </table:table-cell>
          <table:table-cell table:formula="oooc:=([.G33]-1200)/[.D33]" office:value-type="float" office:value="52.0848484848485">
            <text:p>52.08</text:p>
          </table:table-cell>
          <table:table-cell office:value-type="string">
            <text:p>#51 – targeting!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Difference Scaled</text:p>
          </table:table-cell>
          <table:table-cell office:value-type="string">
            <text:p>Hours left</text:p>
          </table:table-cell>
          <table:table-cell office:value-type="string">
            <text:p>Scaled hours left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2964">
            <text:p>12964</text:p>
          </table:table-cell>
          <table:table-cell table:style-name="ce4" table:formula="oooc:=23650-([.G33]*4.2)" office:value-type="float" office:value="562.599999999999">
            <text:p>562.6</text:p>
          </table:table-cell>
          <table:table-cell table:formula="oooc:=[.E36]/[.I33]" office:value-type="float" office:value="248.901559227368">
            <text:p>248.9</text:p>
          </table:table-cell>
          <table:table-cell table:formula="oooc:=[.F36]/[.I33]" office:value-type="float" office:value="10.8016057714684">
            <text:p>10.8</text:p>
          </table:table-cell>
          <table:table-cell table:number-columns-repeated="2"/>
        </table:table-row>
      </table:table>
      <table:table table:name="Jan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6" table:default-cell-style-name="Default"/>
        <table:table-column table:style-name="co17" table:default-cell-style-name="ce2"/>
        <table:table-column table:style-name="co1" table:number-columns-repeated="2" table:default-cell-style-name="Default"/>
        <table:table-column table:style-name="co4" table:default-cell-style-name="Default"/>
        <table:table-column table:style-name="co18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Default" office:value-type="string">
            <text:p>(Before)</text:p>
          </table:table-cell>
          <table:table-cell table:number-columns-repeated="4" office:value-type="float" office:value="16.5">
            <text:p>16.5</text:p>
          </table:table-cell>
          <table:table-cell table:formula="oooc:=[.D3]-[.E3]" office:value-type="float" office:value="0">
            <text:p>+0.00</text:p>
          </table:table-cell>
          <table:table-cell office:value-type="float" office:value="1200">
            <text:p>1200</text:p>
          </table:table-cell>
          <table:table-cell table:number-columns-repeated="3"/>
        </table:table-row>
        <table:table-row table:style-name="ro1">
          <table:table-cell office:value-type="date" office:date-value="2008-01-12">
            <text:p>01/12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3]+[.B4]" office:value-type="float" office:value="19">
            <text:p>19</text:p>
          </table:table-cell>
          <table:table-cell table:formula="oooc:=[.E3]+[.C4]" office:value-type="float" office:value="18.5">
            <text:p>18.5</text:p>
          </table:table-cell>
          <table:table-cell table:formula="oooc:=[.D4]-[.E4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3">
            <text:p>01/13/08</text:p>
          </table:table-cell>
          <table:table-cell table:number-columns-repeated="2" office:value-type="float" office:value="2">
            <text:p>2</text:p>
          </table:table-cell>
          <table:table-cell table:formula="oooc:=[.D4]+[.B5]" office:value-type="float" office:value="21">
            <text:p>21</text:p>
          </table:table-cell>
          <table:table-cell table:formula="oooc:=[.E4]+[.C5]" office:value-type="float" office:value="20.5">
            <text:p>20.5</text:p>
          </table:table-cell>
          <table:table-cell table:formula="oooc:=[.D5]-[.E5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4">
            <text:p>01/14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23">
            <text:p>23</text:p>
          </table:table-cell>
          <table:table-cell table:formula="oooc:=[.E5]+[.C6]" office:value-type="float" office:value="22.5">
            <text:p>22.5</text:p>
          </table:table-cell>
          <table:table-cell table:formula="oooc:=[.D6]-[.E6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5">
            <text:p>01/15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">
            <text:p>24</text:p>
          </table:table-cell>
          <table:table-cell table:formula="oooc:=[.E6]+[.C7]" office:value-type="float" office:value="23.5">
            <text:p>23.5</text:p>
          </table:table-cell>
          <table:table-cell table:formula="oooc:=[.D7]-[.E7]" office:value-type="float" office:value="0.5">
            <text:p>+0.50</text:p>
          </table:table-cell>
          <table:table-cell office:value-type="float" office:value="2993">
            <text:p>2993</text:p>
          </table:table-cell>
          <table:table-cell/>
          <table:table-cell table:formula="oooc:=([.G7]-1200)/[.D7]" office:value-type="float" office:value="74.7083333333333">
            <text:p>74.71</text:p>
          </table:table-cell>
          <table:table-cell/>
        </table:table-row>
        <table:table-row table:style-name="ro1">
          <table:table-cell office:value-type="date" office:date-value="2008-01-16">
            <text:p>01/16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25.25">
            <text:p>25.25</text:p>
          </table:table-cell>
          <table:table-cell table:formula="oooc:=[.E7]+[.C8]" office:value-type="float" office:value="24.5">
            <text:p>24.5</text:p>
          </table:table-cell>
          <table:table-cell table:formula="oooc:=[.D8]-[.E8]" office:value-type="float" office:value="0.75">
            <text:p>+0.75</text:p>
          </table:table-cell>
          <table:table-cell office:value-type="float" office:value="3115">
            <text:p>3115</text:p>
          </table:table-cell>
          <table:table-cell table:formula="oooc:=[.G8]-[.G7]" office:value-type="float" office:value="122">
            <text:p>122</text:p>
          </table:table-cell>
          <table:table-cell table:formula="oooc:=([.G8]-1200)/[.D8]" office:value-type="float" office:value="75.8415841584158">
            <text:p>75.84</text:p>
          </table:table-cell>
          <table:table-cell/>
        </table:table-row>
        <table:table-row table:style-name="ro1">
          <table:table-cell office:value-type="date" office:date-value="2008-01-17">
            <text:p>01/17/08</text:p>
          </table:table-cell>
          <table:table-cell office:value-type="float" office:value="1.5">
            <text:p>1.5</text:p>
          </table:table-cell>
          <table:table-cell office:value-type="float" office:value="1.25">
            <text:p>1.25</text:p>
          </table:table-cell>
          <table:table-cell table:formula="oooc:=[.D8]+[.B9]" office:value-type="float" office:value="26.75">
            <text:p>26.75</text:p>
          </table:table-cell>
          <table:table-cell table:formula="oooc:=[.E8]+[.C9]" office:value-type="float" office:value="25.75">
            <text:p>25.75</text:p>
          </table:table-cell>
          <table:table-cell table:formula="oooc:=[.D9]-[.E9]" office:value-type="float" office:value="1">
            <text:p>+1.00</text:p>
          </table:table-cell>
          <table:table-cell office:value-type="float" office:value="3173">
            <text:p>3173</text:p>
          </table:table-cell>
          <table:table-cell table:formula="oooc:=[.G9]-[.G8]" office:value-type="float" office:value="58">
            <text:p>58</text:p>
          </table:table-cell>
          <table:table-cell table:formula="oooc:=([.G9]-1200)/[.D9]" office:value-type="float" office:value="73.7570093457944">
            <text:p>73.76</text:p>
          </table:table-cell>
          <table:table-cell/>
        </table:table-row>
        <table:table-row table:style-name="ro1">
          <table:table-cell office:value-type="date" office:date-value="2008-01-18">
            <text:p>01/18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27.75">
            <text:p>27.75</text:p>
          </table:table-cell>
          <table:table-cell table:formula="oooc:=[.E9]+[.C10]" office:value-type="float" office:value="26.75">
            <text:p>26.75</text:p>
          </table:table-cell>
          <table:table-cell table:formula="oooc:=[.D10]-[.E10]" office:value-type="float" office:value="1">
            <text:p>+1.00</text:p>
          </table:table-cell>
          <table:table-cell office:value-type="float" office:value="3271">
            <text:p>3271</text:p>
          </table:table-cell>
          <table:table-cell table:formula="oooc:=[.G10]-[.G9]" office:value-type="float" office:value="98">
            <text:p>98</text:p>
          </table:table-cell>
          <table:table-cell table:formula="oooc:=([.G10]-1200)/[.D10]" office:value-type="float" office:value="74.6306306306306">
            <text:p>74.63</text:p>
          </table:table-cell>
          <table:table-cell/>
        </table:table-row>
        <table:table-row table:style-name="ro1">
          <table:table-cell office:value-type="date" office:date-value="2008-01-19">
            <text:p>01/19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10]+[.B11]" office:value-type="float" office:value="28.75">
            <text:p>28.75</text:p>
          </table:table-cell>
          <table:table-cell table:formula="oooc:=[.E10]+[.C11]" office:value-type="float" office:value="28.75">
            <text:p>28.7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3306">
            <text:p>3306</text:p>
          </table:table-cell>
          <table:table-cell table:formula="oooc:=[.G11]-[.G10]" office:value-type="float" office:value="35">
            <text:p>35</text:p>
          </table:table-cell>
          <table:table-cell table:formula="oooc:=([.G11]-1200)/[.D11]" office:value-type="float" office:value="73.2521739130435">
            <text:p>73.25</text:p>
          </table:table-cell>
          <table:table-cell/>
        </table:table-row>
        <table:table-row table:style-name="ro1">
          <table:table-cell office:value-type="date" office:date-value="2008-01-20">
            <text:p>01/20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30.75">
            <text:p>30.75</text:p>
          </table:table-cell>
          <table:table-cell table:formula="oooc:=[.E11]+[.C12]" office:value-type="float" office:value="30.75">
            <text:p>30.75</text:p>
          </table:table-cell>
          <table:table-cell table:formula="oooc:=[.D12]-[.E12]" office:value-type="float" office:value="0">
            <text:p>+0.00</text:p>
          </table:table-cell>
          <table:table-cell office:value-type="float" office:value="3468">
            <text:p>3468</text:p>
          </table:table-cell>
          <table:table-cell table:formula="oooc:=[.G12]-[.G11]" office:value-type="float" office:value="162">
            <text:p>162</text:p>
          </table:table-cell>
          <table:table-cell table:formula="oooc:=([.G12]-1200)/[.D12]" office:value-type="float" office:value="73.7560975609756">
            <text:p>73.76</text:p>
          </table:table-cell>
          <table:table-cell office:value-type="string">
            <text:p>Svn import, it's probably counting more</text:p>
          </table:table-cell>
        </table:table-row>
        <table:table-row table:style-name="ro1">
          <table:table-cell office:value-type="date" office:date-value="2008-01-21">
            <text:p>01/21/08</text:p>
          </table:table-cell>
          <table:table-cell table:number-columns-repeated="2" office:value-type="float" office:value="2">
            <text:p>2</text:p>
          </table:table-cell>
          <table:table-cell table:formula="oooc:=[.D12]+[.B13]" office:value-type="float" office:value="32.75">
            <text:p>32.75</text:p>
          </table:table-cell>
          <table:table-cell table:formula="oooc:=[.E12]+[.C13]" office:value-type="float" office:value="32.75">
            <text:p>32.75</text:p>
          </table:table-cell>
          <table:table-cell table:formula="oooc:=[.D13]-[.E13]" office:value-type="float" office:value="0">
            <text:p>+0.00</text:p>
          </table:table-cell>
          <table:table-cell office:value-type="float" office:value="3558">
            <text:p>3558</text:p>
          </table:table-cell>
          <table:table-cell table:formula="oooc:=[.G13]-[.G12]" office:value-type="float" office:value="90">
            <text:p>90</text:p>
          </table:table-cell>
          <table:table-cell table:formula="oooc:=([.G13]-1200)/[.D13]" office:value-type="float" office:value="72">
            <text:p>72</text:p>
          </table:table-cell>
          <table:table-cell office:value-type="string">
            <text:p>Milestone 'Jumping' reached</text:p>
          </table:table-cell>
        </table:table-row>
        <table:table-row table:style-name="ro1">
          <table:table-cell office:value-type="date" office:date-value="2008-01-22">
            <text:p>01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32.75">
            <text:p>32.75</text:p>
          </table:table-cell>
          <table:table-cell table:formula="oooc:=[.E13]+[.C14]" office:value-type="float" office:value="33.75">
            <text:p>33.75</text:p>
          </table:table-cell>
          <table:table-cell table:formula="oooc:=[.D14]-[.E14]" office:value-type="float" office:value="-1">
            <text:p>-1.00</text:p>
          </table:table-cell>
          <table:table-cell office:value-type="float" office:value="3558">
            <text:p>3558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72">
            <text:p>72</text:p>
          </table:table-cell>
          <table:table-cell office:value-type="string">
            <text:p>Sinus Infection of doom</text:p>
          </table:table-cell>
        </table:table-row>
        <table:table-row table:style-name="ro1">
          <table:table-cell office:value-type="date" office:date-value="2008-01-23">
            <text:p>01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32.75">
            <text:p>32.75</text:p>
          </table:table-cell>
          <table:table-cell table:formula="oooc:=[.E14]+[.C15]" office:value-type="float" office:value="34.75">
            <text:p>34.75</text:p>
          </table:table-cell>
          <table:table-cell table:formula="oooc:=[.D15]-[.E15]" office:value-type="float" office:value="-2">
            <text:p>-2.00</text:p>
          </table:table-cell>
          <table:table-cell office:value-type="float" office:value="3558">
            <text:p>3558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4">
            <text:p>01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32.75">
            <text:p>32.75</text:p>
          </table:table-cell>
          <table:table-cell table:formula="oooc:=[.E15]+[.C16]" office:value-type="float" office:value="35.75">
            <text:p>35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3558">
            <text:p>3558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5">
            <text:p>01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32.75">
            <text:p>32.75</text:p>
          </table:table-cell>
          <table:table-cell table:formula="oooc:=[.E16]+[.C17]" office:value-type="float" office:value="36.75">
            <text:p>36.75</text:p>
          </table:table-cell>
          <table:table-cell table:formula="oooc:=[.D17]-[.E17]" office:value-type="float" office:value="-4">
            <text:p>-4.00</text:p>
          </table:table-cell>
          <table:table-cell office:value-type="float" office:value="3558">
            <text:p>3558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6">
            <text:p>01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32.75">
            <text:p>32.75</text:p>
          </table:table-cell>
          <table:table-cell table:formula="oooc:=[.E17]+[.C18]" office:value-type="float" office:value="38.75">
            <text:p>38.75</text:p>
          </table:table-cell>
          <table:table-cell table:formula="oooc:=[.D18]-[.E18]" office:value-type="float" office:value="-6">
            <text:p>-6.00</text:p>
          </table:table-cell>
          <table:table-cell office:value-type="float" office:value="3558">
            <text:p>3558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7">
            <text:p>01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32.75">
            <text:p>32.75</text:p>
          </table:table-cell>
          <table:table-cell table:formula="oooc:=[.E18]+[.C19]" office:value-type="float" office:value="40.75">
            <text:p>40.75</text:p>
          </table:table-cell>
          <table:table-cell table:formula="oooc:=[.D19]-[.E19]" office:value-type="float" office:value="-8">
            <text:p>-8.00</text:p>
          </table:table-cell>
          <table:table-cell office:value-type="float" office:value="3558">
            <text:p>3558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8">
            <text:p>01/28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33.75">
            <text:p>33.75</text:p>
          </table:table-cell>
          <table:table-cell table:formula="oooc:=[.E19]+[.C20]" office:value-type="float" office:value="41.75">
            <text:p>41.75</text:p>
          </table:table-cell>
          <table:table-cell table:formula="oooc:=[.D20]-[.E20]" office:value-type="float" office:value="-8">
            <text:p>-8.00</text:p>
          </table:table-cell>
          <table:table-cell office:value-type="float" office:value="3594">
            <text:p>3594</text:p>
          </table:table-cell>
          <table:table-cell table:formula="oooc:=[.G20]-[.G19]" office:value-type="float" office:value="36">
            <text:p>36</text:p>
          </table:table-cell>
          <table:table-cell table:formula="oooc:=([.G20]-1200)/[.D20]" office:value-type="float" office:value="70.9333333333333">
            <text:p>70.93</text:p>
          </table:table-cell>
          <table:table-cell office:value-type="string">
            <text:p>#8</text:p>
          </table:table-cell>
        </table:table-row>
        <table:table-row table:style-name="ro1">
          <table:table-cell office:value-type="date" office:date-value="2008-01-29">
            <text:p>01/29/08</text:p>
          </table:table-cell>
          <table:table-cell table:number-columns-repeated="2" office:value-type="float" office:value="1">
            <text:p>1</text:p>
          </table:table-cell>
          <table:table-cell table:formula="oooc:=[.D20]+[.B21]" office:value-type="float" office:value="34.75">
            <text:p>34.75</text:p>
          </table:table-cell>
          <table:table-cell table:formula="oooc:=[.E20]+[.C21]" office:value-type="float" office:value="42.75">
            <text:p>42.75</text:p>
          </table:table-cell>
          <table:table-cell table:formula="oooc:=[.D21]-[.E21]" office:value-type="float" office:value="-8">
            <text:p>-8.00</text:p>
          </table:table-cell>
          <table:table-cell office:value-type="float" office:value="3658">
            <text:p>3658</text:p>
          </table:table-cell>
          <table:table-cell table:formula="oooc:=[.G21]-[.G20]" office:value-type="float" office:value="64">
            <text:p>64</text:p>
          </table:table-cell>
          <table:table-cell table:formula="oooc:=([.G21]-1200)/[.D21]" office:value-type="float" office:value="70.7338129496403">
            <text:p>70.73</text:p>
          </table:table-cell>
          <table:table-cell office:value-type="string">
            <text:p>#17</text:p>
          </table:table-cell>
        </table:table-row>
        <table:table-row table:style-name="ro1">
          <table:table-cell office:value-type="date" office:date-value="2008-01-30">
            <text:p>01/30/08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table:formula="oooc:=[.D21]+[.B22]" office:value-type="float" office:value="36.35">
            <text:p>36.35</text:p>
          </table:table-cell>
          <table:table-cell table:formula="oooc:=[.E21]+[.C22]" office:value-type="float" office:value="43.75">
            <text:p>43.75</text:p>
          </table:table-cell>
          <table:table-cell table:formula="oooc:=[.D22]-[.E22]" office:value-type="float" office:value="-7.4">
            <text:p>-7.40</text:p>
          </table:table-cell>
          <table:table-cell office:value-type="float" office:value="3726">
            <text:p>3726</text:p>
          </table:table-cell>
          <table:table-cell table:formula="oooc:=[.G22]-[.G21]" office:value-type="float" office:value="68">
            <text:p>68</text:p>
          </table:table-cell>
          <table:table-cell table:formula="oooc:=([.G22]-1200)/[.D22]" office:value-type="float" office:value="69.4910591471802">
            <text:p>69.49</text:p>
          </table:table-cell>
          <table:table-cell office:value-type="string">
            <text:p>Good God, won't this sinus infection die?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table:formula="oooc:=[.D22]+[.B23]" office:value-type="float" office:value="37.35">
            <text:p>37.35</text:p>
          </table:table-cell>
          <table:table-cell table:formula="oooc:=[.E22]+[.C23]" office:value-type="float" office:value="44.75">
            <text:p>44.75</text:p>
          </table:table-cell>
          <table:table-cell table:formula="oooc:=[.D23]-[.E23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23]-[.G22]" office:value-type="float" office:value="-62">
            <text:p>-62</text:p>
          </table:table-cell>
          <table:table-cell table:formula="oooc:=([.G23]-1200)/[.D23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style:text-properties fo:color="#00ff00"/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number:number-style style:name="N120P0" style:volatile="true">
      <number:number number:decimal-places="2" number:min-integer-digits="1"/>
    </number:number-style>
    <number:number-style style:name="N120P1" style:volatile="true">
      <style:text-properties fo:color="#ff0000"/>
      <number:text>-</number:text>
      <number:number number:decimal-places="2" number:min-integer-digits="1"/>
    </number:number-style>
    <number:number-style style:name="N120">
      <style:text-properties fo:color="#0000ff"/>
      <number:text>+</number:text>
      <number:number number:decimal-places="2" number:min-integer-digits="1"/>
      <style:map style:condition="value()&gt;0" style:apply-style-name="N120P0"/>
      <style:map style:condition="value()&lt;0" style:apply-style-name="N120P1"/>
    </number:number-style>
    <number:number-style style:name="N122P0" style:volatile="true">
      <number:text>+</number:text>
      <number:number number:decimal-places="2" number:min-integer-digits="1"/>
    </number:number-style>
    <number:number-style style:name="N122">
      <style:text-properties fo:color="#ff0000"/>
      <number:text>-</number:text>
      <number:number number:decimal-places="2" number:min-integer-digits="1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15">09/15/2008</text:date>, <text:time>20:0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1-17T19:56:30</meta:creation-date>
    <dc:date>2008-09-15T20:01:03</dc:date>
    <meta:editing-cycles>195</meta:editing-cycles>
    <meta:editing-duration>P11DT7H3M32S</meta:editing-duration>
    <meta:user-defined meta:name="Info 1"/>
    <meta:user-defined meta:name="Info 2"/>
    <meta:user-defined meta:name="Info 3"/>
    <meta:user-defined meta:name="Info 4"/>
    <meta:document-statistic meta:table-count="9" meta:cell-count="2838"/>
  </office:meta>
</office:document-meta>
</file>